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rlito" svg:font-family="Carlito" style:font-family-generic="swiss" style:font-pitch="variable"/>
    <style:font-face style:name="Carlito1" svg:font-family="Carlito" style:font-adornments="Bold" style:font-family-generic="swiss" style:font-pitch="variable"/>
    <style:font-face style:name="Carlito2" svg:font-family="Carlito" style:font-adornments="Regular" style:font-family-generic="swiss" style:font-pitch="variable"/>
    <style:font-face style:name="Cousine" svg:font-family="Cousine"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2" style:family="table">
      <style:table-properties style:width="6.6931in" table:align="left"/>
    </style:style>
    <style:style style:name="Table2.A" style:family="table-column">
      <style:table-column-properties style:column-width="0.6507in"/>
    </style:style>
    <style:style style:name="Table2.B" style:family="table-column">
      <style:table-column-properties style:column-width="1.4174in"/>
    </style:style>
    <style:style style:name="Table2.C" style:family="table-column">
      <style:table-column-properties style:column-width="4.625in"/>
    </style:style>
    <style:style style:name="Table2.A1" style:family="table-cell">
      <style:table-cell-properties style:vertical-align="middle" fo:padding="0.0382in" fo:border-left="0.5pt solid #000000" fo:border-right="none" fo:border-top="0.5pt solid #000000" fo:border-bottom="0.5pt solid #000000"/>
    </style:style>
    <style:style style:name="Table2.C1" style:family="table-cell">
      <style:table-cell-properties style:vertical-align="middle"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C2" style:family="table-cell">
      <style:table-cell-properties style:vertical-align="middle" fo:padding="0.0382in" fo:border-left="0.5pt solid #000000" fo:border-right="0.5pt solid #000000" fo:border-top="none" fo:border-bottom="0.5pt solid #000000"/>
    </style:style>
    <style:style style:name="P1" style:family="paragraph" style:parent-style-name="Default_7e_LT_7e_Titel">
      <style:paragraph-properties fo:margin-top="0.1654in" fo:margin-bottom="0.1374in" style:contextual-spacing="false" fo:text-align="start" style:justify-single-word="false">
        <style:tab-stops>
          <style:tab-stop style:position="0.9984in"/>
        </style:tab-stops>
      </style:paragraph-properties>
      <style:text-properties officeooo:paragraph-rsid="0016a4ce"/>
    </style:style>
    <style:style style:name="P2" style:family="paragraph" style:parent-style-name="Standard">
      <style:text-properties officeooo:paragraph-rsid="0016a4ce"/>
    </style:style>
    <style:style style:name="P3" style:family="paragraph" style:parent-style-name="Default_7e_LT_7e_Titel">
      <style:paragraph-properties fo:margin-top="0.1654in" fo:margin-bottom="0.1374in" style:contextual-spacing="false" fo:text-align="start" style:justify-single-word="false">
        <style:tab-stops>
          <style:tab-stop style:position="0.8752in"/>
        </style:tab-stops>
      </style:paragraph-properties>
      <style:text-properties officeooo:paragraph-rsid="00289130"/>
    </style:style>
    <style:style style:name="P4" style:family="paragraph" style:parent-style-name="Default_7e_LT_7e_Titel">
      <style:paragraph-properties fo:margin-top="0.1654in" fo:margin-bottom="0.1374in" style:contextual-spacing="false" fo:text-align="start" style:justify-single-word="false">
        <style:tab-stops>
          <style:tab-stop style:position="0.8752in"/>
        </style:tab-stops>
      </style:paragraph-properties>
      <style:text-properties officeooo:paragraph-rsid="0016a4ce"/>
    </style:style>
    <style:style style:name="P5" style:family="paragraph" style:parent-style-name="Standard">
      <style:text-properties officeooo:paragraph-rsid="004ccf35"/>
    </style:style>
    <style:style style:name="P6" style:family="paragraph" style:parent-style-name="Standard">
      <style:paragraph-properties>
        <style:tab-stops>
          <style:tab-stop style:position="0.9984in"/>
        </style:tab-stops>
      </style:paragraph-properties>
      <style:text-properties officeooo:paragraph-rsid="004ccf35"/>
    </style:style>
    <style:style style:name="P7" style:family="paragraph" style:parent-style-name="Standard">
      <style:paragraph-properties>
        <style:tab-stops>
          <style:tab-stop style:position="0.9984in"/>
        </style:tab-stops>
      </style:paragraph-properties>
      <style:text-properties officeooo:paragraph-rsid="0016a4ce"/>
    </style:style>
    <style:style style:name="P8" style:family="paragraph" style:parent-style-name="Text_20_body">
      <style:paragraph-properties fo:break-before="page"/>
      <style:text-properties officeooo:paragraph-rsid="003e313b"/>
    </style:style>
    <style:style style:name="P9" style:family="paragraph" style:parent-style-name="Text_20_body">
      <style:paragraph-properties fo:margin-left="0in" fo:margin-right="0in" fo:margin-top="0in" fo:margin-bottom="0.1in" style:contextual-spacing="false" fo:text-indent="0in" style:auto-text-indent="false"/>
      <style:text-properties style:font-name="Carlito" fo:font-weight="normal" officeooo:rsid="018e4dab" style:font-size-asian="11pt" style:font-weight-asian="normal" style:font-size-complex="11pt" style:font-weight-complex="normal"/>
    </style:style>
    <style:style style:name="P10" style:family="paragraph" style:parent-style-name="Text_20_body">
      <style:paragraph-properties fo:margin-left="0in" fo:margin-right="0in" fo:margin-top="0in" fo:margin-bottom="0.1in" style:contextual-spacing="false" fo:text-indent="0in" style:auto-text-indent="false" fo:padding="0in" fo:border="none"/>
      <style:text-properties style:font-name="Carlito" officeooo:rsid="018e4dab" style:font-size-asian="11pt" style:font-size-complex="11pt"/>
    </style:style>
    <style:style style:name="P11" style:family="paragraph" style:parent-style-name="Text_20_body">
      <style:paragraph-properties fo:margin-left="0in" fo:margin-right="0in" fo:text-indent="0in" style:auto-text-indent="false"/>
      <style:text-properties style:font-name="Carlito" fo:font-weight="normal" officeooo:rsid="018e4dab" style:font-size-asian="11pt" style:font-weight-asian="normal" style:font-size-complex="11pt" style:font-weight-complex="normal"/>
    </style:style>
    <style:style style:name="P12" style:family="paragraph" style:parent-style-name="Text_20_body">
      <style:paragraph-properties fo:margin-left="0in" fo:margin-right="0in" fo:text-indent="0in" style:auto-text-indent="false"/>
      <style:text-properties style:font-name="Carlito" officeooo:rsid="018e4dab" officeooo:paragraph-rsid="003e313b" style:font-size-asian="11pt" style:font-size-complex="11pt"/>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2">
      <style:paragraph-properties>
        <style:tab-stops>
          <style:tab-stop style:position="6.4957in" style:type="right" style:leader-style="dotted" style:leader-text="."/>
        </style:tab-stops>
      </style:paragraph-properties>
    </style:style>
    <style:style style:name="P15" style:family="paragraph" style:parent-style-name="Text_20_body">
      <style:text-properties officeooo:paragraph-rsid="003e313b"/>
    </style:style>
    <style:style style:name="P16" style:family="paragraph" style:parent-style-name="Heading_20_1" style:list-style-name="Numbering_20_123">
      <style:paragraph-properties fo:break-before="page"/>
    </style:style>
    <style:style style:name="P17" style:family="paragraph" style:parent-style-name="Text_20_body">
      <style:paragraph-properties fo:margin-left="0in" fo:margin-right="0in" fo:margin-top="0in" fo:margin-bottom="0.1in" style:contextual-spacing="false" fo:text-indent="0in" style:auto-text-indent="false" fo:padding="0in" fo:border="none"/>
    </style:style>
    <style:style style:name="P18" style:family="paragraph" style:parent-style-name="Text_20_body" style:list-style-name="L1">
      <style:paragraph-properties fo:margin-left="0in" fo:margin-right="0in" fo:margin-top="0in" fo:margin-bottom="0.1in" style:contextual-spacing="false" fo:text-indent="0in" style:auto-text-indent="false" fo:padding="0in" fo:border="none"/>
    </style:style>
    <style:style style:name="P19" style:family="paragraph" style:parent-style-name="Text_20_body">
      <style:paragraph-properties fo:margin-left="0in" fo:margin-right="0in" fo:text-indent="0in" style:auto-text-indent="false"/>
    </style:style>
    <style:style style:name="P20" style:family="paragraph" style:parent-style-name="Heading_20_1" style:list-style-name="Numbering_20_123">
      <style:paragraph-properties fo:break-before="page" fo:keep-with-next="always"/>
      <style:text-properties officeooo:paragraph-rsid="003e313b"/>
    </style:style>
    <style:style style:name="P21" style:family="paragraph" style:parent-style-name="Heading_20_2" style:list-style-name="Numbering_20_123">
      <style:paragraph-properties fo:keep-with-next="always"/>
    </style:style>
    <style:style style:name="P22" style:family="paragraph" style:parent-style-name="Text_20_body">
      <style:paragraph-properties fo:margin-left="0in" fo:margin-right="0in" fo:text-indent="0in" style:auto-text-indent="false" fo:padding="0in" fo:border="none"/>
    </style:style>
    <style:style style:name="P23" style:family="paragraph" style:parent-style-name="Text_20_body" style:list-style-name="L2">
      <style:paragraph-properties fo:margin-left="0in" fo:margin-right="0in" fo:text-indent="0in" style:auto-text-indent="false" fo:padding="0in" fo:border="none"/>
    </style:style>
    <style:style style:name="P24" style:family="paragraph" style:parent-style-name="Text_20_body">
      <style:paragraph-properties fo:margin-left="0in" fo:margin-right="0in" fo:text-indent="0in" style:auto-text-indent="false" fo:padding="0in" fo:border="none"/>
      <style:text-properties style:font-name="Carlito" fo:font-size="11pt" style:font-size-asian="11pt" style:font-size-complex="11pt"/>
    </style:style>
    <style:style style:name="P25" style:family="paragraph" style:parent-style-name="Text_20_body" style:list-style-name="L3">
      <style:paragraph-properties fo:margin-left="0in" fo:margin-right="0in" fo:text-indent="0in" style:auto-text-indent="false" fo:padding="0in" fo:border="none"/>
    </style:style>
    <style:style style:name="P26" style:family="paragraph" style:parent-style-name="Text_20_body" style:list-style-name="L4">
      <style:paragraph-properties fo:margin-left="0in" fo:margin-right="0in" fo:text-indent="0in" style:auto-text-indent="false" fo:padding="0in" fo:border="none"/>
    </style:style>
    <style:style style:name="P27" style:family="paragraph" style:parent-style-name="Text_20_body" style:list-style-name="L4">
      <style:paragraph-properties fo:margin-left="0in" fo:margin-right="0in" fo:text-indent="0in" style:auto-text-indent="false" fo:padding="0in" fo:border="none"/>
      <style:text-properties style:font-name="Carlito" fo:font-size="11pt" style:font-size-asian="11pt" style:font-size-complex="11pt"/>
    </style:style>
    <style:style style:name="P28" style:family="paragraph" style:parent-style-name="Text_20_body" style:list-style-name="L5">
      <style:paragraph-properties fo:margin-left="0in" fo:margin-right="0in" fo:text-indent="0in" style:auto-text-indent="false" fo:padding="0in" fo:border="none"/>
    </style:style>
    <style:style style:name="P29" style:family="paragraph" style:parent-style-name="Text_20_body" style:list-style-name="L5">
      <style:paragraph-properties fo:margin-left="0in" fo:margin-right="0in" fo:text-indent="0in" style:auto-text-indent="false" fo:padding="0in" fo:border="none"/>
      <style:text-properties style:font-name="Carlito" fo:font-size="11pt" style:font-size-asian="11pt" style:font-size-complex="11pt"/>
    </style:style>
    <style:style style:name="P30" style:family="paragraph" style:parent-style-name="Text_20_body" style:list-style-name="L6">
      <style:paragraph-properties fo:margin-left="0in" fo:margin-right="0in" fo:text-indent="0in" style:auto-text-indent="false" fo:padding="0in" fo:border="none"/>
    </style:style>
    <style:style style:name="P31" style:family="paragraph" style:parent-style-name="Text_20_body" style:list-style-name="L6">
      <style:paragraph-properties fo:margin-left="0in" fo:margin-right="0in" fo:text-indent="0in" style:auto-text-indent="false" fo:padding="0in" fo:border="none"/>
      <style:text-properties style:font-name="Carlito" fo:font-size="11pt" style:font-size-asian="11pt" style:font-size-complex="11pt"/>
    </style:style>
    <style:style style:name="P32" style:family="paragraph" style:parent-style-name="Text_20_body" style:list-style-name="L7">
      <style:paragraph-properties fo:margin-left="0in" fo:margin-right="0in" fo:text-indent="0in" style:auto-text-indent="false" fo:padding="0in" fo:border="none"/>
    </style:style>
    <style:style style:name="P33" style:family="paragraph" style:parent-style-name="Text_20_body">
      <style:paragraph-properties fo:margin-left="0in" fo:margin-right="0in" fo:text-indent="0in" style:auto-text-indent="false"/>
      <style:text-properties style:font-name="Carlito2" fo:font-size="11pt"/>
    </style:style>
    <style:style style:name="P34" style:family="paragraph" style:parent-style-name="Text_20_body" style:list-style-name="L8">
      <style:paragraph-properties fo:margin-left="0in" fo:margin-right="0in" fo:text-indent="0in" style:auto-text-indent="false" fo:padding="0in" fo:border="none"/>
    </style:style>
    <style:style style:name="P35" style:family="paragraph" style:parent-style-name="Text_20_body" style:list-style-name="L9">
      <style:paragraph-properties fo:margin-left="0in" fo:margin-right="0in" fo:text-indent="0in" style:auto-text-indent="false" fo:padding="0in" fo:border="none"/>
    </style:style>
    <style:style style:name="P36" style:family="paragraph" style:parent-style-name="Text_20_body" style:list-style-name="L10"/>
    <style:style style:name="P37" style:family="paragraph" style:parent-style-name="Text_20_body" style:list-style-name="L10">
      <style:paragraph-properties fo:margin-left="0in" fo:margin-right="0in" fo:text-indent="0in" style:auto-text-indent="false"/>
    </style:style>
    <style:style style:name="P38" style:family="paragraph" style:parent-style-name="Heading_20_2" style:list-style-name="Numbering_20_123"/>
    <style:style style:name="P39" style:family="paragraph" style:parent-style-name="Text_20_body">
      <style:paragraph-properties fo:margin-left="0in" fo:margin-right="0in" fo:text-indent="0in" style:auto-text-indent="false"/>
      <style:text-properties officeooo:paragraph-rsid="003f69b4"/>
    </style:style>
    <style:style style:name="P40" style:family="paragraph" style:parent-style-name="Text_20_body" style:list-style-name="L11">
      <style:paragraph-properties fo:margin-left="0in" fo:margin-right="0in" fo:text-indent="0in" style:auto-text-indent="false" fo:padding="0in" fo:border="none"/>
    </style:style>
    <style:style style:name="P41" style:family="paragraph" style:parent-style-name="Text_20_body">
      <style:paragraph-properties fo:margin-left="0in" fo:margin-right="0in" fo:text-indent="0in" style:auto-text-indent="false" fo:padding="0in" fo:border="none"/>
      <style:text-properties fo:font-size="11pt" style:font-size-asian="11pt" style:font-size-complex="11pt"/>
    </style:style>
    <style:style style:name="P42" style:family="paragraph" style:parent-style-name="Heading_20_2">
      <style:paragraph-properties fo:margin-left="0in" fo:margin-right="0in" fo:margin-top="0in" fo:margin-bottom="0.1in" style:contextual-spacing="false" fo:line-height="120%" fo:text-indent="0in" style:auto-text-indent="false" fo:padding="0in" fo:border="none"/>
      <style:text-properties style:font-name="Carlito2" fo:font-size="11pt"/>
    </style:style>
    <style:style style:name="P43" style:family="paragraph" style:parent-style-name="Text_20_body" style:list-style-name="L12">
      <style:paragraph-properties fo:margin-left="0in" fo:margin-right="0in" fo:text-indent="0in" style:auto-text-indent="false" fo:padding="0in" fo:border="none"/>
    </style:style>
    <style:style style:name="P44" style:family="paragraph" style:parent-style-name="Text_20_body" style:list-style-name="L13">
      <style:paragraph-properties fo:margin-left="0in" fo:margin-right="0in" fo:text-indent="0in" style:auto-text-indent="false" fo:padding="0in" fo:border="none"/>
    </style:style>
    <style:style style:name="P45" style:family="paragraph" style:parent-style-name="Text_20_body" style:master-page-name="">
      <loext:graphic-properties draw:fill="none"/>
      <style:paragraph-properties fo:margin-left="0.6866in" fo:margin-right="0in" fo:margin-top="0in" fo:margin-bottom="0.1in" style:contextual-spacing="false" fo:line-height="120%" fo:text-indent="-0.1866in" style:auto-text-indent="false" style:page-number="auto" fo:background-color="transparent" fo:padding="0in" fo:border="none"/>
    </style:style>
    <style:style style:name="P46" style:family="paragraph" style:parent-style-name="Heading_20_1" style:list-style-name="Numbering_20_123">
      <style:paragraph-properties fo:break-before="page" fo:keep-with-next="always"/>
    </style:style>
    <style:style style:name="P47" style:family="paragraph" style:parent-style-name="Text_20_body">
      <style:text-properties style:font-name="Carlito" fo:font-size="11pt" style:font-size-asian="11pt" style:font-size-complex="11pt"/>
    </style:style>
    <style:style style:name="P48" style:family="paragraph" style:parent-style-name="Text_20_body" style:list-style-name="L14"/>
    <style:style style:name="P49" style:family="paragraph" style:parent-style-name="Text_20_body">
      <style:paragraph-properties fo:margin-left="0in" fo:margin-right="0in" fo:text-indent="0in" style:auto-text-indent="false" fo:padding="0in" fo:border="none"/>
      <style:text-properties fo:color="#000000" loext:opacity="100%" style:font-name="Carlito" officeooo:rsid="00467ff6" style:font-size-asian="11pt" style:font-size-complex="11pt"/>
    </style:style>
    <style:style style:name="P50" style:family="paragraph" style:parent-style-name="Text_20_body" style:list-style-name="L15">
      <style:paragraph-properties fo:margin-left="0in" fo:margin-right="0in" fo:text-indent="0in" style:auto-text-indent="false" fo:padding="0in" fo:border="none"/>
      <style:text-properties fo:color="#000000" loext:opacity="100%" style:font-name="Carlito" officeooo:rsid="00467ff6" style:font-size-asian="11pt" style:font-size-complex="11pt"/>
    </style:style>
    <style:style style:name="P51" style:family="paragraph" style:parent-style-name="Text_20_body" style:list-style-name="L16">
      <style:paragraph-properties fo:margin-left="0in" fo:margin-right="0in" fo:text-indent="0in" style:auto-text-indent="false" fo:padding="0in" fo:border="none"/>
      <style:text-properties fo:color="#000000" loext:opacity="100%" style:font-name="Carlito" officeooo:rsid="00467ff6" style:font-size-asian="11pt" style:font-size-complex="11pt"/>
    </style:style>
    <style:style style:name="P52" style:family="paragraph" style:parent-style-name="Text_20_body" style:list-style-name="L17">
      <style:paragraph-properties fo:margin-left="0in" fo:margin-right="0in" fo:text-indent="0in" style:auto-text-indent="false" fo:padding="0in" fo:border="none"/>
      <style:text-properties fo:color="#000000" loext:opacity="100%" style:font-name="Carlito" officeooo:rsid="00467ff6" style:font-size-asian="11pt" style:font-size-complex="11pt"/>
    </style:style>
    <style:style style:name="P53" style:family="paragraph" style:parent-style-name="Text_20_body">
      <style:text-properties style:font-name="Carlito" fo:font-size="11pt" officeooo:rsid="00467ff6" officeooo:paragraph-rsid="003e313b" style:font-size-asian="11pt" style:font-size-complex="11pt"/>
    </style:style>
    <style:style style:name="P54" style:family="paragraph" style:parent-style-name="Quotations">
      <style:paragraph-properties fo:margin-left="0in" fo:margin-top="0in" fo:margin-bottom="0.0972in" style:contextual-spacing="false" fo:line-height="120%" fo:text-indent="0in" style:auto-text-indent="false"/>
      <style:text-properties officeooo:paragraph-rsid="003e313b"/>
    </style:style>
    <style:style style:name="P55" style:family="paragraph" style:parent-style-name="Text_20_body">
      <style:paragraph-properties fo:margin-left="0in" fo:margin-right="0in" fo:margin-top="0in" fo:margin-bottom="0.0972in" style:contextual-spacing="false" fo:text-indent="0in" style:auto-text-indent="false" fo:padding="0in" fo:border="none"/>
    </style:style>
    <style:style style:name="P56" style:family="paragraph" style:parent-style-name="Text_20_body">
      <style:paragraph-properties fo:margin-left="0in" fo:margin-right="0in" fo:margin-top="0in" fo:margin-bottom="0.0972in" style:contextual-spacing="false" fo:text-indent="0in" style:auto-text-indent="false" fo:padding="0in" fo:border="none"/>
      <style:text-properties style:font-name="Carlito" fo:font-size="11pt" style:font-size-asian="11pt" style:font-size-complex="11pt"/>
    </style:style>
    <style:style style:name="P57" style:family="paragraph" style:parent-style-name="Text_20_body" style:list-style-name="L18">
      <style:paragraph-properties fo:margin-left="0in" fo:margin-right="0in" fo:text-indent="0in" style:auto-text-indent="false" fo:padding="0in" fo:border="none"/>
    </style:style>
    <style:style style:name="P58" style:family="paragraph" style:parent-style-name="Text_20_body" style:list-style-name="L19">
      <style:paragraph-properties fo:margin-left="0in" fo:margin-right="0in" fo:text-indent="0in" style:auto-text-indent="false" fo:padding="0in" fo:border="none"/>
    </style:style>
    <style:style style:name="P59" style:family="paragraph" style:parent-style-name="Text_20_body" style:list-style-name="L20">
      <style:paragraph-properties fo:margin-left="0in" fo:margin-right="0in" fo:text-indent="0in" style:auto-text-indent="false" fo:padding="0in" fo:border="none"/>
    </style:style>
    <style:style style:name="P60" style:family="paragraph" style:parent-style-name="Text_20_body" style:list-style-name="L21">
      <style:paragraph-properties fo:margin-left="0in" fo:margin-right="0in" fo:text-indent="0in" style:auto-text-indent="false" fo:padding="0in" fo:border="none"/>
    </style:style>
    <style:style style:name="P61" style:family="paragraph" style:parent-style-name="Text_20_body">
      <style:paragraph-properties fo:margin-top="0in" fo:margin-bottom="0.0201in" style:contextual-spacing="false"/>
      <style:text-properties officeooo:paragraph-rsid="003e313b"/>
    </style:style>
    <style:style style:name="P62" style:family="paragraph" style:parent-style-name="Text_20_body">
      <style:paragraph-properties fo:margin-left="0in" fo:margin-right="0in" fo:margin-top="0in" fo:margin-bottom="0.0201in" style:contextual-spacing="false" fo:text-indent="0in" style:auto-text-indent="false" fo:padding="0in" fo:border="none"/>
    </style:style>
    <style:style style:name="P63" style:family="paragraph" style:parent-style-name="Text_20_body">
      <style:text-properties officeooo:paragraph-rsid="00509d84"/>
    </style:style>
    <style:style style:name="P64" style:family="paragraph" style:parent-style-name="Text_20_body">
      <style:paragraph-properties fo:margin-left="0.4925in" fo:text-indent="0in" style:auto-text-indent="false"/>
      <style:text-properties officeooo:paragraph-rsid="00509d84"/>
    </style:style>
    <style:style style:name="P65" style:family="paragraph" style:parent-style-name="Text_20_body">
      <style:paragraph-properties fo:margin-left="0.4925in" fo:margin-right="0in" fo:text-indent="0in" style:auto-text-indent="false"/>
      <style:text-properties officeooo:paragraph-rsid="00509d84"/>
    </style:style>
    <style:style style:name="P66" style:family="paragraph" style:parent-style-name="Text_20_body">
      <style:paragraph-properties fo:margin-left="0in" fo:margin-top="0.1201in" fo:margin-bottom="0.0799in" style:contextual-spacing="false" fo:text-indent="0in" style:auto-text-indent="false"/>
      <style:text-properties officeooo:paragraph-rsid="00509d84"/>
    </style:style>
    <style:style style:name="P67" style:family="paragraph" style:parent-style-name="Text_20_body">
      <style:paragraph-properties fo:margin-left="0.4925in" fo:margin-top="0in" fo:margin-bottom="0.1in" style:contextual-spacing="false" fo:text-indent="0in" style:auto-text-indent="false"/>
      <style:text-properties officeooo:paragraph-rsid="00509d84"/>
    </style:style>
    <style:style style:name="P68" style:family="paragraph" style:parent-style-name="Text_20_body">
      <style:paragraph-properties fo:margin-left="0.4925in" fo:margin-right="0in" fo:margin-top="0in" fo:margin-bottom="0.1in" style:contextual-spacing="false" fo:text-indent="0in" style:auto-text-indent="false"/>
      <style:text-properties style:font-name="Carlito" fo:font-size="11pt" officeooo:paragraph-rsid="00509d84" style:font-size-asian="11pt" style:font-size-complex="11pt"/>
    </style:style>
    <style:style style:name="P69" style:family="paragraph" style:parent-style-name="Text_20_body">
      <style:paragraph-properties fo:margin-left="0.4925in" fo:margin-right="0in" fo:margin-top="0in" fo:margin-bottom="0.1in" style:contextual-spacing="false" fo:text-indent="0in" style:auto-text-indent="false"/>
      <style:text-properties officeooo:paragraph-rsid="00509d84"/>
    </style:style>
    <style:style style:name="P70" style:family="paragraph" style:parent-style-name="Text_20_body">
      <style:paragraph-properties fo:margin-left="0.4925in" fo:margin-right="0in" fo:margin-top="0in" fo:margin-bottom="0.1in" style:contextual-spacing="false" fo:text-indent="0in" style:auto-text-indent="false"/>
      <style:text-properties style:font-name="Carlito" fo:font-size="11pt" officeooo:rsid="00073c3b" officeooo:paragraph-rsid="00509d84" style:font-size-asian="11pt" style:font-size-complex="11pt"/>
    </style:style>
    <style:style style:name="P71" style:family="paragraph" style:parent-style-name="Text_20_body">
      <style:paragraph-properties fo:margin-left="0in" fo:margin-right="0in" fo:margin-top="0in" fo:margin-bottom="0.1in" style:contextual-spacing="false" fo:text-indent="0in" style:auto-text-indent="false"/>
      <style:text-properties style:font-name="Carlito" fo:font-size="11pt" officeooo:rsid="00073c3b" officeooo:paragraph-rsid="00509d84" style:font-size-asian="11pt" style:font-size-complex="11pt"/>
    </style:style>
    <style:style style:name="P72" style:family="paragraph" style:parent-style-name="Text_20_body">
      <style:paragraph-properties fo:margin-left="0in" fo:margin-right="0in" fo:margin-top="0in" fo:margin-bottom="0in" style:contextual-spacing="false" fo:text-indent="0in" style:auto-text-indent="false"/>
      <style:text-properties style:font-name="Carlito" fo:font-size="11pt" officeooo:rsid="0016a4ce" officeooo:paragraph-rsid="005250dd" style:font-size-asian="11pt" style:font-size-complex="11pt"/>
    </style:style>
    <style:style style:name="P73" style:family="paragraph" style:parent-style-name="Heading_20_1" style:list-style-name="Numbering_20_123" style:master-page-name="">
      <style:paragraph-properties style:page-number="auto" fo:break-before="page"/>
      <style:text-properties officeooo:paragraph-rsid="003e313b"/>
    </style:style>
    <style:style style:name="P74" style:family="paragraph" style:parent-style-name="Text_20_body">
      <style:paragraph-properties fo:margin-top="0in" fo:margin-bottom="0in" style:contextual-spacing="false"/>
      <style:text-properties officeooo:paragraph-rsid="004fa971"/>
    </style:style>
    <style:style style:name="P75" style:family="paragraph" style:parent-style-name="Text_20_body">
      <loext:graphic-properties draw:fill="solid" draw:fill-color="#ecfaeb" draw:opacity="100%"/>
      <style:paragraph-properties fo:margin-top="0in" fo:margin-bottom="0in" style:contextual-spacing="false" fo:background-color="#ecfaeb"/>
      <style:text-properties officeooo:paragraph-rsid="004fa971"/>
    </style:style>
    <style:style style:name="P76" style:family="paragraph" style:parent-style-name="Text_20_body">
      <style:text-properties officeooo:paragraph-rsid="004fa971"/>
    </style:style>
    <style:style style:name="P77" style:family="paragraph" style:parent-style-name="Heading_20_1" style:list-style-name="Numbering_20_123" style:master-page-name="">
      <style:paragraph-properties style:page-number="auto" fo:break-before="page" fo:keep-with-next="always"/>
      <style:text-properties officeooo:paragraph-rsid="004fa971"/>
    </style:style>
    <style:style style:name="P78" style:family="paragraph" style:parent-style-name="Text_20_body">
      <style:text-properties style:font-name="Carlito2" fo:font-size="11pt" officeooo:paragraph-rsid="004fa971"/>
    </style:style>
    <style:style style:name="P79" style:family="paragraph" style:parent-style-name="Table_20_Heading">
      <style:paragraph-properties fo:text-align="start" style:justify-single-word="false"/>
      <style:text-properties officeooo:paragraph-rsid="004fa971"/>
    </style:style>
    <style:style style:name="P80" style:family="paragraph" style:parent-style-name="Table_20_Contents">
      <style:paragraph-properties fo:text-align="start" style:justify-single-word="false"/>
      <style:text-properties officeooo:paragraph-rsid="004fa971"/>
    </style:style>
    <style:style style:name="P81" style:family="paragraph" style:parent-style-name="Table_20_Contents">
      <style:paragraph-properties fo:text-align="start" style:justify-single-word="false"/>
      <style:text-properties style:font-name="Carlito" fo:font-size="11pt" officeooo:paragraph-rsid="004fa971" style:font-size-asian="11pt" style:font-size-complex="11pt"/>
    </style:style>
    <style:style style:name="P82" style:family="paragraph" style:parent-style-name="Text_20_body">
      <style:paragraph-properties fo:margin-left="0in" fo:margin-right="0in" fo:margin-top="0in" fo:margin-bottom="0.1in" style:contextual-spacing="false" fo:text-indent="0in" style:auto-text-indent="false"/>
      <style:text-properties style:font-name="Carlito" fo:font-size="11pt" officeooo:rsid="0016a4ce" officeooo:paragraph-rsid="004ccf35" style:font-size-asian="11pt" style:font-size-complex="11pt"/>
    </style:style>
    <style:style style:name="T1" style:family="text">
      <style:text-properties fo:font-family="'Liberation Sans'" style:font-family-generic="roman" style:font-pitch="variable" fo:font-size="13.5pt" fo:font-weight="bold" style:font-size-asian="13.5pt" style:font-weight-asian="bold"/>
    </style:style>
    <style:style style:name="T2"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42pt" fo:font-style="normal" fo:text-shadow="none" style:text-underline-style="none" fo:font-weight="bold" style:letter-kerning="true" style:font-name-asian="Noto Sans" style:font-size-asian="42pt" style:font-style-asian="normal" style:font-weight-asian="bold" style:font-name-complex="Noto Sans" style:font-size-complex="42pt" style:font-style-complex="normal" style:text-emphasize="none"/>
    </style:style>
    <style:style style:name="T3"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42pt" fo:font-style="normal" fo:text-shadow="none" style:text-underline-style="none" fo:font-weight="bold" officeooo:rsid="002c52c5" style:letter-kerning="true" style:font-name-asian="Noto Sans" style:font-size-asian="42pt" style:font-style-asian="normal" style:font-weight-asian="bold" style:font-name-complex="Noto Sans" style:font-size-complex="42pt" style:font-style-complex="normal" style:text-emphasize="none"/>
    </style:style>
    <style:style style:name="T4" style:family="text">
      <style:text-properties fo:font-family="'Liberation Sans'" style:font-family-generic="roman" style:font-pitch="variable" fo:font-size="42pt" fo:font-weight="bold" style:font-size-asian="42pt" style:font-weight-asian="bold" style:font-size-complex="42pt"/>
    </style:style>
    <style:style style:name="T5" style:family="text">
      <style:text-properties fo:font-family="'Liberation Sans'" style:font-family-generic="roman" style:font-pitch="variable" fo:font-size="31.5pt" fo:font-weight="bold" style:font-size-asian="31.5pt" style:font-weight-asian="bold" style:font-size-complex="31.5pt"/>
    </style:style>
    <style:style style:name="T6" style:family="text">
      <style:text-properties fo:font-family="'Liberation Sans'" style:font-family-generic="roman" style:font-pitch="variable" fo:font-size="26pt" style:font-size-asian="26pt" style:font-size-complex="26pt"/>
    </style:style>
    <style:style style:name="T7" style:family="text">
      <style:text-properties style:font-name="Carlito" fo:font-size="42pt" fo:font-style="normal" fo:font-weight="bold" officeooo:rsid="0016a4ce" style:font-size-asian="42pt" style:font-style-asian="normal" style:font-weight-asian="bold" style:font-size-complex="42pt" style:font-style-complex="normal"/>
    </style:style>
    <style:style style:name="T8" style:family="text">
      <style:text-properties style:font-name="Carlito" fo:font-size="26pt" fo:font-style="normal" fo:font-weight="bold" officeooo:rsid="001145aa" style:font-size-asian="26pt" style:font-style-asian="normal" style:font-weight-asian="bold" style:font-size-complex="26pt" style:font-style-complex="normal"/>
    </style:style>
    <style:style style:name="T9" style:family="text">
      <style:text-properties style:font-name="Carlito" fo:font-size="26pt" fo:font-style="normal" fo:font-weight="bold" officeooo:rsid="00225e3a" style:font-size-asian="26pt" style:font-style-asian="normal" style:font-weight-asian="bold" style:font-size-complex="26pt" style:font-style-complex="normal" style:font-weight-complex="bold"/>
    </style:style>
    <style:style style:name="T10" style:family="text">
      <style:text-properties style:font-name="Carlito" fo:font-size="26pt" style:font-size-asian="26pt" style:font-size-complex="26pt"/>
    </style:style>
    <style:style style:name="T11" style:family="text">
      <style:text-properties style:font-name="Carlito" fo:font-size="11pt" fo:font-weight="normal" style:font-size-asian="11pt" style:font-weight-asian="normal" style:font-size-complex="11pt" style:font-weight-complex="normal"/>
    </style:style>
    <style:style style:name="T12" style:family="text">
      <style:text-properties style:font-name="Carlito" fo:font-size="11pt" fo:font-style="normal" fo:font-weight="normal" officeooo:rsid="00c53327" style:font-size-asian="11pt" style:font-style-asian="normal" style:font-weight-asian="normal" style:font-size-complex="11pt" style:font-style-complex="normal" style:font-weight-complex="normal"/>
    </style:style>
    <style:style style:name="T13" style:family="text">
      <style:text-properties style:font-name="Carlito" fo:font-size="11pt" fo:font-style="italic" fo:font-weight="normal" officeooo:rsid="000fa486" style:font-size-asian="11pt" style:font-style-asian="italic" style:font-weight-asian="normal" style:font-size-complex="11pt" style:font-style-complex="italic" style:font-weight-complex="normal"/>
    </style:style>
    <style:style style:name="T14" style:family="text">
      <style:text-properties style:font-name="Carlito" fo:font-size="11pt" fo:font-style="italic" fo:font-weight="normal" officeooo:rsid="004df9ea" style:font-size-asian="11pt" style:font-style-asian="italic" style:font-weight-asian="normal" style:font-size-complex="11pt" style:font-style-complex="italic" style:font-weight-complex="normal"/>
    </style:style>
    <style:style style:name="T15" style:family="text">
      <style:text-properties style:font-name="Carlito" fo:font-size="11pt" fo:font-style="italic" fo:font-weight="normal" officeooo:rsid="00c53327" style:font-size-asian="11pt" style:font-style-asian="italic" style:font-weight-asian="normal" style:font-size-complex="11pt" style:font-style-complex="italic" style:font-weight-complex="normal"/>
    </style:style>
    <style:style style:name="T16" style:family="text">
      <style:text-properties style:font-name="Carlito" fo:font-size="11pt" fo:font-style="italic" fo:font-weight="normal" officeooo:rsid="00e84ca5" style:font-size-asian="11pt" style:font-style-asian="italic" style:font-weight-asian="normal" style:font-size-complex="11pt" style:font-style-complex="italic" style:font-weight-complex="normal"/>
    </style:style>
    <style:style style:name="T17" style:family="text">
      <style:text-properties style:font-name="Carlito" fo:font-size="11pt" fo:font-style="italic" fo:font-weight="normal" officeooo:rsid="017e4bc6" style:font-size-asian="11pt" style:font-style-asian="italic" style:font-weight-asian="normal" style:font-size-complex="11pt" style:font-style-complex="italic" style:font-weight-complex="normal"/>
    </style:style>
    <style:style style:name="T18" style:family="text">
      <style:text-properties style:font-name="Carlito" fo:font-size="11pt" fo:font-style="normal" fo:font-weight="normal" officeooo:rsid="017e4bc6" style:font-size-asian="11pt" style:font-style-asian="normal" style:font-weight-asian="normal" style:font-size-complex="11pt" style:font-style-complex="normal" style:font-weight-complex="normal"/>
    </style:style>
    <style:style style:name="T19" style:family="text">
      <style:text-properties fo:font-size="18pt" style:font-size-asian="18pt" style:font-size-complex="18pt"/>
    </style:style>
    <style:style style:name="T20" style:family="text">
      <style:text-properties style:font-name="Carlito" fo:font-size="11pt"/>
    </style:style>
    <style:style style:name="T21" style:family="text">
      <style:text-properties style:font-name="Carlito" fo:font-size="11pt" loext:padding="0in" loext:border="none"/>
    </style:style>
    <style:style style:name="T22" style:family="text">
      <style:text-properties style:font-name="Carlito" officeooo:rsid="018e4dab" style:font-size-asian="11pt" style:font-size-complex="11pt"/>
    </style:style>
    <style:style style:name="T23" style:family="text">
      <style:text-properties style:font-name="Carlito" fo:font-size="18pt" officeooo:rsid="018e4dab" style:font-name-asian="Source Han Sans CN Regular" style:font-size-asian="18pt" style:font-name-complex="Lohit Devanagari" style:font-size-complex="18pt"/>
    </style:style>
    <style:style style:name="T24" style:family="text">
      <style:text-properties loext:padding="0in" loext:border="none"/>
    </style:style>
    <style:style style:name="T25" style:family="text">
      <style:text-properties style:font-name-asian="Source Han Sans CN Regular" style:font-name-complex="Lohit Devanagari"/>
    </style:style>
    <style:style style:name="T26" style:family="text">
      <style:text-properties style:font-name="Carlito" fo:font-size="11pt" style:font-size-asian="11pt" style:font-size-complex="11pt"/>
    </style:style>
    <style:style style:name="T27" style:family="text">
      <style:text-properties style:font-name="Carlito" fo:font-size="11pt" style:font-size-asian="11pt" style:font-size-complex="11pt" loext:padding="0in" loext:border="none"/>
    </style:style>
    <style:style style:name="T28" style:family="text">
      <style:text-properties style:font-name="Liberation Sans" style:font-name-asian="Source Han Sans CN Regular" style:font-name-complex="Lohit Devanagari"/>
    </style:style>
    <style:style style:name="T29" style:family="text">
      <style:text-properties fo:font-size="11pt" style:font-size-asian="11pt" style:font-size-complex="11pt"/>
    </style:style>
    <style:style style:name="T30" style:family="text">
      <style:text-properties fo:font-size="11pt" style:font-size-asian="11pt" style:font-size-complex="11pt" loext:padding="0in" loext:border="none"/>
    </style:style>
    <style:style style:name="T31" style:family="text">
      <style:text-properties fo:font-weight="normal" style:font-weight-asian="normal" style:font-weight-complex="normal"/>
    </style:style>
    <style:style style:name="T32" style:family="text">
      <style:text-properties fo:color="#000000" loext:opacity="100%" style:font-name-asian="Source Han Sans CN Regular" style:font-name-complex="Lohit Devanagari"/>
    </style:style>
    <style:style style:name="T33" style:family="text">
      <style:text-properties officeooo:rsid="004fa971"/>
    </style:style>
    <style:style style:name="T34" style:family="text">
      <style:text-properties fo:font-size="13pt" style:font-size-asian="13pt" style:font-size-complex="13pt"/>
    </style:style>
    <style:style style:name="T35" style:family="text">
      <style:text-properties style:font-name="Carlito" fo:font-size="13pt" style:font-size-asian="13pt" style:font-size-complex="13pt"/>
    </style:style>
    <style:style style:name="T36" style:family="text">
      <style:text-properties style:font-name="Carlito" fo:font-size="11pt" fo:font-weight="normal" officeooo:rsid="00073c3b" style:font-size-asian="11pt" style:font-weight-asian="normal" style:font-size-complex="11pt" style:font-weight-complex="normal"/>
    </style:style>
    <style:style style:name="T37" style:family="text">
      <style:text-properties style:font-name="Carlito" fo:font-size="11pt" officeooo:rsid="00073c3b" style:font-size-asian="11pt" style:font-size-complex="11pt"/>
    </style:style>
    <style:style style:name="T38" style:family="text">
      <style:text-properties fo:font-family="Cousine" style:font-family-generic="modern" style:font-pitch="fixed" fo:font-size="7pt" fo:font-weight="normal" officeooo:rsid="006afbd5" style:font-size-asian="7pt" style:font-weight-asian="normal" style:font-size-complex="7pt" style:font-weight-complex="normal"/>
    </style:style>
    <style:style style:name="T39" style:family="text">
      <style:text-properties fo:font-family="Cousine" style:font-family-generic="modern" style:font-pitch="fixed" fo:font-size="7pt" fo:font-weight="bold" officeooo:rsid="006afbd5" style:font-size-asian="7pt" style:font-weight-asian="bold" style:font-size-complex="7pt" style:font-weight-complex="bold"/>
    </style:style>
    <style:style style:name="T40" style:family="text">
      <style:text-properties officeooo:rsid="0043a23e"/>
    </style:style>
    <style:style style:name="T41" style:family="text">
      <style:text-properties style:font-name="Carlito" fo:font-size="11pt" officeooo:rsid="00509d84" style:font-name-asian="Source Han Sans CN Regular" style:font-size-asian="11pt" style:font-name-complex="Lohit Devanagari" style:font-size-complex="11pt"/>
    </style:style>
    <style:style style:name="T42" style:family="text">
      <style:text-properties style:font-name="Carlito" fo:font-size="11pt" fo:font-weight="normal" officeooo:rsid="00509d84" style:font-name-asian="Source Han Sans CN Regular" style:font-size-asian="11pt" style:font-weight-asian="normal" style:font-name-complex="Lohit Devanagari" style:font-size-complex="11pt" style:font-weight-complex="normal"/>
    </style:style>
    <style:style style:name="T43" style:family="text">
      <style:text-properties style:font-name="Carlito" fo:font-size="11pt" fo:font-weight="normal" officeooo:rsid="0016a4ce" style:font-name-asian="Source Han Sans CN Regular" style:font-size-asian="11pt" style:font-weight-asian="normal" style:font-name-complex="Lohit Devanagari" style:font-size-complex="11pt" style:font-weight-complex="normal"/>
    </style:style>
    <style:style style:name="T44" style:family="text">
      <style:text-properties style:font-name="Carlito" fo:font-size="11pt" fo:font-weight="normal" officeooo:rsid="006cef39" style:font-name-asian="Source Han Sans CN Regular" style:font-size-asian="11pt" style:font-weight-asian="normal" style:font-name-complex="Lohit Devanagari" style:font-size-complex="11pt" style:font-weight-complex="normal"/>
    </style:style>
    <style:style style:name="T45" style:family="text">
      <style:text-properties style:font-name="Carlito" fo:font-size="11pt" fo:font-weight="normal" officeooo:rsid="00377f04" style:font-name-asian="Source Han Sans CN Regular" style:font-size-asian="11pt" style:font-weight-asian="normal" style:font-name-complex="Lohit Devanagari" style:font-size-complex="11pt" style:font-weight-complex="normal"/>
    </style:style>
    <style:style style:name="T46" style:family="text">
      <style:text-properties fo:font-size="11pt" officeooo:rsid="0016a4ce" style:font-name-asian="Source Han Sans CN Regular" style:font-size-asian="11pt" style:font-name-complex="Lohit Devanagari" style:font-size-complex="11pt"/>
    </style:style>
    <style:style style:name="T47" style:family="text">
      <style:text-properties fo:font-family="Cousine" style:font-family-generic="modern" style:font-pitch="fixed" fo:font-size="10pt" fo:font-weight="bold" officeooo:rsid="002c2743" style:font-name-asian="Source Han Sans CN Regular" style:font-size-asian="10pt" style:font-weight-asian="bold" style:font-name-complex="Lohit Devanagari" style:font-size-complex="10pt" style:font-weight-complex="bold"/>
    </style:style>
    <style:style style:name="T48" style:family="text">
      <style:text-properties fo:color="#0369a3" loext:opacity="100%" style:text-underline-style="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date-style style:name="N10049" number:language="fr" number:country="FR">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Emphasis"><text:span text:style-name="T2">[</text:span></text:span><text:span text:style-name="Emphasis"><text:span text:style-name="T3">C</text:span></text:span><text:span text:style-name="Emphasis"><text:span text:style-name="T2">ompan</text:span></text:span><text:span text:style-name="Emphasis"><text:span text:style-name="T3">iX]</text:span></text:span><text:span text:style-name="T4">™</text:span><text:span text:style-name="T5"><text:line-break/> <text:s text:c="7"/></text:span><text:span text:style-name="T6">Inspired by life, for life.</text:span></text:p>
      <text:p text:style-name="P2"/>
      <text:p text:style-name="P2"/>
      <text:p text:style-name="P2"/>
      <text:p text:style-name="P2"/>
      <text:p text:style-name="P2"/>
      <text:p text:style-name="P2"/>
      <text:p text:style-name="P2"/>
      <text:p text:style-name="P2"/>
      <text:p text:style-name="P2"/>
      <text:p text:style-name="P2"/>
      <text:p text:style-name="P3" loext:marker-style-name="T1"><text:span text:style-name="Emphasis"><text:span text:style-name="T7">Agronomic Validation Dossier</text:span></text:span></text:p>
      <text:p text:style-name="P4" loext:marker-style-name="T1"><text:span text:style-name="Emphasis"><text:span text:style-name="T8"/></text:span></text:p>
      <text:p text:style-name="P3" loext:marker-style-name="T1"><text:span text:style-name="Emphasis"><text:span text:style-name="T9">Validation of the JSON Structure Representing a Full Crop Cycle</text:span></text:span></text:p>
      <text:p text:style-name="P2"><text:span text:style-name="Emphasis"><text:span text:style-name="T10"/></text:span></text:p>
      <text:p text:style-name="P2"><text:span text:style-name="Emphasis"><text:span text:style-name="T10"/></text:span></text:p>
      <text:p text:style-name="P2"><text:span text:style-name="Emphasis"><text:span text:style-name="T10"/></text:span></text:p>
      <text:p text:style-name="P5"><text:span text:style-name="Emphasis"><text:span text:style-name="T11">Supported by Innosuisse</text:span></text:span></text:p>
      <text:p text:style-name="P6"><text:span text:style-name="Strong_20_Emphasis"><text:span text:style-name="T12"/></text:span></text:p>
      <text:p text:style-name="P6"><text:bookmark-start text:name="__RefHeading___Toc1875_1307989625"/><text:span text:style-name="Strong_20_Emphasis"><text:span text:style-name="T13">Version : </text:span></text:span><text:span text:style-name="Strong_20_Emphasis"><text:span text:style-name="T14">3</text:span></text:span><text:span text:style-name="Strong_20_Emphasis"><text:span text:style-name="T15">.</text:span></text:span><text:span text:style-name="Strong_20_Emphasis"><text:span text:style-name="T16"><text:editing-cycles>4</text:editing-cycles></text:span></text:span><text:span text:style-name="Strong_20_Emphasis"><text:span text:style-name="T16"> - </text:span></text:span><text:span text:style-name="Strong_20_Emphasis"><text:span text:style-name="T15"><text:modification-date style:data-style-name="N10049">2026-03-24</text:modification-date></text:span></text:span><text:span text:style-name="Strong_20_Emphasis"><text:span text:style-name="T12"><text:line-break/></text:span></text:span><text:span text:style-name="Strong_20_Emphasis"><text:span text:style-name="T17">Background IP : Jan Affolter ITS (CHE‑104.801.264), owner of the CompaniX project.</text:span></text:span><text:bookmark-end text:name="__RefHeading___Toc1875_1307989625"/></text:p>
      <text:p text:style-name="P7"><text:span text:style-name="Strong_20_Emphasis"><text:span text:style-name="T18"/></text:span></text:p>
      <text:p text:style-name="P8"><text:span text:style-name="Strong_20_Emphasis"><text:span text:style-name="T19">Foreword</text:span></text:span></text:p>
      <text:p text:style-name="P9"><text:span text:style-name="T20">Modern agriculture requires tools capable of describing </text:span><text:span text:style-name="Strong_20_Emphasis"><text:span text:style-name="T21">agronomic reality with precision</text:span></text:span><text:span text:style-name="T20">, without unnecessary complexity or interpretation. In a context where farming operations seek to understand </text:span><text:span text:style-name="Strong_20_Emphasis"><text:span text:style-name="T21">performance gaps between seemingly similar plots</text:span></text:span><text:span text:style-name="T20">, the ability to </text:span><text:span text:style-name="Strong_20_Emphasis"><text:span text:style-name="T21">document what the crop actually experienced</text:span></text:span><text:span text:style-name="T20"> becomes essential.</text:span></text:p>
      <text:p text:style-name="P10"><text:span text:style-name="T20">The </text:span><text:span text:style-name="Strong_20_Emphasis"><text:span text:style-name="T21">CIF – Cycle Invariant File</text:span></text:span><text:span text:style-name="T20"> meets this requirement. It is a </text:span><text:span text:style-name="Strong_20_Emphasis"><text:span text:style-name="T21">standardized JSON format</text:span></text:span><text:span text:style-name="T20"> designed to </text:span><text:span text:style-name="Strong_20_Emphasis"><text:span text:style-name="T21">capture the agronomic invariants</text:span></text:span><text:span text:style-name="T20"> of a crop cycle, organized by </text:span><text:span text:style-name="Strong_20_Emphasis"><text:span text:style-name="T21">physiological stages</text:span></text:span><text:span text:style-name="T20">. The CIF does not model, predict, or simulate: it </text:span><text:span text:style-name="Strong_20_Emphasis"><text:span text:style-name="T21">observes, structures, and documents</text:span></text:span><text:span text:style-name="T20"> the cycle exactly as it unfolded.</text:span></text:p>
      <text:p text:style-name="P10"><text:span text:style-name="Strong_20_Emphasis"><text:span text:style-name="T21">Version 3.0</text:span></text:span><text:span text:style-name="T20"> of the CIF introduces several </text:span><text:span text:style-name="Strong_20_Emphasis"><text:span text:style-name="T21">key agronomic blocks</text:span></text:span><text:span text:style-name="T20">:<text:line-break/>– a </text:span><text:span text:style-name="Strong_20_Emphasis"><text:span text:style-name="T21">detailed integration of soil nature</text:span></text:span><text:span text:style-name="T20"> via the </text:span><text:span text:style-name="Source_20_Text"><text:span text:style-name="T21">"soil_analysis"</text:span></text:span><text:span text:style-name="T20"> block,<text:line-break/>– </text:span><text:span text:style-name="Strong_20_Emphasis"><text:span text:style-name="T21">synthetic varietal characteristics</text:span></text:span><text:span text:style-name="T20"> via </text:span><text:span text:style-name="Source_20_Text"><text:span text:style-name="T21">"variety_traits"</text:span></text:span><text:span text:style-name="T20">,<text:line-break/>– </text:span><text:span text:style-name="Strong_20_Emphasis"><text:span text:style-name="T21">growth indicators structured by stage</text:span></text:span><text:span text:style-name="T20"> via </text:span><text:span text:style-name="Source_20_Text"><text:span text:style-name="T21">"growthmetrics"</text:span></text:span><text:span text:style-name="T20">,<text:line-break/>– as well as </text:span><text:span text:style-name="Strong_20_Emphasis"><text:span text:style-name="T21">summary blocks for yield and limiting factors</text:span></text:span><text:span text:style-name="T20"> via </text:span><text:span text:style-name="Source_20_Text"><text:span text:style-name="T21">"yield_breakdown"</text:span></text:span><text:span text:style-name="T20"> and </text:span><text:span text:style-name="Source_20_Text"><text:span text:style-name="T21">"yield_summary"</text:span></text:span><text:span text:style-name="T20">.</text:span></text:p>
      <text:p text:style-name="P10"><text:span text:style-name="T20">These additions strengthen the </text:span><text:span text:style-name="Strong_20_Emphasis"><text:span text:style-name="T21">explanatory capacity</text:span></text:span><text:span text:style-name="T20"> of the CIF while remaining </text:span><text:span text:style-name="Strong_20_Emphasis"><text:span text:style-name="T21">readable and directly exploitable</text:span></text:span><text:span text:style-name="T20"> by agronomists and institutions.</text:span></text:p>
      <text:p text:style-name="P10"><text:span text:style-name="Strong_20_Emphasis"><text:span text:style-name="T21">Detailed soil analyses</text:span></text:span><text:span text:style-name="T20"> (texture, pH, CEC, organic matter, macro- and micronutrients) are carried out by </text:span><text:span text:style-name="Strong_20_Emphasis"><text:span text:style-name="T21">specialized laboratories</text:span></text:span><text:span text:style-name="T20"> and integrated into the CIF via the </text:span><text:span text:style-name="Source_20_Text"><text:span text:style-name="T21">"soil_analysis"</text:span></text:span><text:span text:style-name="T20"> block, which provides a </text:span><text:span text:style-name="Strong_20_Emphasis"><text:span text:style-name="T21">structured and agronomically exploitable representation</text:span></text:span><text:span text:style-name="T20">. The raw datasets can remain in the laboratory systems, while CIF 3.0 retains the information necessary for </text:span><text:span text:style-name="Strong_20_Emphasis"><text:span text:style-name="T21">multi-plot comparison and agronomic interpretation</text:span></text:span><text:span text:style-name="T20">.</text:span></text:p>
      <text:p text:style-name="P10"><text:span text:style-name="T20">The CIF thus contains structured data designed to </text:span><text:span text:style-name="Strong_20_Emphasis"><text:span text:style-name="T21">empower farmers, agronomists, and agricultural authorities</text:span></text:span><text:span text:style-name="T20"> in their choices and decisions, in order to </text:span><text:span text:style-name="Strong_20_Emphasis"><text:span text:style-name="T21">optimize the yield</text:span></text:span><text:span text:style-name="T20"> of an agricultural area.</text:span></text:p>
      <text:p text:style-name="P10"><text:span text:style-name="T20">The purpose of the CIF is therefore primarily oriented towards </text:span><text:span text:style-name="Strong_20_Emphasis"><text:span text:style-name="T21">reporting and decision-making</text:span></text:span><text:span text:style-name="T20">, rather than direct in-field operations. However, the same </text:span><text:span text:style-name="Strong_20_Emphasis"><text:span text:style-name="T21">sensors and field tools</text:span></text:span><text:span text:style-name="T20"> deployed to produce the CIF invariants can also be used for </text:span><text:span text:style-name="Strong_20_Emphasis"><text:span text:style-name="T21">precision operations</text:span></text:span><text:span text:style-name="T20"> – precision irrigation and/or treatments, whether automated, drone-based, or manual – for example by dividing a field into </text:span><text:span text:style-name="Strong_20_Emphasis"><text:span text:style-name="T21">20×20 m zones</text:span></text:span><text:span text:style-name="T20">.</text:span></text:p>
      <text:p text:style-name="P10"><text:span text:style-name="T20">Furthermore, as this data is available </text:span><text:span text:style-name="Strong_20_Emphasis"><text:span text:style-name="T21">in real-time</text:span></text:span><text:span text:style-name="T20">, it allows the farmer or agronomist to go </text:span><text:span text:style-name="Strong_20_Emphasis"><text:span text:style-name="T21">directly to the affected area</text:span></text:span><text:span text:style-name="T20"> to evaluate the actions to be taken. This significantly </text:span><text:span text:style-name="Strong_20_Emphasis"><text:span text:style-name="T21">increases the efficiency of problem detection and treatment</text:span></text:span><text:span text:style-name="T20">, while reducing the </text:span><text:span text:style-name="Strong_20_Emphasis"><text:span text:style-name="T21">risk of missing it entirely</text:span></text:span><text:span text:style-name="T20"> if the inspection were to be done randomly or through simple sampling.</text:span></text:p>
      <text:p text:style-name="P10"><text:span text:style-name="T20">This document presents the </text:span><text:span text:style-name="Strong_20_Emphasis"><text:span text:style-name="T21">complete structure of CIF 3.0</text:span></text:span><text:span text:style-name="T20"> and requests a </text:span><text:span text:style-name="Strong_20_Emphasis"><text:span text:style-name="T21">formal agronomic validation</text:span></text:span><text:span text:style-name="T20">. It is addressed to </text:span><text:span text:style-name="Strong_20_Emphasis"><text:span text:style-name="T21">cooperatives, technical institutes, agronomists, and advisors</text:span></text:span><text:span text:style-name="T20">, and aims to establish a </text:span><text:span text:style-name="Strong_20_Emphasis"><text:span text:style-name="T21">common methodological foundation</text:span></text:span><text:span text:style-name="T20"> for the objective analysis of crop performance.</text:span></text:p>
      <text:p text:style-name="P11"/>
      <text:p text:style-name="P12"><text:span text:style-name="Strong_20_Emphasis"><text:span text:style-name="T22"/></text:span></text:p>
      <text:p text:style-name="P8"><text:span text:style-name="Strong_20_Emphasis"><text:span text:style-name="T23">Table of Contents</text:span></text:span></text:p>
      <text:table-of-content text:style-name="Sect1" text:protected="true" text:name="Table of Contents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_Toc4246_3760442507" office:name="Purpose of the Document" text:style-name="Index_20_Link" text:visited-style-name="Index_20_Link"><text:s/>1 Purpose of the Document<text:tab/>4</text:a></text:p>
          <text:p text:style-name="P13"><text:a xlink:type="simple" xlink:href="#__RefHeading___Toc23164_668124403" office:name="Role and Scope of the CIF" text:style-name="Index_20_Link" text:visited-style-name="Index_20_Link"><text:s/>2 Role and Scope of the CIF<text:tab/>5</text:a></text:p>
          <text:p text:style-name="P14"><text:a xlink:type="simple" xlink:href="#__RefHeading___Toc20730_337925500" office:name="What CIF 3.0 Captures" text:style-name="Index_20_Link" text:visited-style-name="Index_20_Link"><text:s/>2.1 What CIF 3.0 Captures<text:tab/>5</text:a></text:p>
          <text:p text:style-name="P14"><text:a xlink:type="simple" xlink:href="#__RefHeading___Toc10789_2099299435" office:name="What the CIF does not capture" text:style-name="Index_20_Link" text:visited-style-name="Index_20_Link"><text:s/>2.2 What the CIF does not capture<text:tab/>7</text:a></text:p>
          <text:p text:style-name="P14"><text:a xlink:type="simple" xlink:href="#__RefHeading___Toc10791_2099299435" office:name="Role of the CIF within the CompaniX system" text:style-name="Index_20_Link" text:visited-style-name="Index_20_Link"><text:s/>2.3 Role of the CIF within the CompaniX system<text:tab/>7</text:a></text:p>
          <text:p text:style-name="P13"><text:a xlink:type="simple" xlink:href="#__RefHeading___Toc23172_668124403" office:name="General Structure of the JSON" text:style-name="Index_20_Link" text:visited-style-name="Index_20_Link"><text:s/>3 General Structure of the JSON<text:tab/>8</text:a></text:p>
          <text:p text:style-name="P14"><text:a xlink:type="simple" xlink:href="#__RefHeading___Toc10793_2099299435" office:name="Physiological Stages" text:style-name="Index_20_Link" text:visited-style-name="Index_20_Link"><text:s/>3.1 Physiological Stages<text:tab/>8</text:a></text:p>
          <text:p text:style-name="P14"><text:a xlink:type="simple" xlink:href="#__RefHeading___Toc20732_337925500" office:name="Soil Invariants" text:style-name="Index_20_Link" text:visited-style-name="Index_20_Link"><text:s/>3.2 Soil Invariants<text:tab/>8</text:a></text:p>
          <text:p text:style-name="P14"><text:a xlink:type="simple" xlink:href="#__RefHeading___Toc20734_337925500" office:name="Climatic Invariants" text:style-name="Index_20_Link" text:visited-style-name="Index_20_Link"><text:s/>3.3 Climatic Invariants<text:tab/>8</text:a></text:p>
          <text:p text:style-name="P14"><text:a xlink:type="simple" xlink:href="#__RefHeading___Toc20736_337925500" office:name="Variability Invariants" text:style-name="Index_20_Link" text:visited-style-name="Index_20_Link"><text:s/>3.4 Variability Invariants<text:tab/>9</text:a></text:p>
          <text:p text:style-name="P14"><text:a xlink:type="simple" xlink:href="#__RefHeading___Toc20738_337925500" office:name="Biotic Stress Invariants" text:style-name="Index_20_Link" text:visited-style-name="Index_20_Link"><text:s/>3.5 Biotic Stress Invariants<text:tab/>9</text:a></text:p>
          <text:p text:style-name="P14"><text:a xlink:type="simple" xlink:href="#__RefHeading___Toc20740_337925500" office:name="Management Invariants" text:style-name="Index_20_Link" text:visited-style-name="Index_20_Link"><text:s/>3.6 Management Invariants<text:tab/>9</text:a></text:p>
          <text:p text:style-name="P14"><text:a xlink:type="simple" xlink:href="#__RefHeading___Toc20742_337925500" office:name="Completeness" text:style-name="Index_20_Link" text:visited-style-name="Index_20_Link"><text:s/>3.7 Completeness<text:tab/>10</text:a></text:p>
          <text:p text:style-name="P14"><text:a xlink:type="simple" xlink:href="#__RefHeading___Toc20744_337925500" office:name="Previous Crop" text:style-name="Index_20_Link" text:visited-style-name="Index_20_Link"><text:s/>3.8 Previous Crop<text:tab/>10</text:a></text:p>
          <text:p text:style-name="P14"><text:a xlink:type="simple" xlink:href="#__RefHeading___Toc20746_337925500" office:name="Irrigation" text:style-name="Index_20_Link" text:visited-style-name="Index_20_Link"><text:s/>3.9 Irrigation<text:tab/>10</text:a></text:p>
          <text:p text:style-name="P13"><text:a xlink:type="simple" xlink:href="#__RefHeading___Toc10811_2099299435" office:name="Why the CIF Represents a Major Advancement" text:style-name="Index_20_Link" text:visited-style-name="Index_20_Link"><text:s/>4 Why the CIF Represents a Major Advancement<text:tab/>11</text:a></text:p>
          <text:p text:style-name="P13"><text:a xlink:type="simple" xlink:href="#__RefHeading___Toc20748_337925500" office:name="Benefits of the CIF for Farmers" text:style-name="Index_20_Link" text:visited-style-name="Index_20_Link"><text:s/>5 Benefits of the CIF for Farmers<text:tab/>12</text:a></text:p>
          <text:p text:style-name="P13"><text:a xlink:type="simple" xlink:href="#__RefHeading___Toc20750_337925500" office:name="Benefits of the CIF for Agronomists" text:style-name="Index_20_Link" text:visited-style-name="Index_20_Link"><text:s/>6 Benefits of the CIF for Agronomists<text:tab/>14</text:a></text:p>
          <text:p text:style-name="P13"><text:a xlink:type="simple" xlink:href="#__RefHeading___Toc10827_2099299435" office:name="Benefits of the CIF for Agricultural Authorities" text:style-name="Index_20_Link" text:visited-style-name="Index_20_Link"><text:s/>7 Benefits of the CIF for Agricultural Authorities<text:tab/>15</text:a></text:p>
          <text:p text:style-name="P13"><text:a xlink:type="simple" xlink:href="#__RefHeading___Toc20752_337925500" office:name="The Foundation of the Vision" text:style-name="Index_20_Link" text:visited-style-name="Index_20_Link"><text:s/>8 The Foundation of the Vision<text:tab/>17</text:a></text:p>
          <text:p text:style-name="P13"><text:a xlink:type="simple" xlink:href="#__RefHeading___Toc20754_337925500" office:name="The Vision" text:style-name="Index_20_Link" text:visited-style-name="Index_20_Link"><text:s/>9 The Vision<text:tab/>18</text:a></text:p>
          <text:p text:style-name="P13"><text:a xlink:type="simple" xlink:href="#__RefHeading___Toc20756_337925500" office:name="Toward a Global Cognitive Protocol for Agricultural Standardization" text:style-name="Index_20_Link" text:visited-style-name="Index_20_Link"><text:s/>10 Toward a Global Cognitive Protocol for Agricultural Standardization<text:tab/>19</text:a></text:p>
          <text:p text:style-name="P13"><text:a xlink:type="simple" xlink:href="#__RefHeading___Toc21123_337925500" office:name="CompaniX Architecture" text:style-name="Index_20_Link" text:visited-style-name="Index_20_Link"><text:s/>11 CompaniX Architecture<text:tab/>20</text:a></text:p>
          <text:p text:style-name="P13"><text:a xlink:type="simple" xlink:href="#__RefHeading___Toc32739_3760442507" office:name="JSON CIF File" text:style-name="Index_20_Link" text:visited-style-name="Index_20_Link"><text:s/>12 JSON CIF File<text:tab/>21</text:a></text:p>
          <text:p text:style-name="P13"><text:a xlink:type="simple" xlink:href="#__RefHeading___Toc23190_668124403" office:name="List of Acronyms Used" text:style-name="Index_20_Link" text:visited-style-name="Index_20_Link"><text:s/>13 List of Acronyms Used<text:tab/>30</text:a></text:p>
          <text:p text:style-name="P13"><text:a xlink:type="simple" xlink:href="#__RefHeading___Toc21363_337925500" office:name="Project Ownership" text:style-name="Index_20_Link" text:visited-style-name="Index_20_Link"><text:s/>14 Project Ownership<text:tab/>31</text:a></text:p>
        </text:index-body>
      </text:table-of-content>
      <text:p text:style-name="P15"><text:span text:style-name="Strong_20_Emphasis"><text:span text:style-name="T23"/></text:span></text:p>
      <text:list xml:id="list3528260291" text:style-name="Numbering_20_123">
        <text:list-item>
          <text:h text:style-name="P16" text:outline-level="1"><text:bookmark-start text:name="__RefHeading___Toc4246_3760442507"/><text:span text:style-name="Strong_20_Emphasis">Purpose of the Document</text:span><text:bookmark-end text:name="__RefHeading___Toc4246_3760442507"/></text:h>
        </text:list-item>
      </text:list>
      <text:p text:style-name="P17">This document requests a <text:span text:style-name="Strong_20_Emphasis"><text:span text:style-name="T24">formal agronomic validation</text:span></text:span> of the JSON structure for the <text:span text:style-name="Strong_20_Emphasis"><text:span text:style-name="T24">CIF – Cycle Invariant File, version 3.0</text:span></text:span>.</text:p>
      <text:p text:style-name="P17">The objective is to confirm that this format is <text:span text:style-name="Strong_20_Emphasis"><text:span text:style-name="T24">scientifically sound</text:span></text:span>, <text:span text:style-name="Strong_20_Emphasis"><text:span text:style-name="T24">physiologically coherent</text:span></text:span>, and sufficient to <text:span text:style-name="Strong_20_Emphasis"><text:span text:style-name="T24">explain yield differences</text:span></text:span> between plots that share:</text:p>
      <text:list text:style-name="L1">
        <text:list-item>
          <text:p text:style-name="P18">the <text:span text:style-name="Strong_20_Emphasis"><text:span text:style-name="T24">same soil type</text:span></text:span>,</text:p>
        </text:list-item>
        <text:list-item>
          <text:p text:style-name="P18">the <text:span text:style-name="Strong_20_Emphasis"><text:span text:style-name="T24">same climate</text:span></text:span>,</text:p>
        </text:list-item>
        <text:list-item>
          <text:p text:style-name="P18">the <text:span text:style-name="Strong_20_Emphasis"><text:span text:style-name="T24">same cultivated variety</text:span></text:span>.</text:p>
        </text:list-item>
      </text:list>
      <text:p text:style-name="P17">Within this homogeneous context, CIF 3.0 must allow for the identification of the <text:span text:style-name="Strong_20_Emphasis"><text:span text:style-name="T24">factors truly responsible for performance gaps</text:span></text:span>: management, stress, variability, water dynamics, biotic pressure, as well as physical or topographical constraints.</text:p>
      <text:p text:style-name="P17">The CIF summarizes the crop cycle through <text:span text:style-name="Strong_20_Emphasis"><text:span text:style-name="T24">agronomic invariants</text:span></text:span> that reflect the <text:span text:style-name="Strong_20_Emphasis"><text:span text:style-name="T24">conditions actually experienced</text:span></text:span> by the crop, enriched by <text:span text:style-name="Strong_20_Emphasis"><text:span text:style-name="T24">growth indicators</text:span></text:span> (<text:span text:style-name="Source_20_Text"><text:span text:style-name="T24">"growthmetrics"</text:span></text:span>) and summary blocks for <text:span text:style-name="Strong_20_Emphasis"><text:span text:style-name="T24">yield and stress</text:span></text:span>.</text:p>
      <text:p text:style-name="P17">This document is addressed to <text:span text:style-name="Strong_20_Emphasis"><text:span text:style-name="T24">cooperatives, agronomists, applied research institutes, and agricultural advisors</text:span></text:span>.</text:p>
      <text:p text:style-name="P19"/>
      <text:p text:style-name="P19"/>
      <text:p text:style-name="P15"/>
      <text:p text:style-name="P15"/>
      <text:list text:continue-list="list3528260291" text:style-name="Numbering_20_123">
        <text:list-item>
          <text:h text:style-name="P20" text:outline-level="1"><text:bookmark-start text:name="__RefHeading___Toc23164_668124403"/><text:span text:style-name="Strong_20_Emphasis"><text:span text:style-name="T25">Role and Scope of the CIF</text:span></text:span><text:bookmark-end text:name="__RefHeading___Toc23164_668124403"/></text:h>
        </text:list-item>
      </text:list>
      <text:p text:style-name="Text_20_body">The CIF (Cycle Invariant File) is the <text:span text:style-name="Strong_20_Emphasis"><text:span text:style-name="T24">documentary standard</text:span></text:span> used by CompaniX to describe, in a <text:span text:style-name="Strong_20_Emphasis"><text:span text:style-name="T24">structured and comparable manner</text:span></text:span>, the <text:span text:style-name="Strong_20_Emphasis"><text:span text:style-name="T24">agronomic conditions actually experienced</text:span></text:span> by a crop during a production cycle.</text:p>
      <text:p text:style-name="Text_20_body">It is a <text:span text:style-name="Strong_20_Emphasis"><text:span text:style-name="T24">factual, neutral, and operational</text:span></text:span> file, designed to enable <text:span text:style-name="Strong_20_Emphasis"><text:span text:style-name="T24">comparative performance analysis</text:span></text:span> between plots, between years, and between environments.</text:p>
      <text:p text:style-name="Text_20_body">The CIF <text:span text:style-name="Strong_20_Emphasis"><text:span text:style-name="T24">does not model</text:span></text:span> the crop: it <text:span text:style-name="Strong_20_Emphasis"><text:span text:style-name="T24">documents the invariants</text:span></text:span>, <text:span text:style-name="Strong_20_Emphasis"><text:span text:style-name="T24">growth indicators</text:span></text:span>, and <text:span text:style-name="Strong_20_Emphasis"><text:span text:style-name="T24">yield summaries</text:span></text:span> that directly influence the <text:span text:style-name="Strong_20_Emphasis"><text:span text:style-name="T24">observed yield</text:span></text:span>.</text:p>
      <text:p text:style-name="Text_20_body"/>
      <text:list xml:id="list90549790329115" text:continue-numbering="true" text:style-name="Numbering_20_123">
        <text:list-item>
          <text:list>
            <text:list-item>
              <text:h text:style-name="P21" text:outline-level="2"><text:bookmark text:name="what-cif-30-captures"/><text:bookmark-start text:name="__RefHeading___Toc20730_337925500"/><text:span text:style-name="Strong_20_Emphasis"><text:span text:style-name="T25">What CIF 3.0 Captures</text:span></text:span><text:bookmark-end text:name="__RefHeading___Toc20730_337925500"/></text:h>
            </text:list-item>
          </text:list>
        </text:list-item>
      </text:list>
      <text:p text:style-name="P22"><text:span text:style-name="T26">CIF 3.0 captures </text:span><text:span text:style-name="Strong_20_Emphasis"><text:span text:style-name="T27">invariant and derived agronomic information</text:span></text:span><text:span text:style-name="T26">, meaning factors that are:</text:span></text:p>
      <text:list text:style-name="L2">
        <text:list-item>
          <text:p text:style-name="P23"><text:span text:style-name="Strong_20_Emphasis"><text:span text:style-name="T27">measurable</text:span></text:span><text:span text:style-name="T26">,</text:span></text:p>
        </text:list-item>
        <text:list-item>
          <text:p text:style-name="P23"><text:span text:style-name="Strong_20_Emphasis"><text:span text:style-name="T27">comparable</text:span></text:span><text:span text:style-name="T26">,</text:span></text:p>
        </text:list-item>
        <text:list-item>
          <text:p text:style-name="P23"><text:span text:style-name="Strong_20_Emphasis"><text:span text:style-name="T27">reproducible</text:span></text:span><text:span text:style-name="T26">,</text:span></text:p>
        </text:list-item>
        <text:list-item>
          <text:p text:style-name="P23"><text:span text:style-name="T26">and </text:span><text:span text:style-name="Strong_20_Emphasis"><text:span text:style-name="T27">directly linked to crop performance</text:span></text:span><text:span text:style-name="T26">.</text:span></text:p>
        </text:list-item>
      </text:list>
      <text:p text:style-name="P24">This information is organized in two ways:</text:p>
      <text:list text:style-name="L3">
        <text:list-item>
          <text:p text:style-name="P25"><text:span text:style-name="Strong_20_Emphasis"><text:span text:style-name="T27">at the cycle level</text:span></text:span><text:span text:style-name="T26"> (plot identity, crop, variety, </text:span><text:span text:style-name="Source_20_Text"><text:span text:style-name="T27">"variety_traits"</text:span></text:span><text:span text:style-name="T26">, </text:span><text:span text:style-name="Source_20_Text"><text:span text:style-name="T27">"soil_analysis"</text:span></text:span><text:span text:style-name="T26">, and yield summaries),</text:span></text:p>
        </text:list-item>
        <text:list-item>
          <text:p text:style-name="P25"><text:span text:style-name="T26">and </text:span><text:span text:style-name="Strong_20_Emphasis"><text:span text:style-name="T27">by physiological stages</text:span></text:span><text:span text:style-name="T26"> (</text:span><text:span text:style-name="Source_20_Text"><text:span text:style-name="T27">"establishment"</text:span></text:span><text:span text:style-name="T26">, </text:span><text:span text:style-name="Source_20_Text"><text:span text:style-name="T27">"vegetative"</text:span></text:span><text:span text:style-name="T26">, </text:span><text:span text:style-name="Source_20_Text"><text:span text:style-name="T27">"flowering"</text:span></text:span><text:span text:style-name="T26">, </text:span><text:span text:style-name="Source_20_Text"><text:span text:style-name="T27">"grain_filling"</text:span></text:span><text:span text:style-name="T26">, </text:span><text:span text:style-name="Source_20_Text"><text:span text:style-name="T27">"maturation"</text:span></text:span><text:span text:style-name="T26">), each describing the </text:span><text:span text:style-name="Strong_20_Emphasis"><text:span text:style-name="T27">key conditions and interventions</text:span></text:span><text:span text:style-name="T26"> of that specific phase.</text:span></text:p>
        </text:list-item>
      </text:list>
      <text:p text:style-name="P24"/>
      <text:p text:style-name="P24">Specifically, CIF 3.0 includes:</text:p>
      <text:p text:style-name="P22"><text:span text:style-name="Strong_20_Emphasis"><text:span text:style-name="T27">a. Cycle Metadata and Global Climate</text:span></text:span></text:p>
      <text:list text:style-name="L4">
        <text:list-item>
          <text:p text:style-name="P26"><text:span text:style-name="Source_20_Text"><text:span text:style-name="T27">cif_version</text:span></text:span><text:span text:style-name="T26">, </text:span><text:span text:style-name="Source_20_Text"><text:span text:style-name="T27">id_cycle</text:span></text:span><text:span text:style-name="T26">, </text:span><text:span text:style-name="Source_20_Text"><text:span text:style-name="T27">plot_id</text:span></text:span><text:span text:style-name="T26">, </text:span><text:span text:style-name="Source_20_Text"><text:span text:style-name="T27">crop</text:span></text:span><text:span text:style-name="T26">, </text:span><text:span text:style-name="Source_20_Text"><text:span text:style-name="T27">variety</text:span></text:span><text:span text:style-name="T26">, </text:span><text:span text:style-name="Source_20_Text"><text:span text:style-name="T27">year</text:span></text:span><text:span text:style-name="T26">,</text:span></text:p>
        </text:list-item>
        <text:list-item>
          <text:p text:style-name="P27">planting and harvest dates.</text:p>
        </text:list-item>
        <text:list-item>
          <text:p text:style-name="P26"><text:span text:style-name="Source_20_Text"><text:span text:style-name="T27">season_climate_summary</text:span></text:span><text:span text:style-name="T26">: a block consolidating the climate over the entire cycle (cumulative rainfall, Growing Degree Days – </text:span><text:span text:style-name="Strong_20_Emphasis"><text:span text:style-name="T27">GDD</text:span></text:span><text:span text:style-name="T26">, reference evapotranspiration – </text:span><text:span text:style-name="Strong_20_Emphasis"><text:span text:style-name="T27">ET0</text:span></text:span><text:span text:style-name="T26">), essential for calculating the global water balance.</text:span></text:p>
        </text:list-item>
      </text:list>
      <text:p text:style-name="P22"><text:span text:style-name="Strong_20_Emphasis"><text:span text:style-name="T27"/></text:span></text:p>
      <text:p text:style-name="P22"><text:span text:style-name="Strong_20_Emphasis"><text:span text:style-name="T27">b. "variety_traits" Block</text:span></text:span><text:span text:style-name="T26"><text:line-break/>The </text:span><text:span text:style-name="Source_20_Text"><text:span text:style-name="T27">"variety_traits"</text:span></text:span><text:span text:style-name="T26"> block provides a synthesized view of the main varietal traits (e.g., earliness, drought tolerance, disease resistance, lodging resistance). It helps </text:span><text:span text:style-name="Strong_20_Emphasis"><text:span text:style-name="T27">distinguish what comes from the variety's </text:span></text:span><text:soft-page-break/><text:span text:style-name="Strong_20_Emphasis"><text:span text:style-name="T27">genetics</text:span></text:span><text:span text:style-name="T26"> from what comes from the crop management or the year's conditions.</text:span></text:p>
      <text:p text:style-name="P22"><text:span text:style-name="Strong_20_Emphasis"><text:span text:style-name="T27"/></text:span></text:p>
      <text:p text:style-name="Text_20_body"><text:span text:style-name="Strong_20_Emphasis"><text:span text:style-name="T27">c. "soil_analysis" Block</text:span></text:span><text:span text:style-name="T26"><text:line-break/>The </text:span><text:span text:style-name="Source_20_Text"><text:span text:style-name="T27">"soil_analysis"</text:span></text:span><text:span text:style-name="T26"> block consolidates the essential information from laboratory soil analyses (texture, chemistry, macro- and micronutrients) into a standardized format. It allows each crop cycle to be placed in its </text:span><text:span text:style-name="Strong_20_Emphasis"><text:span text:style-name="T27">real pedological context</text:span></text:span><text:span text:style-name="T26"> and enables the comparison of plots based on </text:span><text:span text:style-name="Strong_20_Emphasis"><text:span text:style-name="T27">objectified soil fertility and structure</text:span></text:span><text:span text:style-name="T26">, without having to handle raw laboratory reports.</text:span></text:p>
      <text:p text:style-name="P22"><text:span text:style-name="Strong_20_Emphasis"><text:span text:style-name="T27"/></text:span></text:p>
      <text:p text:style-name="P22"><text:span text:style-name="Strong_20_Emphasis"><text:span text:style-name="T27">d. Physiological Stages – </text:span></text:span><text:span text:style-name="Strong_20_Emphasis"><text:span text:style-name="Source_20_Text"><text:span text:style-name="T27">stages[]</text:span></text:span></text:span><text:span text:style-name="T26"><text:line-break/>Each entry in </text:span><text:span text:style-name="Source_20_Text"><text:span text:style-name="T27">stages</text:span></text:span><text:span text:style-name="T26"> describes a physiological stage (e.g., </text:span><text:span text:style-name="Source_20_Text"><text:span text:style-name="T27">establishment</text:span></text:span><text:span text:style-name="T26">, </text:span><text:span text:style-name="Source_20_Text"><text:span text:style-name="T27">vegetative</text:span></text:span><text:span text:style-name="T26">, </text:span><text:span text:style-name="Source_20_Text"><text:span text:style-name="T27">flowering</text:span></text:span><text:span text:style-name="T26">, </text:span><text:span text:style-name="Source_20_Text"><text:span text:style-name="T27">grain_filling</text:span></text:span><text:span text:style-name="T26">, </text:span><text:span text:style-name="Source_20_Text"><text:span text:style-name="T27">maturation</text:span></text:span><text:span text:style-name="T26">) with:</text:span></text:p>
      <text:list text:style-name="L5">
        <text:list-item>
          <text:p text:style-name="P28"><text:span text:style-name="T26">a period (</text:span><text:span text:style-name="Source_20_Text"><text:span text:style-name="T27">start_date</text:span></text:span><text:span text:style-name="T26">, </text:span><text:span text:style-name="Source_20_Text"><text:span text:style-name="T27">end_date</text:span></text:span><text:span text:style-name="T26">),</text:span></text:p>
        </text:list-item>
        <text:list-item>
          <text:p text:style-name="P28"><text:span text:style-name="T26">invariants for functional soil, local climate (including stage-specific accumulations: rainfall, </text:span><text:span text:style-name="Strong_20_Emphasis"><text:span text:style-name="T27">GDD</text:span></text:span><text:span text:style-name="T26">, </text:span><text:span text:style-name="Strong_20_Emphasis"><text:span text:style-name="T27">ET0</text:span></text:span><text:span text:style-name="T26">), variability, and canopy microclimate,</text:span></text:p>
        </text:list-item>
        <text:list-item>
          <text:p text:style-name="P28"><text:span text:style-name="T26">a </text:span><text:span text:style-name="Source_20_Text"><text:span text:style-name="T27">"growthmetrics"</text:span></text:span><text:span text:style-name="T26"> block,</text:span></text:p>
        </text:list-item>
        <text:list-item>
          <text:p text:style-name="P28"><text:span text:style-name="T26">management interventions (JSON field </text:span><text:span text:style-name="Source_20_Text"><text:span text:style-name="T27">"management"</text:span></text:span><text:span text:style-name="T26">),</text:span></text:p>
        </text:list-item>
        <text:list-item>
          <text:p text:style-name="P29">and pathology indices.</text:p>
        </text:list-item>
      </text:list>
      <text:p text:style-name="P22"><text:span text:style-name="T26">The </text:span><text:span text:style-name="Source_20_Text"><text:span text:style-name="T27">"growthmetrics"</text:span></text:span><text:span text:style-name="T26"> sub-block gathers several </text:span><text:span text:style-name="Strong_20_Emphasis"><text:span text:style-name="T27">aggregated growth indicators</text:span></text:span><text:span text:style-name="T26"> (LAI, biomass, spectral indices, nitrogen nutrition, etc.) and reference thresholds (</text:span><text:span text:style-name="Source_20_Text"><text:span text:style-name="T27">thresholds</text:span></text:span><text:span text:style-name="T26">). It allows the agronomist to quickly visualize the growth dynamic per stage and </text:span><text:span text:style-name="Strong_20_Emphasis"><text:span text:style-name="T27">identify phases where the crop was below or above its expected potential</text:span></text:span><text:span text:style-name="T26">.</text:span></text:p>
      <text:p text:style-name="P22"><text:span text:style-name="T26">The </text:span><text:span text:style-name="Source_20_Text"><text:span text:style-name="T27">"management"</text:span></text:span><text:span text:style-name="T26"> array within each stage lists individual management interventions. It has been designed to </text:span><text:span text:style-name="Strong_20_Emphasis"><text:span text:style-name="T27">unify all types of agronomic operations</text:span></text:span><text:span text:style-name="T26"> (crop protection, fertilization, irrigation). Each entry describes:</text:span></text:p>
      <text:list text:style-name="L6">
        <text:list-item>
          <text:p text:style-name="P30"><text:span text:style-name="Source_20_Text"><text:span text:style-name="T27">intervention_type</text:span></text:span><text:span text:style-name="T26"> (e.g., </text:span><text:span text:style-name="Source_20_Text"><text:span text:style-name="T27">crop_protection</text:span></text:span><text:span text:style-name="T26">, </text:span><text:span text:style-name="Source_20_Text"><text:span text:style-name="T27">fertilization</text:span></text:span><text:span text:style-name="T26">, </text:span><text:span text:style-name="Source_20_Text"><text:span text:style-name="T27">irrigation</text:span></text:span><text:span text:style-name="T26">),</text:span></text:p>
        </text:list-item>
        <text:list-item>
          <text:p text:style-name="P30"><text:span text:style-name="Source_20_Text"><text:span text:style-name="T27">product_name</text:span></text:span><text:span text:style-name="T26"> and </text:span><text:span text:style-name="Source_20_Text"><text:span text:style-name="T27">active_substance</text:span></text:span><text:span text:style-name="T26">,</text:span></text:p>
        </text:list-item>
        <text:list-item>
          <text:p text:style-name="P30"><text:span text:style-name="Source_20_Text"><text:span text:style-name="T27">concentration_value</text:span></text:span><text:span text:style-name="T26"> and </text:span><text:span text:style-name="Source_20_Text"><text:span text:style-name="T27">concentration_unit</text:span></text:span><text:span text:style-name="T26"> (e.g., %, g/l),</text:span></text:p>
        </text:list-item>
        <text:list-item>
          <text:p text:style-name="P30"><text:span text:style-name="Source_20_Text"><text:span text:style-name="T27">applied_value</text:span></text:span><text:span text:style-name="T26"> and </text:span><text:span text:style-name="Source_20_Text"><text:span text:style-name="T27">applied_unit</text:span></text:span><text:span text:style-name="T26"> (e.g., l/ha, kg N/ha, mm),</text:span></text:p>
        </text:list-item>
        <text:list-item>
          <text:p text:style-name="P31">timing and intensity indices, and treatment goal.</text:p>
        </text:list-item>
      </text:list>
      <text:p text:style-name="P22"><text:span text:style-name="T26">The </text:span><text:span text:style-name="Source_20_Text"><text:span text:style-name="T27">"pathology"</text:span></text:span><text:span text:style-name="T26"> block describes the </text:span><text:span text:style-name="Strong_20_Emphasis"><text:span text:style-name="T27">biotic pressure and its effects</text:span></text:span><text:span text:style-name="T26"> (disease pressure, damage, lodging, weed pressure).</text:span></text:p>
      <text:p text:style-name="P22"><text:span text:style-name="Strong_20_Emphasis"><text:span text:style-name="T27"/></text:span></text:p>
      <text:p text:style-name="P22"><text:span text:style-name="Strong_20_Emphasis"><text:span text:style-name="T27">e. Yield Summary Blocks – </text:span></text:span><text:span text:style-name="Strong_20_Emphasis"><text:span text:style-name="Source_20_Text"><text:span text:style-name="T27">yield_breakdown</text:span></text:span></text:span><text:span text:style-name="Strong_20_Emphasis"><text:span text:style-name="T27">, </text:span></text:span><text:span text:style-name="Strong_20_Emphasis"><text:span text:style-name="Source_20_Text"><text:span text:style-name="T27">yield_summary</text:span></text:span></text:span><text:span text:style-name="Strong_20_Emphasis"><text:span text:style-name="T27">, </text:span></text:span><text:span text:style-name="Strong_20_Emphasis"><text:span text:style-name="Source_20_Text"><text:span text:style-name="T27">yield</text:span></text:span></text:span><text:span text:style-name="T26"><text:line-break/>The </text:span><text:span text:style-name="Source_20_Text"><text:span text:style-name="T27">"yield_breakdown"</text:span></text:span><text:span text:style-name="T26"> and </text:span><text:span text:style-name="Source_20_Text"><text:span text:style-name="T27">"yield_summary"</text:span></text:span><text:span text:style-name="T26"> blocks synthesize:</text:span></text:p>
      <text:list text:style-name="L7">
        <text:list-item>
          <text:p text:style-name="P32"><text:span text:style-name="T26">the </text:span><text:span text:style-name="Strong_20_Emphasis"><text:span text:style-name="T27">potential yield</text:span></text:span><text:span text:style-name="T26">,</text:span></text:p>
        </text:list-item>
        <text:list-item>
          <text:p text:style-name="P32"><text:soft-page-break/><text:span text:style-name="Strong_20_Emphasis"><text:span text:style-name="T27">losses by major limiting factors</text:span></text:span><text:span text:style-name="T26"> (water, nitrogen, diseases, frost, weeds, physical or topographical constraints, others),</text:span></text:p>
        </text:list-item>
        <text:list-item>
          <text:p text:style-name="P32"><text:span text:style-name="T26">the </text:span><text:span text:style-name="Strong_20_Emphasis"><text:span text:style-name="T27">actual yield</text:span></text:span><text:span text:style-name="T26"> and the </text:span><text:span text:style-name="Strong_20_Emphasis"><text:span text:style-name="T27">yield gap</text:span></text:span><text:span text:style-name="T26"> (difference from potential),</text:span></text:p>
        </text:list-item>
        <text:list-item>
          <text:p text:style-name="P32"><text:span text:style-name="T26">as well as the </text:span><text:span text:style-name="Strong_20_Emphasis"><text:span text:style-name="T27">primary limiting factor</text:span></text:span><text:span text:style-name="T26">,</text:span></text:p>
        </text:list-item>
        <text:list-item>
          <text:p text:style-name="P32"><text:span text:style-name="T26">and key data on </text:span><text:span text:style-name="Strong_20_Emphasis"><text:span text:style-name="T27">harvest quality</text:span></text:span><text:span text:style-name="T26"> (grain moisture, protein content, test weight, harvest index).</text:span></text:p>
        </text:list-item>
      </text:list>
      <text:p text:style-name="P22"><text:span text:style-name="T26">They provide a </text:span><text:span text:style-name="Strong_20_Emphasis"><text:span text:style-name="T27">direct reading of the probable causes of the yield gap and final quality</text:span></text:span><text:span text:style-name="T26">, without recalculation, which facilitates agronomic diagnosis, prioritization of levers, and reporting.</text:span></text:p>
      <text:p text:style-name="P22"><text:span text:style-name="T26">The </text:span><text:span text:style-name="Source_20_Text"><text:span text:style-name="T27">"yield"</text:span></text:span><text:span text:style-name="T26"> field simply states the final yield (e.g., in t/ha).</text:span></text:p>
      <text:p text:style-name="P33"><text:span text:style-name="Strong_20_Emphasis"/></text:p>
      <text:list xml:id="list90548804953143" text:continue-list="list90549790329115" text:style-name="Numbering_20_123">
        <text:list-item>
          <text:list>
            <text:list-item>
              <text:h text:style-name="P21" text:outline-level="2"><text:bookmark-start text:name="__RefHeading___Toc10789_2099299435"/><text:span text:style-name="Strong_20_Emphasis"><text:span text:style-name="T28">What the CIF does not capture</text:span></text:span><text:bookmark-end text:name="__RefHeading___Toc10789_2099299435"/></text:h>
            </text:list-item>
          </text:list>
        </text:list-item>
      </text:list>
      <text:p text:style-name="P22"><text:span text:style-name="T29">The CIF </text:span><text:span text:style-name="Strong_20_Emphasis"><text:span text:style-name="T30">does not contain raw time series</text:span></text:span><text:span text:style-name="T29"> (weather data, sensors), but </text:span><text:span text:style-name="Strong_20_Emphasis"><text:span text:style-name="T30">only the agronomically relevant invariants and aggregates</text:span></text:span><text:span text:style-name="T29"> derived from this data, in order to remain </text:span><text:span text:style-name="Strong_20_Emphasis"><text:span text:style-name="T30">compact, readable, and directly exploitable</text:span></text:span><text:span text:style-name="T29">.</text:span></text:p>
      <text:p text:style-name="P22"><text:span text:style-name="T29">Laboratory soil analyses are referenced and structured in the </text:span><text:span text:style-name="Source_20_Text"><text:span text:style-name="T30">"soil_analysis"</text:span></text:span><text:span text:style-name="T29"> block, which provides the CIF with an </text:span><text:span text:style-name="Strong_20_Emphasis"><text:span text:style-name="T30">agronomically exploitable view of soil characteristics</text:span></text:span><text:span text:style-name="T29">, while the complete datasets remain, if necessary, within the laboratory systems.</text:span></text:p>
      <text:p text:style-name="P22"><text:span text:style-name="T29">This </text:span><text:span text:style-name="Strong_20_Emphasis"><text:span text:style-name="T30">functional separation</text:span></text:span><text:span text:style-name="T29"> guarantees:</text:span></text:p>
      <text:list text:style-name="L8">
        <text:list-item>
          <text:p text:style-name="P34"><text:span text:style-name="T29">the </text:span><text:span text:style-name="Strong_20_Emphasis"><text:span text:style-name="T30">lightness and readability</text:span></text:span><text:span text:style-name="T29"> of the CIF,</text:span></text:p>
        </text:list-item>
        <text:list-item>
          <text:p text:style-name="P34"><text:span text:style-name="T29">the </text:span><text:span text:style-name="Strong_20_Emphasis"><text:span text:style-name="T30">consistency of comparisons</text:span></text:span><text:span text:style-name="T29"> between cycles,</text:span></text:p>
        </text:list-item>
        <text:list-item>
          <text:p text:style-name="P34"><text:span text:style-name="T29">and the </text:span><text:span text:style-name="Strong_20_Emphasis"><text:span text:style-name="T30">integrity of the data</text:span></text:span><text:span text:style-name="T29"> originating from laboratories.</text:span></text:p>
        </text:list-item>
      </text:list>
      <text:p text:style-name="P19"/>
      <text:list xml:id="list90549105246917" text:continue-list="list90548804953143" text:style-name="Numbering_20_123">
        <text:list-item>
          <text:list>
            <text:list-item>
              <text:h text:style-name="P21" text:outline-level="2"><text:bookmark-start text:name="__RefHeading___Toc10791_2099299435"/><text:span text:style-name="Strong_20_Emphasis"><text:span text:style-name="T28">Role of the CIF within the CompaniX system</text:span></text:span><text:bookmark-end text:name="__RefHeading___Toc10791_2099299435"/></text:h>
            </text:list-item>
          </text:list>
        </text:list-item>
      </text:list>
      <text:p text:style-name="P22">The CIF constitutes the <text:span text:style-name="Strong_20_Emphasis"><text:span text:style-name="T24">backbone of CompaniX's agronomic analysis</text:span></text:span>. It enables:</text:p>
      <text:list text:style-name="L9">
        <text:list-item>
          <text:p text:style-name="P35"><text:span text:style-name="Strong_20_Emphasis"><text:span text:style-name="T24">rigorous comparison</text:span></text:span> between crop cycles,</text:p>
        </text:list-item>
        <text:list-item>
          <text:p text:style-name="P35"><text:span text:style-name="Strong_20_Emphasis"><text:span text:style-name="T24">identification of explanatory factors</text:span></text:span> for yield gaps,</text:p>
        </text:list-item>
        <text:list-item>
          <text:p text:style-name="P35"><text:span text:style-name="Strong_20_Emphasis"><text:span text:style-name="T24">linking interventions, experienced conditions, and the final outcome</text:span></text:span>,</text:p>
        </text:list-item>
        <text:list-item>
          <text:p text:style-name="P35"><text:span text:style-name="Strong_20_Emphasis"><text:span text:style-name="T24">building a coherent multi-year history</text:span></text:span>.</text:p>
        </text:list-item>
      </text:list>
      <text:p text:style-name="P22">The CIF is an <text:span text:style-name="Strong_20_Emphasis"><text:span text:style-name="T24">open standard</text:span></text:span>, designed to be <text:span text:style-name="Strong_20_Emphasis"><text:span text:style-name="T24">easy to populate</text:span></text:span>, <text:span text:style-name="Strong_20_Emphasis"><text:span text:style-name="T24">robust to analyze</text:span></text:span>, and <text:span text:style-name="Strong_20_Emphasis"><text:span text:style-name="T24">universally applicable</text:span></text:span>.</text:p>
      <text:p text:style-name="P19"/>
      <text:p text:style-name="P15"/>
      <text:list xml:id="list90549080822808" text:continue-list="list90549105246917" text:style-name="Numbering_20_123">
        <text:list-item>
          <text:h text:style-name="P16" text:outline-level="1"><text:bookmark-start text:name="__RefHeading___Toc23172_668124403"/><text:span text:style-name="Strong_20_Emphasis">General Structure of the JSON</text:span><text:bookmark-end text:name="__RefHeading___Toc23172_668124403"/></text:h>
        </text:list-item>
      </text:list>
      <text:p text:style-name="Text_20_body">The JSON describes a crop cycle through:</text:p>
      <text:list text:style-name="L10">
        <text:list-item>
          <text:p text:style-name="P36"><text:span text:style-name="Strong_20_Emphasis">5 physiological stages</text:span> (establishment → vegetative → flowering → grain filling → maturation),</text:p>
        </text:list-item>
        <text:list-item>
          <text:p text:style-name="P36"><text:span text:style-name="Strong_20_Emphasis">invariants</text:span> for soil, climate, variability, biotic stress, and management,</text:p>
        </text:list-item>
        <text:list-item>
          <text:p text:style-name="P36"><text:span text:style-name="Strong_20_Emphasis">normalized indices</text:span> (0–1), min/max values, amplitudes, CV,</text:p>
        </text:list-item>
        <text:list-item>
          <text:p text:style-name="P37">a <text:span text:style-name="Strong_20_Emphasis">compact size of 7–8 kB</text:span>.</text:p>
        </text:list-item>
      </text:list>
      <text:p text:style-name="P19">A structure that is intentionally <text:span text:style-name="Strong_20_Emphasis">simple</text:span>, <text:span text:style-name="Strong_20_Emphasis">physiological</text:span>, and <text:span text:style-name="Strong_20_Emphasis">comparable</text:span> across parcels and seasons.</text:p>
      <text:p text:style-name="P15"/>
      <text:list xml:id="list90549050539473" text:continue-list="list90549080822808" text:style-name="Numbering_20_123">
        <text:list-item>
          <text:list>
            <text:list-item>
              <text:h text:style-name="P38" text:outline-level="2"><text:bookmark-start text:name="__RefHeading___Toc10793_2099299435"/><text:span text:style-name="Strong_20_Emphasis">Physiological Stages</text:span><text:bookmark-end text:name="__RefHeading___Toc10793_2099299435"/></text:h>
            </text:list-item>
          </text:list>
        </text:list-item>
      </text:list>
      <text:p text:style-name="P39"><text:span text:style-name="Strong_20_Emphasis"><text:span text:style-name="T31">The stages used are </text:span></text:span><text:span text:style-name="Strong_20_Emphasis">standard </text:span><text:span text:style-name="Strong_20_Emphasis"><text:span text:style-name="T31">and</text:span></text:span><text:span text:style-name="Strong_20_Emphasis"> relevant:</text:span></text:p>
      <text:list text:style-name="L11">
        <text:list-item>
          <text:p text:style-name="P40"><text:span text:style-name="Strong_20_Emphasis"><text:span text:style-name="T24">Establishment</text:span></text:span> — planting / emergence,</text:p>
        </text:list-item>
        <text:list-item>
          <text:p text:style-name="P40"><text:span text:style-name="Strong_20_Emphasis"><text:span text:style-name="T24">Vegetative</text:span></text:span> — biomass accumulation,</text:p>
        </text:list-item>
        <text:list-item>
          <text:p text:style-name="P40"><text:span text:style-name="Strong_20_Emphasis"><text:span text:style-name="T24">Flowering</text:span></text:span> — reproductive initiation,</text:p>
        </text:list-item>
        <text:list-item>
          <text:p text:style-name="P40"><text:span text:style-name="Strong_20_Emphasis"><text:span text:style-name="T24">Grain_filling</text:span></text:span> — grain filling,</text:p>
        </text:list-item>
        <text:list-item>
          <text:p text:style-name="P40"><text:span text:style-name="Strong_20_Emphasis"><text:span text:style-name="T24">Maturation</text:span></text:span> — senescence and preparation for harvest.</text:p>
        </text:list-item>
      </text:list>
      <text:p text:style-name="P41"/>
      <text:p text:style-name="P22"><text:tab/>→ <text:span text:style-name="Strong_20_Emphasis"><text:span text:style-name="T24">Physiologically coherent</text:span></text:span> and suited for <text:span text:style-name="Strong_20_Emphasis"><text:span text:style-name="T24">signal aggregation</text:span></text:span>.</text:p>
      <text:p text:style-name="P22"/>
      <text:list text:continue-list="list90549050539473" text:style-name="Numbering_20_123">
        <text:list-item>
          <text:list>
            <text:list-item>
              <text:h text:style-name="P21" text:outline-level="2"><text:bookmark text:name="soil-invariants"/><text:bookmark-start text:name="__RefHeading___Toc20732_337925500"/><text:span text:style-name="Strong_20_Emphasis"><text:span text:style-name="T25">Soil Invariants</text:span></text:span><text:bookmark-end text:name="__RefHeading___Toc20732_337925500"/></text:h>
            </text:list-item>
          </text:list>
        </text:list-item>
      </text:list>
      <text:p text:style-name="P22">Includes: minimum moisture/amplitude, minimum temperature/amplitude, electrical conductivity (EC) variability, compaction, microtopography.</text:p>
      <text:p text:style-name="P22">Determinants of: <text:span text:style-name="Strong_20_Emphasis"><text:span text:style-name="T24">rooting</text:span></text:span>, <text:span text:style-name="Strong_20_Emphasis"><text:span text:style-name="T24">water availability</text:span></text:span>, <text:span text:style-name="Strong_20_Emphasis"><text:span text:style-name="T24">nutrition</text:span></text:span>, <text:span text:style-name="Strong_20_Emphasis"><text:span text:style-name="T24">resilience</text:span></text:span>, <text:span text:style-name="Strong_20_Emphasis"><text:span text:style-name="T24">heterogeneity</text:span></text:span>.</text:p>
      <text:p text:style-name="P41"/>
      <text:p text:style-name="P22"><text:tab/>→ A <text:span text:style-name="Strong_20_Emphasis"><text:span text:style-name="T24">comprehensive set</text:span></text:span> to explain pedological effects on yield.</text:p>
      <text:p text:style-name="P22"/>
      <text:list text:continue-numbering="true" text:style-name="Numbering_20_123">
        <text:list-item>
          <text:list>
            <text:list-item>
              <text:h text:style-name="P21" text:outline-level="2"><text:bookmark text:name="climatic-invariants"/><text:bookmark-start text:name="__RefHeading___Toc20734_337925500"/><text:span text:style-name="Strong_20_Emphasis"><text:span text:style-name="T25">Climatic Invariants</text:span></text:span><text:bookmark-end text:name="__RefHeading___Toc20734_337925500"/></text:h>
            </text:list-item>
          </text:list>
        </text:list-item>
      </text:list>
      <text:p text:style-name="P22">Includes: min/max temperatures, humidity, <text:span text:style-name="Strong_20_Emphasis"><text:span text:style-name="T24">VPD</text:span></text:span> (Vapor Pressure Deficit), heat days, frost days.<text:line-break/>Impacts: <text:span text:style-name="Strong_20_Emphasis"><text:span text:style-name="T24">phenology, stress, diseases, biomass, grain filling</text:span></text:span>.</text:p>
      <text:p text:style-name="P22"><text:soft-page-break/></text:p>
      <text:p text:style-name="P22">→ <text:span text:style-name="Strong_20_Emphasis"><text:span text:style-name="T24">Essential climatic variables</text:span></text:span>, without redundancy.</text:p>
      <text:p text:style-name="P22"/>
      <text:list xml:id="list90550384845299" text:continue-numbering="true" text:style-name="Numbering_20_123">
        <text:list-item>
          <text:list>
            <text:list-item>
              <text:h text:style-name="P21" text:outline-level="2"><text:bookmark text:name="variability-invariants"/><text:bookmark-start text:name="__RefHeading___Toc20736_337925500"/><text:span text:style-name="Strong_20_Emphasis"><text:span text:style-name="T25">Variability Invariants</text:span></text:span><text:bookmark-end text:name="__RefHeading___Toc20736_337925500"/></text:h>
            </text:list-item>
          </text:list>
        </text:list-item>
      </text:list>
      <text:p text:style-name="P22">Includes: moisture CV (Coefficient of Variation), temperature CV, EC CV, uniformity indices.<text:line-break/>Influences: <text:span text:style-name="Strong_20_Emphasis"><text:span text:style-name="T24">emergence, tillering, disease spread, maturity homogeneity, harvestability</text:span></text:span>.</text:p>
      <text:p text:style-name="P22"/>
      <text:p text:style-name="P22"><text:tab/>→ <text:span text:style-name="Strong_20_Emphasis"><text:span text:style-name="T24">Accurate representation</text:span></text:span> of spatial variability.</text:p>
      <text:h text:style-name="P42" text:outline-level="2"/>
      <text:list xml:id="list90550367413706" text:continue-numbering="true" text:style-name="Numbering_20_123">
        <text:list-item>
          <text:list>
            <text:list-item>
              <text:h text:style-name="P21" text:outline-level="2"><text:bookmark text:name="biotic-stress-invariants"/><text:bookmark-start text:name="__RefHeading___Toc20738_337925500"/><text:span text:style-name="Strong_20_Emphasis"><text:span text:style-name="T25">Biotic Stress Invariants</text:span></text:span><text:bookmark-end text:name="__RefHeading___Toc20738_337925500"/></text:h>
            </text:list-item>
          </text:list>
        </text:list-item>
      </text:list>
      <text:p text:style-name="P22">Includes: disease pressure, disease damage, lodging, weed pressure.</text:p>
      <text:p text:style-name="P22"/>
      <text:p text:style-name="P22"><text:tab/>→ <text:span text:style-name="Strong_20_Emphasis"><text:span text:style-name="T24">Main biotic factors</text:span></text:span> for yield reduction.</text:p>
      <text:h text:style-name="P42" text:outline-level="2"/>
      <text:list xml:id="list90550334401757" text:continue-numbering="true" text:style-name="Numbering_20_123">
        <text:list-item>
          <text:list>
            <text:list-item>
              <text:h text:style-name="P21" text:outline-level="2"><text:bookmark text:name="management-invariants"/><text:bookmark-start text:name="__RefHeading___Toc20740_337925500"/><text:span text:style-name="Strong_20_Emphasis"><text:span text:style-name="T25">Management Invariants</text:span></text:span><text:bookmark-end text:name="__RefHeading___Toc20740_337925500"/></text:h>
            </text:list-item>
          </text:list>
        </text:list-item>
      </text:list>
      <text:p text:style-name="P22">Crop management is represented as a list of <text:span text:style-name="Strong_20_Emphasis"><text:span text:style-name="T24">individual interventions</text:span></text:span>, each describing:</text:p>
      <text:list text:style-name="L12">
        <text:list-item>
          <text:p text:style-name="P43">product,</text:p>
        </text:list-item>
        <text:list-item>
          <text:p text:style-name="P43">date,</text:p>
        </text:list-item>
        <text:list-item>
          <text:p text:style-name="P43">dose,</text:p>
        </text:list-item>
        <text:list-item>
          <text:p text:style-name="P43">active substance,</text:p>
        </text:list-item>
        <text:list-item>
          <text:p text:style-name="P43">mode of action,</text:p>
        </text:list-item>
        <text:list-item>
          <text:p text:style-name="P43">formulation,</text:p>
        </text:list-item>
        <text:list-item>
          <text:p text:style-name="P43">concentration,</text:p>
        </text:list-item>
        <text:list-item>
          <text:p text:style-name="P43">timing index,</text:p>
        </text:list-item>
        <text:list-item>
          <text:p text:style-name="P43">intensity index,</text:p>
        </text:list-item>
        <text:list-item>
          <text:p text:style-name="P43">treatment goal.</text:p>
        </text:list-item>
      </text:list>
      <text:p text:style-name="P22"/>
      <text:p text:style-name="P22"><text:tab/>→ This structure is <text:span text:style-name="Strong_20_Emphasis"><text:span text:style-name="T24">precise, explanatory, and faithful to agronomic reality</text:span></text:span>.</text:p>
      <text:h text:style-name="P42" text:outline-level="2"><text:soft-page-break/></text:h>
      <text:list xml:id="list90550442135924" text:continue-list="list90550334401757" text:style-name="Numbering_20_123">
        <text:list-item>
          <text:list>
            <text:list-item>
              <text:h text:style-name="P21" text:outline-level="2"><text:bookmark text:name="completeness"/><text:bookmark-start text:name="__RefHeading___Toc20742_337925500"/><text:span text:style-name="Strong_20_Emphasis"><text:span text:style-name="T25">Completeness</text:span></text:span><text:bookmark-end text:name="__RefHeading___Toc20742_337925500"/></text:h>
            </text:list-item>
          </text:list>
        </text:list-item>
      </text:list>
      <text:p text:style-name="P22">The <text:span text:style-name="Strong_20_Emphasis"><text:span text:style-name="T24">five families of yield determinants</text:span></text:span> are covered:</text:p>
      <text:list text:style-name="L13">
        <text:list-item>
          <text:p text:style-name="P44">Soil</text:p>
        </text:list-item>
        <text:list-item>
          <text:p text:style-name="P44">Climate</text:p>
        </text:list-item>
        <text:list-item>
          <text:p text:style-name="P44">Variability</text:p>
        </text:list-item>
        <text:list-item>
          <text:p text:style-name="P44">Biotic stresses</text:p>
        </text:list-item>
        <text:list-item>
          <text:p text:style-name="P44">Management (new multi-intervention format)</text:p>
        </text:list-item>
      </text:list>
      <text:p text:style-name="P22"/>
      <text:p text:style-name="P22"><text:tab/>→ <text:span text:style-name="Strong_20_Emphasis"><text:span text:style-name="T24">No critical determinant is missing</text:span></text:span>.<text:line-break/><text:tab/>→ Structure adapted for <text:span text:style-name="Strong_20_Emphasis"><text:span text:style-name="T24">full-cycle analysis</text:span></text:span>.</text:p>
      <text:h text:style-name="P42" text:outline-level="2"/>
      <text:list xml:id="list90548892000103" text:continue-list="list90550442135924" text:style-name="Numbering_20_123">
        <text:list-item>
          <text:list>
            <text:list-item>
              <text:h text:style-name="P21" text:outline-level="2"><text:bookmark text:name="previous-crop"/><text:bookmark-start text:name="__RefHeading___Toc20744_337925500"/><text:span text:style-name="Strong_20_Emphasis"><text:span text:style-name="T25">Previous Crop</text:span></text:span><text:bookmark-end text:name="__RefHeading___Toc20744_337925500"/></text:h>
            </text:list-item>
          </text:list>
        </text:list-item>
      </text:list>
      <text:p text:style-name="P22">Represented by the <text:span text:style-name="Strong_20_Emphasis"><text:span text:style-name="T24">CIF N-1</text:span></text:span>, which captures: water dynamics, compaction, residual fertility, diseases, weeds, variability, stage-specific stress, and establishment quality.</text:p>
      <text:h text:style-name="P42" text:outline-level="2"/>
      <text:list text:continue-numbering="true" text:style-name="Numbering_20_123">
        <text:list-item>
          <text:list>
            <text:list-item>
              <text:h text:style-name="P21" text:outline-level="2"><text:bookmark text:name="irrigation"/><text:bookmark-start text:name="__RefHeading___Toc20746_337925500"/><text:span text:style-name="Strong_20_Emphasis"><text:span text:style-name="T25">Irrigation</text:span></text:span><text:bookmark-end text:name="__RefHeading___Toc20746_337925500"/></text:h>
            </text:list-item>
          </text:list>
        </text:list-item>
      </text:list>
      <text:p text:style-name="P22">Irrigation is <text:span text:style-name="Strong_20_Emphasis"><text:span text:style-name="T24">not just a "yes/no" mention</text:span></text:span>. The actual water conditions experienced by the plant are measured via functional soil data (moisture, stress) and the global climatic balance (<text:span text:style-name="Strong_20_Emphasis"><text:span text:style-name="T24">ET0</text:span></text:span>, rainfall).</text:p>
      <text:p text:style-name="P22">If artificial watering is applied, it is tracked as a <text:span text:style-name="Strong_20_Emphasis"><text:span text:style-name="T24">specific intervention</text:span></text:span> in the <text:span text:style-name="Source_20_Text"><text:span text:style-name="T24">"management"</text:span></text:span> block of the relevant stage (type: irrigation, applied dose in mm).</text:p>
      <text:p text:style-name="P22"/>
      <text:p text:style-name="P45">→ Irrigation thus becomes a <text:span text:style-name="Strong_20_Emphasis"><text:span text:style-name="T24">measurable management action</text:span></text:span>, directly linkable to the plant's <text:span text:style-name="Strong_20_Emphasis"><text:span text:style-name="T24">physiological response</text:span></text:span> during the concerned stage.</text:p>
      <text:p text:style-name="Text_20_body"><text:span text:style-name="Strong_20_Emphasis"/></text:p>
      <text:p text:style-name="Text_20_body"/>
      <text:list xml:id="list90549230772700" text:continue-numbering="true" text:style-name="Numbering_20_123">
        <text:list-item>
          <text:h text:style-name="P46" text:outline-level="1"><text:bookmark-start text:name="__RefHeading___Toc10811_2099299435"/><text:span text:style-name="Strong_20_Emphasis"><text:span text:style-name="T25">Why the CIF Represents a Major Advancement</text:span></text:span><text:bookmark-end text:name="__RefHeading___Toc10811_2099299435"/></text:h>
        </text:list-item>
      </text:list>
      <text:p text:style-name="Text_20_body"><text:span text:style-name="T26">The </text:span><text:span text:style-name="Strong_20_Emphasis"><text:span text:style-name="T27">CIF – Cycle Invariant File</text:span></text:span><text:span text:style-name="T26"> represents a structural evolution in the way a crop cycle is documented, analyzed, and leveraged.</text:span></text:p>
      <text:p text:style-name="Text_20_body"><text:span text:style-name="T26">It transforms agricultural traceability—entered only once by the operator—into a set of </text:span><text:span text:style-name="Strong_20_Emphasis"><text:span text:style-name="T27">enriched, scientifically exploitable, and institutionally robust data</text:span></text:span><text:span text:style-name="T26">.</text:span></text:p>
      <text:p text:style-name="P47"/>
      <text:p text:style-name="P47">The CIF thus converts:</text:p>
      <text:list text:style-name="L14">
        <text:list-item>
          <text:p text:style-name="P48"><text:span text:style-name="Strong_20_Emphasis"><text:span text:style-name="T27">mandatory traceability</text:span></text:span><text:span text:style-name="T26">,</text:span></text:p>
        </text:list-item>
        <text:list-item>
          <text:p text:style-name="P48"><text:span text:style-name="T26">into </text:span><text:span text:style-name="Strong_20_Emphasis"><text:span text:style-name="T27">enriched data</text:span></text:span><text:span text:style-name="T26"> (active substances, modes of action, physiological indices),</text:span></text:p>
        </text:list-item>
        <text:list-item>
          <text:p text:style-name="P48"><text:span text:style-name="T26">into </text:span><text:span text:style-name="Strong_20_Emphasis"><text:span text:style-name="T27">structured agronomic analysis</text:span></text:span><text:span text:style-name="T26">, organized by stages,</text:span></text:p>
        </text:list-item>
        <text:list-item>
          <text:p text:style-name="P48"><text:span text:style-name="T26">into </text:span><text:span text:style-name="Strong_20_Emphasis"><text:span text:style-name="T27">rigorous and reproducible multi-plot comparison</text:span></text:span><text:span text:style-name="T26">,</text:span></text:p>
        </text:list-item>
        <text:list-item>
          <text:p text:style-name="P48"><text:span text:style-name="T26">into </text:span><text:span text:style-name="Strong_20_Emphasis"><text:span text:style-name="T27">official reporting</text:span></text:span><text:span text:style-name="T26">, compliant with regulatory requirements,</text:span></text:p>
        </text:list-item>
        <text:list-item>
          <text:p text:style-name="P48"><text:span text:style-name="T26">into </text:span><text:span text:style-name="Strong_20_Emphasis"><text:span text:style-name="T27">strategic management</text:span></text:span><text:span text:style-name="T26">, enabling improved performance and resilience.</text:span></text:p>
        </text:list-item>
      </text:list>
      <text:p text:style-name="P47"/>
      <text:p text:style-name="Text_20_body"><text:span text:style-name="T26">With the </text:span><text:span text:style-name="Source_20_Text"><text:span text:style-name="T27">"soil_analysis"</text:span></text:span><text:span text:style-name="T26">, </text:span><text:span text:style-name="Source_20_Text"><text:span text:style-name="T27">"variety_traits"</text:span></text:span><text:span text:style-name="T26">, </text:span><text:span text:style-name="Source_20_Text"><text:span text:style-name="T27">"growthmetrics"</text:span></text:span><text:span text:style-name="T26">, and </text:span><text:span text:style-name="Source_20_Text"><text:span text:style-name="T27">"yield_*"</text:span></text:span><text:span text:style-name="T26"> blocks, </text:span><text:span text:style-name="Strong_20_Emphasis"><text:span text:style-name="T27">CIF 3.0 no longer merely describes</text:span></text:span><text:span text:style-name="T26"> the conditions experienced by the crop; it provides a </text:span><text:span text:style-name="Strong_20_Emphasis"><text:span text:style-name="T27">structured reading of yield-limiting factors</text:span></text:span><text:span text:style-name="T26">, directly exploitable for agronomic diagnosis, the search for improvement levers, and institutional reporting.</text:span></text:p>
      <text:p text:style-name="P19"/>
      <text:p text:style-name="P15"/>
      <text:list xml:id="list90550495787792" text:continue-list="list90549230772700" text:style-name="Numbering_20_123">
        <text:list-item>
          <text:h text:style-name="P16" text:outline-level="1"><text:bookmark text:name="benefits-of-the-cif-for-farmers"/><text:bookmark-start text:name="__RefHeading___Toc20748_337925500"/><text:span text:style-name="Strong_20_Emphasis">Benefits of the CIF for Farmers</text:span><text:bookmark-end text:name="__RefHeading___Toc20748_337925500"/></text:h>
        </text:list-item>
      </text:list>
      <text:p text:style-name="P49">The CIF can become the <text:span text:style-name="Strong_20_Emphasis"><text:span text:style-name="T24">single point of entry</text:span></text:span> for a farmer's operational traceability. A <text:span text:style-name="Strong_20_Emphasis"><text:span text:style-name="T24">single data entry</text:span></text:span>, in one place, using the exact same information as usual.</text:p>
      <text:p text:style-name="P49"><text:span text:style-name="Strong_20_Emphasis"><text:span text:style-name="T24"/></text:span></text:p>
      <text:p text:style-name="P49"><text:span text:style-name="Strong_20_Emphasis"><text:span text:style-name="T24">CompaniX Automatically Generates Official Reports</text:span></text:span><text:line-break/>From the CIF, CompaniX automatically produces:</text:p>
      <text:list text:style-name="L15">
        <text:list-item>
          <text:p text:style-name="P50"><text:span text:style-name="Strong_20_Emphasis"><text:span text:style-name="T24">regulatory reports</text:span></text:span>,</text:p>
        </text:list-item>
        <text:list-item>
          <text:p text:style-name="P50">documents for <text:span text:style-name="Strong_20_Emphasis"><text:span text:style-name="T24">audits</text:span></text:span>,</text:p>
        </text:list-item>
        <text:list-item>
          <text:p text:style-name="P50">summaries requested by <text:span text:style-name="Strong_20_Emphasis"><text:span text:style-name="T24">cooperatives</text:span></text:span>,</text:p>
        </text:list-item>
        <text:list-item>
          <text:p text:style-name="P50">formalized exports for <text:span text:style-name="Strong_20_Emphasis"><text:span text:style-name="T24">agricultural authorities</text:span></text:span>.</text:p>
        </text:list-item>
      </text:list>
      <text:p text:style-name="P49"/>
      <text:p text:style-name="P49"><text:tab/>→ The farmer <text:span text:style-name="Strong_20_Emphasis"><text:span text:style-name="T24">enters data once</text:span></text:span>.<text:line-break/><text:tab/>→ CompaniX <text:span text:style-name="Strong_20_Emphasis"><text:span text:style-name="T24">handles the rest</text:span></text:span>.</text:p>
      <text:p text:style-name="P49"><text:span text:style-name="Strong_20_Emphasis"><text:span text:style-name="T24"/></text:span></text:p>
      <text:p text:style-name="P49"><text:span text:style-name="Strong_20_Emphasis"><text:span text:style-name="T24">A Clear Understanding of What Influenced Yield</text:span></text:span><text:line-break/>The CIF highlights:</text:p>
      <text:list text:style-name="L16">
        <text:list-item>
          <text:p text:style-name="P51">the <text:span text:style-name="Strong_20_Emphasis"><text:span text:style-name="T24">alignment of the management schedule</text:span></text:span> with climatic conditions,</text:p>
        </text:list-item>
        <text:list-item>
          <text:p text:style-name="P51"><text:span text:style-name="Strong_20_Emphasis"><text:span text:style-name="T24">timing variations</text:span></text:span> between plots or years,</text:p>
        </text:list-item>
        <text:list-item>
          <text:p text:style-name="P51">the <text:span text:style-name="Strong_20_Emphasis"><text:span text:style-name="T24">actual reaction of the crop</text:span></text:span> to soil and climate conditions.</text:p>
        </text:list-item>
      </text:list>
      <text:p text:style-name="P49">If necessary, the CIF makes it possible to <text:span text:style-name="Strong_20_Emphasis"><text:span text:style-name="T24">adjust the management schedule</text:span></text:span> based on the conditions actually experienced in the field.</text:p>
      <text:p text:style-name="P49"><text:span text:style-name="Strong_20_Emphasis"><text:span text:style-name="T24"/></text:span></text:p>
      <text:p text:style-name="P49"><text:span text:style-name="Strong_20_Emphasis"><text:span text:style-name="T24">Objective Comparison Between Plots</text:span></text:span><text:line-break/>Same soil, same variety, same weather... but not the same yield. The CIF makes it possible to <text:span text:style-name="Strong_20_Emphasis"><text:span text:style-name="T24">understand why</text:span></text:span>.</text:p>
      <text:p text:style-name="P49"><text:span text:style-name="Strong_20_Emphasis"><text:span text:style-name="T24"/></text:span></text:p>
      <text:p text:style-name="P49"><text:span text:style-name="Strong_20_Emphasis"><text:span text:style-name="T24">Valuable Traceability</text:span></text:span><text:line-break/>The CIF can be used for:</text:p>
      <text:list text:style-name="L17">
        <text:list-item>
          <text:p text:style-name="P52"><text:span text:style-name="Strong_20_Emphasis"><text:span text:style-name="T24">quality assurance</text:span></text:span> initiatives,</text:p>
        </text:list-item>
        <text:list-item>
          <text:p text:style-name="P52"><text:span text:style-name="Strong_20_Emphasis"><text:span text:style-name="T24">certifications</text:span></text:span>,</text:p>
        </text:list-item>
        <text:list-item>
          <text:p text:style-name="P52"><text:span text:style-name="Strong_20_Emphasis"><text:span text:style-name="T24">audits</text:span></text:span>,</text:p>
        </text:list-item>
        <text:list-item>
          <text:p text:style-name="P52"><text:span text:style-name="Strong_20_Emphasis"><text:span text:style-name="T24">administrative requests</text:span></text:span>.</text:p>
        </text:list-item>
      </text:list>
      <text:p text:style-name="P49"><text:soft-page-break/><text:span text:style-name="Strong_20_Emphasis"><text:span text:style-name="T24">Zero Additional Work</text:span></text:span><text:line-break/>The system <text:span text:style-name="Strong_20_Emphasis"><text:span text:style-name="T24">automatically enriches the data</text:span></text:span> (active substance, mode of action, indices, etc.). The farmer does <text:span text:style-name="Strong_20_Emphasis"><text:span text:style-name="T24">nothing more than what they already do</text:span></text:span>.</text:p>
      <text:p text:style-name="P53"><text:span text:style-name="Strong_20_Emphasis"><text:span text:style-name="T32"/></text:span></text:p>
      <text:p text:style-name="P54"/>
      <text:list text:continue-list="list90550495787792" text:style-name="Numbering_20_123">
        <text:list-item>
          <text:h text:style-name="P16" text:outline-level="1"><text:bookmark text:name="benefits-of-the-cif-for-agronomists"/><text:bookmark-start text:name="__RefHeading___Toc20750_337925500"/>Benefits of the CIF for Agronomists<text:bookmark-end text:name="__RefHeading___Toc20750_337925500"/></text:h>
        </text:list-item>
      </text:list>
      <text:p text:style-name="P55"><text:span text:style-name="T26">The CIF (Cycle Invariant File) is also designed to </text:span><text:span text:style-name="Strong_20_Emphasis"><text:span text:style-name="T27">empower field agronomists, advisors, and agricultural engineers</text:span></text:span><text:span text:style-name="T26">. It transforms scattered observations into a </text:span><text:span text:style-name="Strong_20_Emphasis"><text:span text:style-name="T27">structured, comparable, and physiologically readable baseline</text:span></text:span><text:span text:style-name="T26">, which improves both the </text:span><text:span text:style-name="Strong_20_Emphasis"><text:span text:style-name="T27">quality of diagnosis</text:span></text:span><text:span text:style-name="T26"> and the </text:span><text:span text:style-name="Strong_20_Emphasis"><text:span text:style-name="T27">relevance of recommendations</text:span></text:span><text:span text:style-name="T26">.</text:span></text:p>
      <text:p text:style-name="P55"><text:span text:style-name="Strong_20_Emphasis"><text:span text:style-name="T27"/></text:span></text:p>
      <text:p text:style-name="P55"><text:span text:style-name="Strong_20_Emphasis"><text:span text:style-name="T27">A Structured Agronomic Reading of the Cycle</text:span></text:span><text:span text:style-name="T26"><text:line-break/>The CIF organizes information by </text:span><text:span text:style-name="Strong_20_Emphasis"><text:span text:style-name="T27">physiological stages</text:span></text:span><text:span text:style-name="T26"> rather than simple calendar dates. This allows the agronomist to reason directly in relation to the </text:span><text:span text:style-name="Strong_20_Emphasis"><text:span text:style-name="T27">crop's physiology, sensitive phases, and critical moments for yield</text:span></text:span><text:span text:style-name="T26">.</text:span></text:p>
      <text:p text:style-name="P55"><text:span text:style-name="Strong_20_Emphasis"><text:span text:style-name="T27"/></text:span></text:p>
      <text:p text:style-name="P55"><text:span text:style-name="Strong_20_Emphasis"><text:span text:style-name="T27">Faster and More Objective Diagnostics</text:span></text:span><text:span text:style-name="T26"><text:line-break/>The CIF gathers within a single framework the conditions experienced by the crop, stresses, variability, and management interventions. The agronomist can thus </text:span><text:span text:style-name="Strong_20_Emphasis"><text:span text:style-name="T27">more quickly identify the explanatory factors</text:span></text:span><text:span text:style-name="T26"> for a yield gap, using a </text:span><text:span text:style-name="Strong_20_Emphasis"><text:span text:style-name="T27">more robust foundation</text:span></text:span><text:span text:style-name="T26"> than simple isolated observations.</text:span></text:p>
      <text:p text:style-name="P55"><text:span text:style-name="Strong_20_Emphasis"><text:span text:style-name="T27"/></text:span></text:p>
      <text:p text:style-name="P55"><text:span text:style-name="Strong_20_Emphasis"><text:span text:style-name="T27">Rigorous Comparison Between Plots and Seasons</text:span></text:span><text:span text:style-name="T26"><text:line-break/>The CIF facilitates comparisons between seemingly similar plots, successive seasons, and different management practices. It makes it possible to </text:span><text:span text:style-name="Strong_20_Emphasis"><text:span text:style-name="T27">clearly distinguish</text:span></text:span><text:span text:style-name="T26"> what is driven by </text:span><text:span text:style-name="Strong_20_Emphasis"><text:span text:style-name="T27">soil, climate, stress, variability, or management</text:span></text:span><text:span text:style-name="T26">.</text:span></text:p>
      <text:p text:style-name="P55"><text:span text:style-name="Strong_20_Emphasis"><text:span text:style-name="T27"/></text:span></text:p>
      <text:p text:style-name="P55"><text:span text:style-name="Strong_20_Emphasis"><text:span text:style-name="T27">Concrete Support for Recommendations</text:span></text:span><text:span text:style-name="T26"><text:line-break/>By linking interventions, their timing, their intensity, and the conditions actually experienced, the CIF helps the agronomist formulate recommendations that are </text:span><text:span text:style-name="Strong_20_Emphasis"><text:span text:style-name="T27">more precise, better argued, and better documented</text:span></text:span><text:span text:style-name="T26">.</text:span></text:p>
      <text:p text:style-name="P55"><text:span text:style-name="Strong_20_Emphasis"><text:span text:style-name="T27"/></text:span></text:p>
      <text:p text:style-name="P55"><text:span text:style-name="Strong_20_Emphasis"><text:span text:style-name="T27">Time Savings in Data Collection and Formalization</text:span></text:span><text:span text:style-name="T26"><text:line-break/>The CIF standardizes the information useful for agronomic analysis. The agronomist spends </text:span><text:span text:style-name="Strong_20_Emphasis"><text:span text:style-name="T27">less time reconstructing a plot's history</text:span></text:span><text:span text:style-name="T26"> and </text:span><text:span text:style-name="Strong_20_Emphasis"><text:span text:style-name="T27">more time interpreting, comparing, and advising</text:span></text:span><text:span text:style-name="T26">.</text:span></text:p>
      <text:p text:style-name="P55"><text:span text:style-name="Strong_20_Emphasis"><text:span text:style-name="T27"/></text:span></text:p>
      <text:p text:style-name="P55"><text:span text:style-name="Strong_20_Emphasis"><text:span text:style-name="T27">Support for Precision Agriculture</text:span></text:span><text:span text:style-name="T26"><text:line-break/>The CIF invariants can be fed by sensors and field tools also used for precision operations. In real-time, the agronomist can </text:span><text:span text:style-name="Strong_20_Emphasis"><text:span text:style-name="T27">target a specific zone</text:span></text:span><text:span text:style-name="T26">, verify it in the field, and </text:span><text:span text:style-name="Strong_20_Emphasis"><text:span text:style-name="T27">more effectively decide on actions to take</text:span></text:span><text:span text:style-name="T26">.</text:span></text:p>
      <text:p text:style-name="P56"/>
      <text:p text:style-name="P55"><text:span text:style-name="T26">The </text:span><text:span text:style-name="Source_20_Text"><text:span text:style-name="T27">"yield_breakdown"</text:span></text:span><text:span text:style-name="T26"> and </text:span><text:span text:style-name="Source_20_Text"><text:span text:style-name="T27">"yield_summary"</text:span></text:span><text:span text:style-name="T26"> blocks provide agronomists with a </text:span><text:span text:style-name="Strong_20_Emphasis"><text:span text:style-name="T27">direct view of the limiting factors</text:span></text:span><text:span text:style-name="T26"> for a given cycle, </text:span><text:span text:style-name="Strong_20_Emphasis"><text:span text:style-name="T27">without having to reconstruct the analysis from raw data</text:span></text:span><text:span text:style-name="T26">.</text:span></text:p>
      <text:p text:style-name="P54"/>
      <text:list xml:id="list90549967965756" text:continue-numbering="true" text:style-name="Numbering_20_123">
        <text:list-item>
          <text:h text:style-name="P46" text:outline-level="1"><text:bookmark-start text:name="__RefHeading___Toc10827_2099299435"/><text:span text:style-name="Strong_20_Emphasis"><text:span text:style-name="T25">Benefits of the CIF for Agricultural Authorities</text:span></text:span><text:bookmark-end text:name="__RefHeading___Toc10827_2099299435"/></text:h>
        </text:list-item>
      </text:list>
      <text:p text:style-name="P22">The CIF constitutes a <text:span text:style-name="Strong_20_Emphasis"><text:span text:style-name="T24">standardized, neutral, and verifiable format</text:span></text:span> for documenting a crop cycle in a <text:span text:style-name="Strong_20_Emphasis"><text:span text:style-name="T24">coherent, comparable, and scientifically sound</text:span></text:span> manner. It relies exclusively on the data that operators must already report in their traceability registers, <text:span text:style-name="Strong_20_Emphasis"><text:span text:style-name="T24">without creating any additional administrative burden</text:span></text:span>.</text:p>
      <text:p text:style-name="P22"><text:span text:style-name="Strong_20_Emphasis"><text:span text:style-name="T24"/></text:span></text:p>
      <text:p text:style-name="P22"><text:span text:style-name="Strong_20_Emphasis"><text:span text:style-name="T24">A Single Point of Entry for Operational Traceability</text:span></text:span><text:line-break/>The CIF can serve as a <text:span text:style-name="Strong_20_Emphasis"><text:span text:style-name="T24">single data entry medium</text:span></text:span> for operators. All mandatory data is centralized in a <text:span text:style-name="Strong_20_Emphasis"><text:span text:style-name="T24">structured and harmonized format</text:span></text:span>.</text:p>
      <text:p text:style-name="P22"><text:span text:style-name="Strong_20_Emphasis"><text:span text:style-name="T24"/></text:span></text:p>
      <text:p text:style-name="P22"><text:span text:style-name="Strong_20_Emphasis"><text:span text:style-name="T24">CompaniX Automatically Generates Regulatory Reports</text:span></text:span><text:line-break/>From the CIF, CompaniX produces:</text:p>
      <text:list text:style-name="L18">
        <text:list-item>
          <text:p text:style-name="P57"><text:span text:style-name="Strong_20_Emphasis"><text:span text:style-name="T24">formalized reports for authorities</text:span></text:span>,</text:p>
        </text:list-item>
        <text:list-item>
          <text:p text:style-name="P57"><text:span text:style-name="Strong_20_Emphasis"><text:span text:style-name="T24">audit documents</text:span></text:span>,</text:p>
        </text:list-item>
        <text:list-item>
          <text:p text:style-name="P57"><text:span text:style-name="Strong_20_Emphasis"><text:span text:style-name="T24">standardized exports</text:span></text:span>,</text:p>
        </text:list-item>
        <text:list-item>
          <text:p text:style-name="P57"><text:span text:style-name="Strong_20_Emphasis"><text:span text:style-name="T24">summaries of farming practices</text:span></text:span>.</text:p>
        </text:list-item>
      </text:list>
      <text:p text:style-name="P22">This guarantees a <text:span text:style-name="Strong_20_Emphasis"><text:span text:style-name="T24">methodological consistency</text:span></text:span> between traceability, agronomic analysis, and reporting.</text:p>
      <text:p text:style-name="P22"><text:span text:style-name="Strong_20_Emphasis"><text:span text:style-name="T24"/></text:span></text:p>
      <text:p text:style-name="P22"><text:span text:style-name="Strong_20_Emphasis"><text:span text:style-name="T24">A Harmonized and Comparable Format</text:span></text:span><text:line-break/>The CIF facilitates:</text:p>
      <text:list text:style-name="L19">
        <text:list-item>
          <text:p text:style-name="P58"><text:span text:style-name="Strong_20_Emphasis"><text:span text:style-name="T24">regional or national consolidation</text:span></text:span>,</text:p>
        </text:list-item>
        <text:list-item>
          <text:p text:style-name="P58"><text:span text:style-name="Strong_20_Emphasis"><text:span text:style-name="T24">practice analysis</text:span></text:span>,</text:p>
        </text:list-item>
        <text:list-item>
          <text:p text:style-name="P58"><text:span text:style-name="Strong_20_Emphasis"><text:span text:style-name="T24">input tracking</text:span></text:span>,</text:p>
        </text:list-item>
        <text:list-item>
          <text:p text:style-name="P58"><text:span text:style-name="Strong_20_Emphasis"><text:span text:style-name="T24">sustainability programs</text:span></text:span>,</text:p>
        </text:list-item>
        <text:list-item>
          <text:p text:style-name="P58"><text:span text:style-name="Strong_20_Emphasis"><text:span text:style-name="T24">agroecological transition initiatives</text:span></text:span>.</text:p>
        </text:list-item>
      </text:list>
      <text:p text:style-name="P22"><text:span text:style-name="Strong_20_Emphasis"><text:span text:style-name="T24"/></text:span></text:p>
      <text:p text:style-name="P22"><text:span text:style-name="Strong_20_Emphasis"><text:span text:style-name="T24">Enriched and Verifiable Traceability</text:span></text:span><text:line-break/>Interventions are <text:span text:style-name="Strong_20_Emphasis"><text:span text:style-name="T24">automatically enriched</text:span></text:span> with:</text:p>
      <text:list text:style-name="L20">
        <text:list-item>
          <text:p text:style-name="P59">active substance,</text:p>
        </text:list-item>
        <text:list-item>
          <text:p text:style-name="P59">mode of action,</text:p>
        </text:list-item>
        <text:list-item>
          <text:p text:style-name="P59">formulation,</text:p>
        </text:list-item>
        <text:list-item>
          <text:p text:style-name="P59">concentration,</text:p>
        </text:list-item>
        <text:list-item>
          <text:p text:style-name="P59"><text:soft-page-break/>timing and intensity indices.</text:p>
        </text:list-item>
      </text:list>
      <text:p text:style-name="P22">This reinforces the <text:span text:style-name="Strong_20_Emphasis"><text:span text:style-name="T24">reliability and transparency</text:span></text:span> of the data.</text:p>
      <text:p text:style-name="P22"><text:span text:style-name="Strong_20_Emphasis"><text:span text:style-name="T24"/></text:span></text:p>
      <text:p text:style-name="P22"><text:span text:style-name="Strong_20_Emphasis"><text:span text:style-name="T24">A Physiological Vision of the Cycle</text:span></text:span><text:line-break/>The CIF structures data by <text:span text:style-name="Strong_20_Emphasis"><text:span text:style-name="T24">physiological stages</text:span></text:span>, enabling a <text:span text:style-name="Strong_20_Emphasis"><text:span text:style-name="T24">more relevant agronomic reading</text:span></text:span> than simple calendar dates.</text:p>
      <text:p text:style-name="P22"><text:span text:style-name="Strong_20_Emphasis"><text:span text:style-name="T24"/></text:span></text:p>
      <text:p text:style-name="P22"><text:span text:style-name="Strong_20_Emphasis"><text:span text:style-name="T24">Compatibility with Public Policies</text:span></text:span><text:line-break/>The CIF supports:</text:p>
      <text:list text:style-name="L21">
        <text:list-item>
          <text:p text:style-name="P60"><text:span text:style-name="Strong_20_Emphasis"><text:span text:style-name="T24">input reduction strategies</text:span></text:span>,</text:p>
        </text:list-item>
        <text:list-item>
          <text:p text:style-name="P60"><text:span text:style-name="Strong_20_Emphasis"><text:span text:style-name="T24">climate resilience programs</text:span></text:span>,</text:p>
        </text:list-item>
        <text:list-item>
          <text:p text:style-name="P60"><text:span text:style-name="Strong_20_Emphasis"><text:span text:style-name="T24">certification processes</text:span></text:span>,</text:p>
        </text:list-item>
        <text:list-item>
          <text:p text:style-name="P60"><text:span text:style-name="Strong_20_Emphasis"><text:span text:style-name="T24">practice monitoring systems</text:span></text:span>.</text:p>
        </text:list-item>
      </text:list>
      <text:p text:style-name="P19"><text:span text:style-name="Strong_20_Emphasis"/></text:p>
      <text:p text:style-name="P61"/>
      <text:list text:continue-list="list90549967965756" text:style-name="Numbering_20_123">
        <text:list-item>
          <text:h text:style-name="P16" text:outline-level="1"><text:bookmark-start text:name="__RefHeading___Toc20752_337925500"/><text:span text:style-name="T33">T</text:span>he Foundation of the Vision<text:bookmark-end text:name="__RefHeading___Toc20752_337925500"/></text:h>
        </text:list-item>
      </text:list>
      <text:p text:style-name="P62">The CIF is <text:span text:style-name="Strong_20_Emphasis"><text:span text:style-name="T24">not merely a measurement and reporting tool</text:span></text:span>: it constitutes the <text:span text:style-name="Strong_20_Emphasis"><text:span text:style-name="T24">field-level building block of a broader cognitive infrastructure</text:span></text:span>.</text:p>
      <text:p text:style-name="P62"/>
      <text:p text:style-name="P62">The "Vision" chapter describes how this infrastructure brings forth a <text:span text:style-name="Strong_20_Emphasis"><text:span text:style-name="T24">global cognitive protocol for agricultural standardization</text:span></text:span>, built on <text:span text:style-name="Strong_20_Emphasis"><text:span text:style-name="T24">collective learning</text:span></text:span> and <text:span text:style-name="Strong_20_Emphasis"><text:span text:style-name="T24">territorial sovereignty</text:span></text:span>.</text:p>
      <text:p text:style-name="P62">By reading it, you will see how the data structured by the CIF becomes the <text:span text:style-name="Strong_20_Emphasis"><text:span text:style-name="T24">foundation of a system</text:span></text:span> capable of connecting farms, territories, and institutions within a <text:span text:style-name="Strong_20_Emphasis"><text:span text:style-name="T24">common agronomic language</text:span></text:span> – a <text:span text:style-name="Strong_20_Emphasis"><text:span text:style-name="T24">Global Agricultural Standardization Protocol</text:span></text:span>.</text:p>
      <text:p text:style-name="P61"/>
      <text:p text:style-name="P61"/>
      <text:list text:continue-numbering="true" text:style-name="Numbering_20_123">
        <text:list-item>
          <text:h text:style-name="P16" text:outline-level="1"><text:bookmark-start text:name="__RefHeading___Toc20754_337925500"/><text:span text:style-name="Strong_20_Emphasis">The Vision</text:span><text:bookmark-end text:name="__RefHeading___Toc20754_337925500"/></text:h>
        </text:list-item>
      </text:list>
      <text:p text:style-name="P63"><text:span text:style-name="Strong_20_Emphasis"><text:span text:style-name="T34">A vision that opens a possible future</text:span></text:span></text:p>
      <text:p text:style-name="P64">There are projects that do more than provide a solution. They reveal a possible future. They show what a system could become if we choose to make it evolve rather than endure it. This document belongs to that rare category.</text:p>
      <text:p text:style-name="P65">It does not merely describe an architecture or a protocol. It outlines the contours of a world where agriculture, health, and nutrition no longer operate in silos, but as a living organism — capable of learning, adapting, and protecting the populations it serves.</text:p>
      <text:p text:style-name="P65">As you read these pages, you will discover a system that connects farms to one another, that lets field data converse with market signals, and that transforms every local observation into collective knowledge. What you are about to read is not an abstraction: it is a concrete, possible trajectory, already in motion.</text:p>
      <text:p text:style-name="P63"><text:span text:style-name="Strong_20_Emphasis"><text:span text:style-name="T34">Imagine…</text:span></text:span></text:p>
      <text:p text:style-name="P64">Imagine an agriculture where every decision — sowing, irrigating, treating, harvesting — enriches a collective intelligence that improves with every cycle. An agriculture where soil data, climate data, yields, markets, and even the nutritional and health needs of populations no longer remain isolated. They become living knowledge — shared, connected, immediately actionable.</text:p>
      <text:p text:style-name="P65">Imagine a system where every farm progresses thanks to the others, where every territory gains resilience, and where every data point strengthens collective performance. A system capable of anticipating risks, optimizing resources, and aligning agricultural production with real nutritional and health needs.</text:p>
      <text:p text:style-name="P63"><text:span text:style-name="Strong_20_Emphasis"><text:span text:style-name="T34">This is the vision carried by CompaniX.</text:span></text:span></text:p>
      <text:p text:style-name="P64">A project that does not seek to replace what exists, but to reinforce it. A project that offers a path to secure food resources, support farmers, anticipate crises, and align production with the real needs of populations.</text:p>
      <text:p text:style-name="P65">Some projects are important. Others are necessary. And then there are those that, by their very nature, call to be understood, supported, and extended — because they touch what underpins the stability of a society: its ability to nourish, protect, and anticipate.</text:p>
      <text:p text:style-name="P63"><text:span text:style-name="Strong_20_Emphasis"><text:span text:style-name="T34"/></text:span></text:p>
      <text:p text:style-name="P63"><text:span text:style-name="Strong_20_Emphasis"><text:span text:style-name="T34">CompaniX is one of those projects.</text:span></text:span></text:p>
      <text:p text:style-name="P63"><text:span text:style-name="Strong_20_Emphasis"><text:span text:style-name="T34"/></text:span></text:p>
      <text:list text:continue-numbering="true" text:style-name="Numbering_20_123">
        <text:list-item>
          <text:h text:style-name="P16" text:outline-level="1"><text:bookmark-start text:name="__RefHeading___Toc20756_337925500"/><text:span text:style-name="Strong_20_Emphasis">Toward a Global Cognitive Protocol for Agricultural Standardization</text:span><text:bookmark-end text:name="__RefHeading___Toc20756_337925500"/></text:h>
        </text:list-item>
      </text:list>
      <text:p text:style-name="P66"><text:span text:style-name="Strong_20_Emphasis"><text:span text:style-name="T35">An Emerging Global Protocol</text:span></text:span></text:p>
      <text:p text:style-name="P67"><text:span text:style-name="Strong_20_Emphasis"><text:span text:style-name="T11">CompaniX is not limited to optimizing farms or aggregating data. By orchestrating distributed technologies, evolving ontologies, sovereign knowledge graphs, and an antifragile cognitive learning system powered by frugal cycle capture and field tools (IoT sensors, robots, drones used both for measurement and operational execution), the system gradually creates a </text:span></text:span><text:span text:style-name="Strong_20_Emphasis"><text:span text:style-name="T26">shared language</text:span></text:span><text:span text:style-name="Strong_20_Emphasis"><text:span text:style-name="T11"> between farms, regions, financial institutions, and actors across the food chain.</text:span></text:span></text:p>
      <text:p text:style-name="P68">This shared language — built from definitions, invariants, cycles, responses to shocks, and operational standards — becomes, in practice, a <text:span text:style-name="Strong_20_Emphasis">reference protocol</text:span>. It enables different regions to compare their situations <text:span text:style-name="Strong_20_Emphasis">without sharing their data</text:span>, to align their practices <text:span text:style-name="Strong_20_Emphasis">without standardizing their contexts</text:span>, and to synchronize their decisions <text:span text:style-name="Strong_20_Emphasis">while preserving full sovereignty</text:span>.</text:p>
      <text:p text:style-name="P68">As the network expands, this protocol acquires a rare property: it becomes <text:span text:style-name="Strong_20_Emphasis">self‑reinforcing</text:span>. Each new region enriches the global knowledge base, each cycle improves the precision of recommendations, and each actor progressively adopts the same standards of measurement, evaluation, and remediation.</text:p>
      <text:p text:style-name="P68">Without ever imposing it, CompaniX creates the conditions for the emergence of a <text:span text:style-name="Strong_20_Emphasis">global protocol for agricultural standardization</text:span>, grounded in sovereignty, interoperability, and collective learning. A protocol capable of unifying practices, reducing systemic risks, and aligning agricultural production with real nutritional and health needs.</text:p>
      <text:p text:style-name="P68">This is not a platform. It is a <text:span text:style-name="Strong_20_Emphasis">cognitive infrastructure</text:span> from which a global standard emerges.</text:p>
      <text:p text:style-name="P67"><text:span text:style-name="Strong_20_Emphasis"><text:span text:style-name="T11"/></text:span></text:p>
      <text:p text:style-name="P66"><text:span text:style-name="Strong_20_Emphasis"><text:span text:style-name="T35">A Lean Enterprise by Design</text:span></text:span></text:p>
      <text:p text:style-name="P69"><text:span text:style-name="Strong_20_Emphasis"><text:span text:style-name="T36">CompaniX was conceived from the outset to be </text:span></text:span><text:span text:style-name="Strong_20_Emphasis"><text:span text:style-name="T37">extremely lean</text:span></text:span><text:span text:style-name="Strong_20_Emphasis"><text:span text:style-name="T36"> in every dimension. Operations rely on standardized, reproducible processes; the technological architecture is distributed and modular; and each region operates its own instance without central overhead. Data does not circulate: only </text:span></text:span><text:span text:style-name="Strong_20_Emphasis"><text:span text:style-name="T37">learning</text:span></text:span><text:span text:style-name="Strong_20_Emphasis"><text:span text:style-name="T36"> propagates, reducing costs, risks, and regulatory constraints.</text:span></text:span></text:p>
      <text:p text:style-name="P70">Governance remains lightweight, based on standards rather than complex structures, and development follows a modular, iterative logic focused on <text:span text:style-name="Strong_20_Emphasis">direct value for farms and territories</text:span>.</text:p>
      <text:p text:style-name="P70">This (extremely) lean approach is not an aesthetic choice: it is a <text:span text:style-name="Strong_20_Emphasis">structural requirement</text:span> for a global protocol to emerge, spread, and remain sovereign, effective, and economically viable.</text:p>
      <text:p text:style-name="P71"/>
      <text:list text:continue-numbering="true" text:style-name="Numbering_20_123">
        <text:list-item>
          <text:h text:style-name="P46" text:outline-level="1"><text:bookmark-start text:name="__RefHeading___Toc21123_337925500"/><text:span text:style-name="Strong_20_Emphasis"><text:span text:style-name="T25">CompaniX Architecture</text:span></text:span><text:bookmark-end text:name="__RefHeading___Toc21123_337925500"/></text:h>
        </text:list-item>
      </text:list>
      <text:p text:style-name="P72"><text:span text:style-name="Strong_20_Emphasis"><text:span text:style-name="T38"/></text:span></text:p>
      <text:p text:style-name="P72"><text:span text:style-name="Strong_20_Emphasis"><text:span text:style-name="T38">================================================================================================</text:span></text:span></text:p>
      <text:p text:style-name="P72"><text:span text:style-name="Strong_20_Emphasis"><text:span text:style-name="T38"><text:s text:c="25"/></text:span></text:span><text:span text:style-name="Strong_20_Emphasis"><text:span text:style-name="T39">COMPANIX ARCHITECTURE: STRICT ROLE SEPARATION</text:span></text:span></text:p>
      <text:p text:style-name="P72"><text:span text:style-name="Strong_20_Emphasis"><text:span text:style-name="T38">================================================================================================</text:span></text:span></text:p>
      <text:p text:style-name="P72"><text:span text:style-name="Strong_20_Emphasis"><text:span text:style-name="T38"/></text:span></text:p>
      <text:p text:style-name="P72"><text:span text:style-name="Strong_20_Emphasis"><text:span text:style-name="T38"/></text:span></text:p>
      <text:p text:style-name="P72"><text:span text:style-name="Strong_20_Emphasis"><text:span text:style-name="T38"><text:s text:c="6"/>[ ON-FARM / LOCAL ENVIRONMENT ] <text:s text:c="24"/>[ REMOTE / NATIONAL OR GLOBAL ]</text:span></text:span></text:p>
      <text:p text:style-name="P72"><text:span text:style-name="Strong_20_Emphasis"><text:span text:style-name="T38"><text:s/></text:span></text:span></text:p>
      <text:p text:style-name="P72"><text:span text:style-name="Strong_20_Emphasis"><text:span text:style-name="T38"><text:s text:c="3"/>+------------------------------------+ <text:s text:c="16"/>+------------------------------------+</text:span></text:span></text:p>
      <text:p text:style-name="P72"><text:span text:style-name="Strong_20_Emphasis"><text:span text:style-name="T38"><text:s text:c="3"/>| <text:s text:c="12"/>EDGE NODE <text:s text:c="13"/>| <text:s text:c="16"/>| <text:s text:c="9"/>COGNITIVE CORE <text:s text:c="11"/>|</text:span></text:span></text:p>
      <text:p text:style-name="P72"><text:span text:style-name="Strong_20_Emphasis"><text:span text:style-name="T38"><text:s text:c="3"/>|------------------------------------| <text:s text:c="16"/>|------------------------------------|</text:span></text:span></text:p>
      <text:p text:style-name="P72"><text:span text:style-name="Strong_20_Emphasis"><text:span text:style-name="T38"><text:s text:c="3"/>| <text:s text:c="35"/>| <text:s text:c="16"/>| <text:s text:c="35"/>|</text:span></text:span></text:p>
      <text:p text:style-name="P72"><text:span text:style-name="Strong_20_Emphasis"><text:span text:style-name="T38"><text:s text:c="3"/>| <text:s/>[Sensors &amp; IoT Devices] <text:s text:c="10"/>| <text:s text:c="16"/>| <text:s/>[Data Ingestion Pipeline] <text:s text:c="8"/>|</text:span></text:span></text:p>
      <text:p text:style-name="P72"><text:span text:style-name="Strong_20_Emphasis"><text:span text:style-name="T38"><text:s text:c="3"/>| <text:s text:c="7"/>| (Raw Data) <text:s text:c="15"/>| <text:s text:c="16"/>| <text:s text:c="7"/>| <text:s text:c="26"/>|</text:span></text:span></text:p>
      <text:p text:style-name="P72"><text:span text:style-name="Strong_20_Emphasis"><text:span text:style-name="T38"><text:s text:c="3"/>| <text:s text:c="7"/>v <text:s text:c="26"/>| <text:s text:c="16"/>| <text:s text:c="7"/>v <text:s text:c="26"/>|</text:span></text:span></text:p>
      <text:p text:style-name="P72"><text:span text:style-name="Strong_20_Emphasis"><text:span text:style-name="T38"><text:s text:c="3"/>| <text:s/>(Data Aggregation) <text:s text:c="15"/>| <text:s text:c="3"/>Transmits <text:s text:c="3"/>| <text:s/>(Ontologies &amp; Vectorization) <text:s text:c="5"/>|</text:span></text:span></text:p>
      <text:p text:style-name="P72"><text:span text:style-name="Strong_20_Emphasis"><text:span text:style-name="T38"><text:s text:c="3"/>| <text:s text:c="7"/>| <text:s text:c="26"/>| <text:s text:c="4"/>CIF 3.0 <text:s text:c="4"/>| <text:s text:c="7"/>| <text:s text:c="26"/>|</text:span></text:span></text:p>
      <text:p text:style-name="P72"><text:span text:style-name="Strong_20_Emphasis"><text:span text:style-name="T38"><text:s text:c="3"/>| <text:s text:c="7"/>+--&gt; Real-Time Management <text:s text:c="2"/>| ===============&gt;| <text:s text:c="7"/>+--&gt; Cross-Learning <text:s text:c="8"/>|</text:span></text:span></text:p>
      <text:p text:style-name="P72"><text:span text:style-name="Strong_20_Emphasis"><text:span text:style-name="T38"><text:s text:c="3"/>| <text:s text:c="7"/>+--&gt; Precision Operations <text:s text:c="2"/>| <text:s/>(Standardized <text:s/>| <text:s text:c="7"/>+--&gt; Yield Optimization <text:s text:c="4"/>|</text:span></text:span></text:p>
      <text:p text:style-name="P72"><text:span text:style-name="Strong_20_Emphasis"><text:span text:style-name="T38"><text:s text:c="3"/>| <text:s text:c="7"/>+--&gt; Instant Alerts <text:s text:c="8"/>| <text:s text:c="2"/>JSON File) <text:s text:c="3"/>| <text:s text:c="7"/>+--&gt; Best Practices ID <text:s text:c="5"/>|</text:span></text:span></text:p>
      <text:p text:style-name="P72"><text:span text:style-name="Strong_20_Emphasis"><text:span text:style-name="T38"><text:s text:c="3"/>| <text:s text:c="7"/>| <text:s text:c="26"/>| <text:s text:c="16"/>| <text:s text:c="7"/>+--&gt; Official Reporting <text:s text:c="4"/>|</text:span></text:span></text:p>
      <text:p text:style-name="P72"><text:span text:style-name="Strong_20_Emphasis"><text:span text:style-name="T38"><text:s text:c="3"/>| <text:s text:c="7"/>v <text:s text:c="26"/>| <text:s text:c="16"/>| <text:s text:c="35"/>|</text:span></text:span></text:p>
      <text:p text:style-name="P72"><text:span text:style-name="Strong_20_Emphasis"><text:span text:style-name="T38"><text:s text:c="3"/>| <text:s/>[CIF Generation Engine] <text:s text:c="10"/>| <text:s text:c="16"/>| <text:s text:c="35"/>|</text:span></text:span></text:p>
      <text:p text:style-name="P72"><text:span text:style-name="Strong_20_Emphasis"><text:span text:style-name="T38"><text:s text:c="3"/>| <text:s text:c="35"/>| <text:s text:c="16"/>| <text:s text:c="35"/>|</text:span></text:span></text:p>
      <text:p text:style-name="P72"><text:span text:style-name="Strong_20_Emphasis"><text:span text:style-name="T38"><text:s text:c="3"/>+------------------------------------+ <text:s text:c="16"/>+------------------------------------+</text:span></text:span></text:p>
      <text:p text:style-name="P72"><text:span text:style-name="Strong_20_Emphasis"><text:span text:style-name="T38"><text:s text:c="9"/>^ <text:s text:c="27"/>^ <text:s text:c="32"/>| <text:s text:c="17"/>|</text:span></text:span></text:p>
      <text:p text:style-name="P72"><text:span text:style-name="Strong_20_Emphasis"><text:span text:style-name="T38"><text:s text:c="9"/>| <text:s text:c="27"/>| <text:s text:c="5"/>Collective Knowledge, <text:s text:c="5"/>| <text:s text:c="17"/>|</text:span></text:span></text:p>
      <text:p text:style-name="P72"><text:span text:style-name="Strong_20_Emphasis"><text:span text:style-name="T38"><text:s text:c="9"/>| <text:s text:c="27"/>| <text:s text:c="3"/>Insights &amp; Formal Reports <text:s text:c="3"/>| <text:s text:c="17"/>|</text:span></text:span></text:p>
      <text:p text:style-name="P72"><text:span text:style-name="Strong_20_Emphasis"><text:span text:style-name="T38"><text:s text:c="9"/>| <text:s text:c="27"/>+---------------+-----------------+ <text:s text:c="17"/>|</text:span></text:span></text:p>
      <text:p text:style-name="P72"><text:span text:style-name="Strong_20_Emphasis"><text:span text:style-name="T38"><text:s text:c="9"/>| <text:s text:c="43"/>| <text:s text:c="35"/>|</text:span></text:span></text:p>
      <text:p text:style-name="P72"><text:span text:style-name="Strong_20_Emphasis"><text:span text:style-name="T38"><text:s text:c="9"/>v <text:s text:c="43"/>v <text:s text:c="35"/>v</text:span></text:span></text:p>
      <text:p text:style-name="P72"><text:span text:style-name="Strong_20_Emphasis"><text:span text:style-name="T38">+-----------------------+ <text:s text:c="14"/>+---------------------------+ <text:s text:c="13"/>+-----------------------+</text:span></text:span></text:p>
      <text:p text:style-name="P72"><text:span text:style-name="Strong_20_Emphasis"><text:span text:style-name="T38">| <text:s text:c="5"/>THE FARMER <text:s text:c="6"/>| <text:s text:c="14"/>| AGRICULTURAL AUTHORITIES <text:s/>| <text:s text:c="13"/>| <text:s text:c="3"/>THE AGRONOMISTS <text:s text:c="3"/>|</text:span></text:span></text:p>
      <text:p text:style-name="P72"><text:span text:style-name="Strong_20_Emphasis"><text:span text:style-name="T38">| <text:s/>(Local Execution &amp; <text:s text:c="2"/>| <text:s text:c="14"/>| <text:s/>(Regulatory Compliance <text:s text:c="2"/>| <text:s text:c="13"/>| (Strategic Insights &amp; |</text:span></text:span></text:p>
      <text:p text:style-name="P72"><text:span text:style-name="Strong_20_Emphasis"><text:span text:style-name="T38">| <text:s text:c="2"/>Automated Reports) <text:s/>| <text:s text:c="14"/>| <text:s text:c="2"/>&amp; Regional Monitoring) <text:s/>| <text:s text:c="13"/>| <text:s/>Yield Optimization) <text:s/>|</text:span></text:span></text:p>
      <text:p text:style-name="P72"><text:span text:style-name="Strong_20_Emphasis"><text:span text:style-name="T38">+-----------------------+ <text:s text:c="14"/>+---------------------------+ <text:s text:c="13"/>+-----------------------+</text:span></text:span></text:p>
      <text:list text:continue-numbering="true" text:style-name="Numbering_20_123">
        <text:list-item>
          <text:h text:style-name="P73" text:outline-level="1"><text:bookmark-start text:name="__RefHeading___Toc32739_3760442507"/><text:span text:style-name="Strong_20_Emphasis"><text:span text:style-name="T40">JSON CIF File</text:span></text:span><text:bookmark-end text:name="__RefHeading___Toc32739_3760442507"/></text:h>
        </text:list-item>
      </text:list>
      <text:p text:style-name="P74"><text:span text:style-name="Strong_20_Emphasis"><text:span text:style-name="T41">Note :</text:span></text:span><text:span text:style-name="Strong_20_Emphasis"><text:span text:style-name="T42"> </text:span></text:span><text:span text:style-name="Strong_20_Emphasis"><text:span text:style-name="T43">A CIF is typically ~</text:span></text:span><text:span text:style-name="Strong_20_Emphasis"><text:span text:style-name="T44">6</text:span></text:span><text:span text:style-name="Strong_20_Emphasis"><text:span text:style-name="T45">-</text:span></text:span><text:span text:style-name="Strong_20_Emphasis"><text:span text:style-name="T44">12</text:span></text:span><text:span text:style-name="Strong_20_Emphasis"><text:span text:style-name="T43"> kB, making it sovereign, frugal, and portable.</text:span></text:span><text:span text:style-name="Strong_20_Emphasis"><text:span text:style-name="T46"><text:line-break/></text:span></text:span></text:p>
      <text:p text:style-name="P75"><text:span text:style-name="Strong_20_Emphasis"><text:span text:style-name="T47">{</text:span></text:span></text:p>
      <text:p text:style-name="P75"><text:span text:style-name="Strong_20_Emphasis"><text:span text:style-name="T47"><text:s text:c="2"/>"cif_version": "3.1",</text:span></text:span></text:p>
      <text:p text:style-name="P75"><text:span text:style-name="Strong_20_Emphasis"><text:span text:style-name="T47"><text:s text:c="2"/>"id_cycle": "P-12-wheat-2025",</text:span></text:span></text:p>
      <text:p text:style-name="P75"><text:span text:style-name="Strong_20_Emphasis"><text:span text:style-name="T47"><text:s text:c="2"/>"plot_id": "P-12",</text:span></text:span></text:p>
      <text:p text:style-name="P75"><text:span text:style-name="Strong_20_Emphasis"><text:span text:style-name="T47"><text:s text:c="2"/>"crop": "wheat",</text:span></text:span></text:p>
      <text:p text:style-name="P75"><text:span text:style-name="Strong_20_Emphasis"><text:span text:style-name="T47"><text:s text:c="2"/>"variety": "Apache",</text:span></text:span></text:p>
      <text:p text:style-name="P75"><text:span text:style-name="Strong_20_Emphasis"><text:span text:style-name="T47"><text:s text:c="2"/>"year": 2025,</text:span></text:span></text:p>
      <text:p text:style-name="P75"><text:span text:style-name="Strong_20_Emphasis"><text:span text:style-name="T47"/></text:span></text:p>
      <text:p text:style-name="P75"><text:span text:style-name="Strong_20_Emphasis"><text:span text:style-name="T47"><text:s text:c="2"/>"variety_traits": {</text:span></text:span></text:p>
      <text:p text:style-name="P75"><text:span text:style-name="Strong_20_Emphasis"><text:span text:style-name="T47"><text:s text:c="4"/>"earliness_index": 0.6,</text:span></text:span></text:p>
      <text:p text:style-name="P75"><text:span text:style-name="Strong_20_Emphasis"><text:span text:style-name="T47"><text:s text:c="4"/>"drought_tolerance_index": 0.7,</text:span></text:span></text:p>
      <text:p text:style-name="P75"><text:span text:style-name="Strong_20_Emphasis"><text:span text:style-name="T47"><text:s text:c="4"/>"disease_resistance_index": 0.8,</text:span></text:span></text:p>
      <text:p text:style-name="P75"><text:span text:style-name="Strong_20_Emphasis"><text:span text:style-name="T47"><text:s text:c="4"/>"lodging_resistance_index": 0.9</text:span></text:span></text:p>
      <text:p text:style-name="P75"><text:span text:style-name="Strong_20_Emphasis"><text:span text:style-name="T47"><text:s text:c="2"/>},</text:span></text:span></text:p>
      <text:p text:style-name="P75"><text:span text:style-name="Strong_20_Emphasis"><text:span text:style-name="T47"/></text:span></text:p>
      <text:p text:style-name="P75"><text:span text:style-name="Strong_20_Emphasis"><text:span text:style-name="T47"><text:s text:c="2"/>"sowing_date": "2025-03-18",</text:span></text:span></text:p>
      <text:p text:style-name="P75"><text:span text:style-name="Strong_20_Emphasis"><text:span text:style-name="T47"><text:s text:c="2"/>"harvest_date": "2025-08-12",</text:span></text:span></text:p>
      <text:p text:style-name="P75"><text:span text:style-name="Strong_20_Emphasis"><text:span text:style-name="T47"/></text:span></text:p>
      <text:p text:style-name="P75"><text:span text:style-name="Strong_20_Emphasis"><text:span text:style-name="T47"><text:s text:c="2"/>"soil_analysis": {</text:span></text:span></text:p>
      <text:p text:style-name="P75"><text:span text:style-name="Strong_20_Emphasis"><text:span text:style-name="T47"><text:s text:c="4"/>"sampling_date": "2024-10-15",</text:span></text:span></text:p>
      <text:p text:style-name="P75"><text:span text:style-name="Strong_20_Emphasis"><text:span text:style-name="T47"><text:s text:c="4"/>"laboratory_id": "AgroLab-CH",</text:span></text:span></text:p>
      <text:p text:style-name="P75"><text:span text:style-name="Strong_20_Emphasis"><text:span text:style-name="T47"><text:s text:c="4"/>"texture": {</text:span></text:span></text:p>
      <text:p text:style-name="P75"><text:span text:style-name="Strong_20_Emphasis"><text:span text:style-name="T47"><text:s text:c="6"/>"clay_percent": 22.5,</text:span></text:span></text:p>
      <text:p text:style-name="P75"><text:span text:style-name="Strong_20_Emphasis"><text:span text:style-name="T47"><text:s text:c="6"/>"silt_percent": 45.0,</text:span></text:span></text:p>
      <text:p text:style-name="P75"><text:span text:style-name="Strong_20_Emphasis"><text:span text:style-name="T47"><text:s text:c="6"/>"sand_percent": 32.5,</text:span></text:span></text:p>
      <text:p text:style-name="P75"><text:span text:style-name="Strong_20_Emphasis"><text:span text:style-name="T47"><text:s text:c="6"/>"usda_class": "loam"</text:span></text:span></text:p>
      <text:p text:style-name="P75"><text:span text:style-name="Strong_20_Emphasis"><text:span text:style-name="T47"><text:s text:c="4"/>},</text:span></text:span></text:p>
      <text:p text:style-name="P75"><text:span text:style-name="Strong_20_Emphasis"><text:span text:style-name="T47"><text:s text:c="4"/>"chemistry": {</text:span></text:span></text:p>
      <text:p text:style-name="P75"><text:span text:style-name="Strong_20_Emphasis"><text:span text:style-name="T47"><text:s text:c="6"/>"ph_h2o": 6.8,</text:span></text:span></text:p>
      <text:p text:style-name="P75"><text:span text:style-name="Strong_20_Emphasis"><text:span text:style-name="T47"><text:s text:c="6"/>"organic_matter_percent": 2.4,</text:span></text:span></text:p>
      <text:p text:style-name="P75"><text:span text:style-name="Strong_20_Emphasis"><text:span text:style-name="T47"><text:s text:c="6"/>"cec_meq_100g": 18.5,</text:span></text:span></text:p>
      <text:p text:style-name="P75"><text:span text:style-name="Strong_20_Emphasis"><text:span text:style-name="T47"><text:s text:c="6"/>"c_n_ratio": 10.2</text:span></text:span></text:p>
      <text:p text:style-name="P75"><text:span text:style-name="Strong_20_Emphasis"><text:span text:style-name="T47"><text:s text:c="4"/>},</text:span></text:span></text:p>
      <text:p text:style-name="P75"><text:span text:style-name="Strong_20_Emphasis"><text:span text:style-name="T47"><text:s text:c="4"/>"macronutrients_mg_kg": {</text:span></text:span></text:p>
      <text:p text:style-name="P75"><text:span text:style-name="Strong_20_Emphasis"><text:span text:style-name="T47"><text:s text:c="6"/>"n_total": 120,</text:span></text:span></text:p>
      <text:p text:style-name="P75"><text:span text:style-name="Strong_20_Emphasis"><text:span text:style-name="T47"><text:s text:c="6"/>"p2o5_olsen": 45,</text:span></text:span></text:p>
      <text:p text:style-name="P75"><text:span text:style-name="Strong_20_Emphasis"><text:span text:style-name="T47"><text:s text:c="6"/>"k2o_exchangeable": 180,</text:span></text:span></text:p>
      <text:p text:style-name="P75"><text:span text:style-name="Strong_20_Emphasis"><text:span text:style-name="T47"><text:s text:c="6"/>"mg_exchangeable": 110,</text:span></text:span></text:p>
      <text:p text:style-name="P75"><text:span text:style-name="Strong_20_Emphasis"><text:span text:style-name="T47"><text:s text:c="6"/>"ca_exchangeable": 2100</text:span></text:span></text:p>
      <text:p text:style-name="P75"><text:span text:style-name="Strong_20_Emphasis"><text:span text:style-name="T47"><text:s text:c="4"/>},</text:span></text:span></text:p>
      <text:p text:style-name="P75"><text:span text:style-name="Strong_20_Emphasis"><text:span text:style-name="T47"><text:s text:c="4"/>"micronutrients_mg_kg": {</text:span></text:span></text:p>
      <text:p text:style-name="P75"><text:span text:style-name="Strong_20_Emphasis"><text:span text:style-name="T47"><text:s text:c="6"/>"fe": 25.4,</text:span></text:span></text:p>
      <text:p text:style-name="P75"><text:span text:style-name="Strong_20_Emphasis"><text:span text:style-name="T47"><text:s text:c="6"/>"mn": 12.1,</text:span></text:span></text:p>
      <text:p text:style-name="P75"><text:span text:style-name="Strong_20_Emphasis"><text:span text:style-name="T47"><text:s text:c="6"/>"zn": 3.2,</text:span></text:span></text:p>
      <text:p text:style-name="P75"><text:span text:style-name="Strong_20_Emphasis"><text:span text:style-name="T47"><text:s text:c="6"/>"cu": 1.5,</text:span></text:span></text:p>
      <text:p text:style-name="P75"><text:soft-page-break/><text:span text:style-name="Strong_20_Emphasis"><text:span text:style-name="T47"><text:s text:c="6"/>"b": 0.8</text:span></text:span></text:p>
      <text:p text:style-name="P75"><text:span text:style-name="Strong_20_Emphasis"><text:span text:style-name="T47"><text:s text:c="4"/>}</text:span></text:span></text:p>
      <text:p text:style-name="P75"><text:span text:style-name="Strong_20_Emphasis"><text:span text:style-name="T47"><text:s text:c="2"/>},</text:span></text:span></text:p>
      <text:p text:style-name="P75"><text:span text:style-name="Strong_20_Emphasis"><text:span text:style-name="T47"/></text:span></text:p>
      <text:p text:style-name="P75"><text:span text:style-name="Strong_20_Emphasis"><text:span text:style-name="T47"><text:s text:c="2"/>"season_climate_summary": {</text:span></text:span></text:p>
      <text:p text:style-name="P75"><text:span text:style-name="Strong_20_Emphasis"><text:span text:style-name="T47"><text:s text:c="4"/>"cumulative_precipitation_mm": 345.5,</text:span></text:span></text:p>
      <text:p text:style-name="P75"><text:span text:style-name="Strong_20_Emphasis"><text:span text:style-name="T47"><text:s text:c="4"/>"cumulative_gdd_c": 1850.2,</text:span></text:span></text:p>
      <text:p text:style-name="P75"><text:span text:style-name="Strong_20_Emphasis"><text:span text:style-name="T47"><text:s text:c="4"/>"cumulative_et0_mm": 410.0</text:span></text:span></text:p>
      <text:p text:style-name="P75"><text:span text:style-name="Strong_20_Emphasis"><text:span text:style-name="T47"><text:s text:c="2"/>},</text:span></text:span></text:p>
      <text:p text:style-name="P75"><text:span text:style-name="Strong_20_Emphasis"><text:span text:style-name="T47"/></text:span></text:p>
      <text:p text:style-name="P75"><text:span text:style-name="Strong_20_Emphasis"><text:span text:style-name="T47"><text:s text:c="2"/>"stages": [</text:span></text:span></text:p>
      <text:p text:style-name="P75"><text:span text:style-name="Strong_20_Emphasis"><text:span text:style-name="T47"><text:s text:c="4"/>{</text:span></text:span></text:p>
      <text:p text:style-name="P75"><text:span text:style-name="Strong_20_Emphasis"><text:span text:style-name="T47"><text:s text:c="6"/>"name": "establishment",</text:span></text:span></text:p>
      <text:p text:style-name="P75"><text:span text:style-name="Strong_20_Emphasis"><text:span text:style-name="T47"><text:s text:c="6"/>"start_date": "2025-03-18",</text:span></text:span></text:p>
      <text:p text:style-name="P75"><text:span text:style-name="Strong_20_Emphasis"><text:span text:style-name="T47"><text:s text:c="6"/>"end_date": "2025-04-02",</text:span></text:span></text:p>
      <text:p text:style-name="P75"><text:span text:style-name="Strong_20_Emphasis"><text:span text:style-name="T47"><text:s text:c="6"/>"growthmetrics": {</text:span></text:span></text:p>
      <text:p text:style-name="P75"><text:span text:style-name="Strong_20_Emphasis"><text:span text:style-name="T47"><text:s text:c="8"/>"lai": 0.75,</text:span></text:span></text:p>
      <text:p text:style-name="P75"><text:span text:style-name="Strong_20_Emphasis"><text:span text:style-name="T47"><text:s text:c="8"/>"biomass_g_m2": 140,</text:span></text:span></text:p>
      <text:p text:style-name="P75"><text:span text:style-name="Strong_20_Emphasis"><text:span text:style-name="T47"><text:s text:c="8"/>"ndvi": 0.42,</text:span></text:span></text:p>
      <text:p text:style-name="P75"><text:span text:style-name="Strong_20_Emphasis"><text:span text:style-name="T47"><text:s text:c="8"/>"ndre": 0.65,</text:span></text:span></text:p>
      <text:p text:style-name="P75"><text:span text:style-name="Strong_20_Emphasis"><text:span text:style-name="T47"><text:s text:c="8"/>"rgr_mm_day": 1.4,</text:span></text:span></text:p>
      <text:p text:style-name="P75"><text:span text:style-name="Strong_20_Emphasis"><text:span text:style-name="T47"><text:s text:c="8"/>"spad_n_pct": 3.1,</text:span></text:span></text:p>
      <text:p text:style-name="P75"><text:span text:style-name="Strong_20_Emphasis"><text:span text:style-name="T47"><text:s text:c="8"/>"thresholds": {</text:span></text:span></text:p>
      <text:p text:style-name="P75"><text:span text:style-name="Strong_20_Emphasis"><text:span text:style-name="T47"><text:s text:c="10"/>"lai_min": 0.7,</text:span></text:span></text:p>
      <text:p text:style-name="P75"><text:span text:style-name="Strong_20_Emphasis"><text:span text:style-name="T47"><text:s text:c="10"/>"ndvi_min": 0.4</text:span></text:span></text:p>
      <text:p text:style-name="P75"><text:span text:style-name="Strong_20_Emphasis"><text:span text:style-name="T47"><text:s text:c="8"/>}</text:span></text:span></text:p>
      <text:p text:style-name="P75"><text:span text:style-name="Strong_20_Emphasis"><text:span text:style-name="T47"><text:s text:c="6"/>},</text:span></text:span></text:p>
      <text:p text:style-name="P75"><text:span text:style-name="Strong_20_Emphasis"><text:span text:style-name="T47"><text:s text:c="6"/>"functional_soil": {</text:span></text:span></text:p>
      <text:p text:style-name="P75"><text:span text:style-name="Strong_20_Emphasis"><text:span text:style-name="T47"><text:s text:c="8"/>"moisture_min": 18.4,</text:span></text:span></text:p>
      <text:p text:style-name="P75"><text:span text:style-name="Strong_20_Emphasis"><text:span text:style-name="T47"><text:s text:c="8"/>"moisture_amplitude": 11.2,</text:span></text:span></text:p>
      <text:p text:style-name="P75"><text:span text:style-name="Strong_20_Emphasis"><text:span text:style-name="T47"><text:s text:c="8"/>"soil_temperature_min": 8.1,</text:span></text:span></text:p>
      <text:p text:style-name="P75"><text:span text:style-name="Strong_20_Emphasis"><text:span text:style-name="T47"><text:s text:c="8"/>"soil_temperature_amplitude": 4.0</text:span></text:span></text:p>
      <text:p text:style-name="P75"><text:span text:style-name="Strong_20_Emphasis"><text:span text:style-name="T47"><text:s text:c="6"/>},</text:span></text:span></text:p>
      <text:p text:style-name="P75"><text:span text:style-name="Strong_20_Emphasis"><text:span text:style-name="T47"><text:s text:c="6"/>"local_climate": {</text:span></text:span></text:p>
      <text:p text:style-name="P75"><text:span text:style-name="Strong_20_Emphasis"><text:span text:style-name="T47"><text:s text:c="8"/>"air_temperature_min": 3.2,</text:span></text:span></text:p>
      <text:p text:style-name="P75"><text:span text:style-name="Strong_20_Emphasis"><text:span text:style-name="T47"><text:s text:c="8"/>"air_temperature_amplitude": 12.5,</text:span></text:span></text:p>
      <text:p text:style-name="P75"><text:span text:style-name="Strong_20_Emphasis"><text:span text:style-name="T47"><text:s text:c="8"/>"air_humidity_min": 55.0,</text:span></text:span></text:p>
      <text:p text:style-name="P75"><text:span text:style-name="Strong_20_Emphasis"><text:span text:style-name="T47"><text:s text:c="8"/>"air_humidity_amplitude": 20.0,</text:span></text:span></text:p>
      <text:p text:style-name="P75"><text:span text:style-name="Strong_20_Emphasis"><text:span text:style-name="T47"><text:s text:c="8"/>"heat_days": 0,</text:span></text:span></text:p>
      <text:p text:style-name="P75"><text:span text:style-name="Strong_20_Emphasis"><text:span text:style-name="T47"><text:s text:c="8"/>"frost_days": 2,</text:span></text:span></text:p>
      <text:p text:style-name="P75"><text:span text:style-name="Strong_20_Emphasis"><text:span text:style-name="T47"><text:s text:c="8"/>"cumulative_precipitation_mm": 25.4,</text:span></text:span></text:p>
      <text:p text:style-name="P75"><text:span text:style-name="Strong_20_Emphasis"><text:span text:style-name="T47"><text:s text:c="8"/>"cumulative_gdd_c": 120.5,</text:span></text:span></text:p>
      <text:p text:style-name="P75"><text:span text:style-name="Strong_20_Emphasis"><text:span text:style-name="T47"><text:s text:c="8"/>"cumulative_et0_mm": 35.2</text:span></text:span></text:p>
      <text:p text:style-name="P75"><text:span text:style-name="Strong_20_Emphasis"><text:span text:style-name="T47"><text:s text:c="6"/>},</text:span></text:span></text:p>
      <text:p text:style-name="P75"><text:span text:style-name="Strong_20_Emphasis"><text:span text:style-name="T47"><text:s text:c="6"/>"soil_variation": {</text:span></text:span></text:p>
      <text:p text:style-name="P75"><text:span text:style-name="Strong_20_Emphasis"><text:span text:style-name="T47"><text:s text:c="8"/>"moisture_cv": 0.18,</text:span></text:span></text:p>
      <text:p text:style-name="P75"><text:span text:style-name="Strong_20_Emphasis"><text:span text:style-name="T47"><text:s text:c="8"/>"temperature_cv": 0.12,</text:span></text:span></text:p>
      <text:p text:style-name="P75"><text:span text:style-name="Strong_20_Emphasis"><text:span text:style-name="T47"><text:s text:c="8"/>"ec_cv": 0.17,</text:span></text:span></text:p>
      <text:p text:style-name="P75"><text:span text:style-name="Strong_20_Emphasis"><text:span text:style-name="T47"><text:s text:c="8"/>"compaction_index": 0.22,</text:span></text:span></text:p>
      <text:p text:style-name="P75"><text:span text:style-name="Strong_20_Emphasis"><text:span text:style-name="T47"><text:s text:c="8"/>"texture_variability_index": 0.15,</text:span></text:span></text:p>
      <text:p text:style-name="P75"><text:soft-page-break/><text:span text:style-name="Strong_20_Emphasis"><text:span text:style-name="T47"><text:s text:c="8"/>"microtopography_index": 0.11</text:span></text:span></text:p>
      <text:p text:style-name="P75"><text:span text:style-name="Strong_20_Emphasis"><text:span text:style-name="T47"><text:s text:c="6"/>},</text:span></text:span></text:p>
      <text:p text:style-name="P75"><text:span text:style-name="Strong_20_Emphasis"><text:span text:style-name="T47"><text:s text:c="6"/>"canopy_microclimate": {</text:span></text:span></text:p>
      <text:p text:style-name="P75"><text:span text:style-name="Strong_20_Emphasis"><text:span text:style-name="T47"><text:s text:c="8"/>"vpd_min": 0.4,</text:span></text:span></text:p>
      <text:p text:style-name="P75"><text:span text:style-name="Strong_20_Emphasis"><text:span text:style-name="T47"><text:s text:c="8"/>"vpd_amplitude": 1.2,</text:span></text:span></text:p>
      <text:p text:style-name="P75"><text:span text:style-name="Strong_20_Emphasis"><text:span text:style-name="T47"><text:s text:c="8"/>"canopy_wetness_events": 4</text:span></text:span></text:p>
      <text:p text:style-name="P75"><text:span text:style-name="Strong_20_Emphasis"><text:span text:style-name="T47"><text:s text:c="6"/>},</text:span></text:span></text:p>
      <text:p text:style-name="P75"><text:span text:style-name="Strong_20_Emphasis"><text:span text:style-name="T47"><text:s text:c="6"/>"management": [</text:span></text:span></text:p>
      <text:p text:style-name="P75"><text:span text:style-name="Strong_20_Emphasis"><text:span text:style-name="T47"><text:s text:c="8"/>{</text:span></text:span></text:p>
      <text:p text:style-name="P75"><text:span text:style-name="Strong_20_Emphasis"><text:span text:style-name="T47"><text:s text:c="10"/>"intervention_type": "crop_protection",</text:span></text:span></text:p>
      <text:p text:style-name="P75"><text:span text:style-name="Strong_20_Emphasis"><text:span text:style-name="T47"><text:s text:c="10"/>"product_name": "Roundup Max",</text:span></text:span></text:p>
      <text:p text:style-name="P75"><text:span text:style-name="Strong_20_Emphasis"><text:span text:style-name="T47"><text:s text:c="10"/>"application_date": "2025-03-15T10:00",</text:span></text:span></text:p>
      <text:p text:style-name="P75"><text:span text:style-name="Strong_20_Emphasis"><text:span text:style-name="T47"><text:s text:c="10"/>"active_substance": "glyphosate",</text:span></text:span></text:p>
      <text:p text:style-name="P75"><text:span text:style-name="Strong_20_Emphasis"><text:span text:style-name="T47"><text:s text:c="10"/>"mode_of_action": "EPSPS_inhibitor",</text:span></text:span></text:p>
      <text:p text:style-name="P75"><text:span text:style-name="Strong_20_Emphasis"><text:span text:style-name="T47"><text:s text:c="10"/>"formulation": "SL",</text:span></text:span></text:p>
      <text:p text:style-name="P75"><text:span text:style-name="Strong_20_Emphasis"><text:span text:style-name="T47"><text:s text:c="10"/>"concentration_value": 450,</text:span></text:span></text:p>
      <text:p text:style-name="P75"><text:span text:style-name="Strong_20_Emphasis"><text:span text:style-name="T47"><text:s text:c="10"/>"concentration_unit": "g/l",</text:span></text:span></text:p>
      <text:p text:style-name="P75"><text:span text:style-name="Strong_20_Emphasis"><text:span text:style-name="T47"><text:s text:c="10"/>"applied_value": 2.0,</text:span></text:span></text:p>
      <text:p text:style-name="P75"><text:span text:style-name="Strong_20_Emphasis"><text:span text:style-name="T47"><text:s text:c="10"/>"applied_unit": "l/ha",</text:span></text:span></text:p>
      <text:p text:style-name="P75"><text:span text:style-name="Strong_20_Emphasis"><text:span text:style-name="T47"><text:s text:c="10"/>"timing_index": 0.95,</text:span></text:span></text:p>
      <text:p text:style-name="P75"><text:span text:style-name="Strong_20_Emphasis"><text:span text:style-name="T47"><text:s text:c="10"/>"intensity_index": 0.3,</text:span></text:span></text:p>
      <text:p text:style-name="P75"><text:span text:style-name="Strong_20_Emphasis"><text:span text:style-name="T47"><text:s text:c="10"/>"treatment_goal": "pre_sowing_burndown"</text:span></text:span></text:p>
      <text:p text:style-name="P75"><text:span text:style-name="Strong_20_Emphasis"><text:span text:style-name="T47"><text:s text:c="8"/>},</text:span></text:span></text:p>
      <text:p text:style-name="P75"><text:span text:style-name="Strong_20_Emphasis"><text:span text:style-name="T47"><text:s text:c="8"/>{</text:span></text:span></text:p>
      <text:p text:style-name="P75"><text:span text:style-name="Strong_20_Emphasis"><text:span text:style-name="T47"><text:s text:c="10"/>"intervention_type": "fertilization",</text:span></text:span></text:p>
      <text:p text:style-name="P75"><text:span text:style-name="Strong_20_Emphasis"><text:span text:style-name="T47"><text:s text:c="10"/>"product_name": "Ammonium Nitrate",</text:span></text:span></text:p>
      <text:p text:style-name="P75"><text:span text:style-name="Strong_20_Emphasis"><text:span text:style-name="T47"><text:s text:c="10"/>"application_date": "2025-03-25T08:00",</text:span></text:span></text:p>
      <text:p text:style-name="P75"><text:span text:style-name="Strong_20_Emphasis"><text:span text:style-name="T47"><text:s text:c="10"/>"active_substance": "nitrogen",</text:span></text:span></text:p>
      <text:p text:style-name="P75"><text:span text:style-name="Strong_20_Emphasis"><text:span text:style-name="T47"><text:s text:c="10"/>"mode_of_action": "mineral_nutrient",</text:span></text:span></text:p>
      <text:p text:style-name="P75"><text:span text:style-name="Strong_20_Emphasis"><text:span text:style-name="T47"><text:s text:c="10"/>"formulation": "GR",</text:span></text:span></text:p>
      <text:p text:style-name="P75"><text:span text:style-name="Strong_20_Emphasis"><text:span text:style-name="T47"><text:s text:c="10"/>"concentration_value": 33.5,</text:span></text:span></text:p>
      <text:p text:style-name="P75"><text:span text:style-name="Strong_20_Emphasis"><text:span text:style-name="T47"><text:s text:c="10"/>"concentration_unit": "%",</text:span></text:span></text:p>
      <text:p text:style-name="P75"><text:span text:style-name="Strong_20_Emphasis"><text:span text:style-name="T47"><text:s text:c="10"/>"applied_value": 40.0,</text:span></text:span></text:p>
      <text:p text:style-name="P75"><text:span text:style-name="Strong_20_Emphasis"><text:span text:style-name="T47"><text:s text:c="10"/>"applied_unit": "kg N/ha",</text:span></text:span></text:p>
      <text:p text:style-name="P75"><text:span text:style-name="Strong_20_Emphasis"><text:span text:style-name="T47"><text:s text:c="10"/>"timing_index": 0.90,</text:span></text:span></text:p>
      <text:p text:style-name="P75"><text:span text:style-name="Strong_20_Emphasis"><text:span text:style-name="T47"><text:s text:c="10"/>"intensity_index": 0.5,</text:span></text:span></text:p>
      <text:p text:style-name="P75"><text:span text:style-name="Strong_20_Emphasis"><text:span text:style-name="T47"><text:s text:c="10"/>"treatment_goal": "early_growth_boost"</text:span></text:span></text:p>
      <text:p text:style-name="P75"><text:span text:style-name="Strong_20_Emphasis"><text:span text:style-name="T47"><text:s text:c="8"/>}</text:span></text:span></text:p>
      <text:p text:style-name="P75"><text:span text:style-name="Strong_20_Emphasis"><text:span text:style-name="T47"><text:s text:c="6"/>],</text:span></text:span></text:p>
      <text:p text:style-name="P75"><text:span text:style-name="Strong_20_Emphasis"><text:span text:style-name="T47"><text:s text:c="6"/>"pathology": {</text:span></text:span></text:p>
      <text:p text:style-name="P75"><text:span text:style-name="Strong_20_Emphasis"><text:span text:style-name="T47"><text:s text:c="8"/>"disease_pressure_index": 0.1,</text:span></text:span></text:p>
      <text:p text:style-name="P75"><text:span text:style-name="Strong_20_Emphasis"><text:span text:style-name="T47"><text:s text:c="8"/>"disease_damage_index": 0.0,</text:span></text:span></text:p>
      <text:p text:style-name="P75"><text:span text:style-name="Strong_20_Emphasis"><text:span text:style-name="T47"><text:s text:c="8"/>"lodging_index": 0.0,</text:span></text:span></text:p>
      <text:p text:style-name="P75"><text:span text:style-name="Strong_20_Emphasis"><text:span text:style-name="T47"><text:s text:c="8"/>"weed_pressure_index": 0.3</text:span></text:span></text:p>
      <text:p text:style-name="P75"><text:span text:style-name="Strong_20_Emphasis"><text:span text:style-name="T47"><text:s text:c="6"/>}</text:span></text:span></text:p>
      <text:p text:style-name="P75"><text:span text:style-name="Strong_20_Emphasis"><text:span text:style-name="T47"><text:s text:c="4"/>},</text:span></text:span></text:p>
      <text:p text:style-name="P75"><text:span text:style-name="Strong_20_Emphasis"><text:span text:style-name="T47"><text:s text:c="4"/>{</text:span></text:span></text:p>
      <text:p text:style-name="P75"><text:span text:style-name="Strong_20_Emphasis"><text:span text:style-name="T47"><text:s text:c="6"/>"name": "vegetative",</text:span></text:span></text:p>
      <text:p text:style-name="P75"><text:span text:style-name="Strong_20_Emphasis"><text:span text:style-name="T47"><text:s text:c="6"/>"start_date": "2025-04-03",</text:span></text:span></text:p>
      <text:p text:style-name="P75"><text:span text:style-name="Strong_20_Emphasis"><text:span text:style-name="T47"><text:s text:c="6"/>"end_date": "2025-05-14",</text:span></text:span></text:p>
      <text:p text:style-name="P75"><text:soft-page-break/><text:span text:style-name="Strong_20_Emphasis"><text:span text:style-name="T47"><text:s text:c="6"/>"growthmetrics": {</text:span></text:span></text:p>
      <text:p text:style-name="P75"><text:span text:style-name="Strong_20_Emphasis"><text:span text:style-name="T47"><text:s text:c="8"/>"lai": 4.1,</text:span></text:span></text:p>
      <text:p text:style-name="P75"><text:span text:style-name="Strong_20_Emphasis"><text:span text:style-name="T47"><text:s text:c="8"/>"biomass_g_m2": 780,</text:span></text:span></text:p>
      <text:p text:style-name="P75"><text:span text:style-name="Strong_20_Emphasis"><text:span text:style-name="T47"><text:s text:c="8"/>"ndvi": 0.74,</text:span></text:span></text:p>
      <text:p text:style-name="P75"><text:span text:style-name="Strong_20_Emphasis"><text:span text:style-name="T47"><text:s text:c="8"/>"ndre": 0.65,</text:span></text:span></text:p>
      <text:p text:style-name="P75"><text:span text:style-name="Strong_20_Emphasis"><text:span text:style-name="T47"><text:s text:c="8"/>"rgr_mm_day": 3.4,</text:span></text:span></text:p>
      <text:p text:style-name="P75"><text:span text:style-name="Strong_20_Emphasis"><text:span text:style-name="T47"><text:s text:c="8"/>"spad_n_pct": 3.7,</text:span></text:span></text:p>
      <text:p text:style-name="P75"><text:span text:style-name="Strong_20_Emphasis"><text:span text:style-name="T47"><text:s text:c="8"/>"thresholds": {</text:span></text:span></text:p>
      <text:p text:style-name="P75"><text:span text:style-name="Strong_20_Emphasis"><text:span text:style-name="T47"><text:s text:c="10"/>"lai_max": 5.0,</text:span></text:span></text:p>
      <text:p text:style-name="P75"><text:span text:style-name="Strong_20_Emphasis"><text:span text:style-name="T47"><text:s text:c="10"/>"ndvi_max": 0.8</text:span></text:span></text:p>
      <text:p text:style-name="P75"><text:span text:style-name="Strong_20_Emphasis"><text:span text:style-name="T47"><text:s text:c="8"/>}</text:span></text:span></text:p>
      <text:p text:style-name="P75"><text:span text:style-name="Strong_20_Emphasis"><text:span text:style-name="T47"><text:s text:c="6"/>},</text:span></text:span></text:p>
      <text:p text:style-name="P75"><text:span text:style-name="Strong_20_Emphasis"><text:span text:style-name="T47"><text:s text:c="6"/>"functional_soil": {</text:span></text:span></text:p>
      <text:p text:style-name="P75"><text:span text:style-name="Strong_20_Emphasis"><text:span text:style-name="T47"><text:s text:c="8"/>"moisture_min": 16.1,</text:span></text:span></text:p>
      <text:p text:style-name="P75"><text:span text:style-name="Strong_20_Emphasis"><text:span text:style-name="T47"><text:s text:c="8"/>"moisture_amplitude": 13.4,</text:span></text:span></text:p>
      <text:p text:style-name="P75"><text:span text:style-name="Strong_20_Emphasis"><text:span text:style-name="T47"><text:s text:c="8"/>"soil_temperature_min": 10.2,</text:span></text:span></text:p>
      <text:p text:style-name="P75"><text:span text:style-name="Strong_20_Emphasis"><text:span text:style-name="T47"><text:s text:c="8"/>"soil_temperature_amplitude": 5.1</text:span></text:span></text:p>
      <text:p text:style-name="P75"><text:span text:style-name="Strong_20_Emphasis"><text:span text:style-name="T47"><text:s text:c="6"/>},</text:span></text:span></text:p>
      <text:p text:style-name="P75"><text:span text:style-name="Strong_20_Emphasis"><text:span text:style-name="T47"><text:s text:c="6"/>"local_climate": {</text:span></text:span></text:p>
      <text:p text:style-name="P75"><text:span text:style-name="Strong_20_Emphasis"><text:span text:style-name="T47"><text:s text:c="8"/>"air_temperature_min": 6.4,</text:span></text:span></text:p>
      <text:p text:style-name="P75"><text:span text:style-name="Strong_20_Emphasis"><text:span text:style-name="T47"><text:s text:c="8"/>"air_temperature_amplitude": 18.2,</text:span></text:span></text:p>
      <text:p text:style-name="P75"><text:span text:style-name="Strong_20_Emphasis"><text:span text:style-name="T47"><text:s text:c="8"/>"air_humidity_min": 48.0,</text:span></text:span></text:p>
      <text:p text:style-name="P75"><text:span text:style-name="Strong_20_Emphasis"><text:span text:style-name="T47"><text:s text:c="8"/>"air_humidity_amplitude": 22.0,</text:span></text:span></text:p>
      <text:p text:style-name="P75"><text:span text:style-name="Strong_20_Emphasis"><text:span text:style-name="T47"><text:s text:c="8"/>"heat_days": 1,</text:span></text:span></text:p>
      <text:p text:style-name="P75"><text:span text:style-name="Strong_20_Emphasis"><text:span text:style-name="T47"><text:s text:c="8"/>"frost_days": 0,</text:span></text:span></text:p>
      <text:p text:style-name="P75"><text:span text:style-name="Strong_20_Emphasis"><text:span text:style-name="T47"><text:s text:c="8"/>"cumulative_precipitation_mm": 110.2,</text:span></text:span></text:p>
      <text:p text:style-name="P75"><text:span text:style-name="Strong_20_Emphasis"><text:span text:style-name="T47"><text:s text:c="8"/>"cumulative_gdd_c": 450.3,</text:span></text:span></text:p>
      <text:p text:style-name="P75"><text:span text:style-name="Strong_20_Emphasis"><text:span text:style-name="T47"><text:s text:c="8"/>"cumulative_et0_mm": 120.5</text:span></text:span></text:p>
      <text:p text:style-name="P75"><text:span text:style-name="Strong_20_Emphasis"><text:span text:style-name="T47"><text:s text:c="6"/>},</text:span></text:span></text:p>
      <text:p text:style-name="P75"><text:span text:style-name="Strong_20_Emphasis"><text:span text:style-name="T47"><text:s text:c="6"/>"soil_variation": {</text:span></text:span></text:p>
      <text:p text:style-name="P75"><text:span text:style-name="Strong_20_Emphasis"><text:span text:style-name="T47"><text:s text:c="8"/>"moisture_cv": 0.20,</text:span></text:span></text:p>
      <text:p text:style-name="P75"><text:span text:style-name="Strong_20_Emphasis"><text:span text:style-name="T47"><text:s text:c="8"/>"temperature_cv": 0.14,</text:span></text:span></text:p>
      <text:p text:style-name="P75"><text:span text:style-name="Strong_20_Emphasis"><text:span text:style-name="T47"><text:s text:c="8"/>"ec_cv": 0.18,</text:span></text:span></text:p>
      <text:p text:style-name="P75"><text:span text:style-name="Strong_20_Emphasis"><text:span text:style-name="T47"><text:s text:c="8"/>"compaction_index": 0.24,</text:span></text:span></text:p>
      <text:p text:style-name="P75"><text:span text:style-name="Strong_20_Emphasis"><text:span text:style-name="T47"><text:s text:c="8"/>"texture_variability_index": 0.16,</text:span></text:span></text:p>
      <text:p text:style-name="P75"><text:span text:style-name="Strong_20_Emphasis"><text:span text:style-name="T47"><text:s text:c="8"/>"microtopography_index": 0.12</text:span></text:span></text:p>
      <text:p text:style-name="P75"><text:span text:style-name="Strong_20_Emphasis"><text:span text:style-name="T47"><text:s text:c="6"/>},</text:span></text:span></text:p>
      <text:p text:style-name="P75"><text:span text:style-name="Strong_20_Emphasis"><text:span text:style-name="T47"><text:s text:c="6"/>"canopy_microclimate": {</text:span></text:span></text:p>
      <text:p text:style-name="P75"><text:span text:style-name="Strong_20_Emphasis"><text:span text:style-name="T47"><text:s text:c="8"/>"vpd_min": 0.5,</text:span></text:span></text:p>
      <text:p text:style-name="P75"><text:span text:style-name="Strong_20_Emphasis"><text:span text:style-name="T47"><text:s text:c="8"/>"vpd_amplitude": 1.4,</text:span></text:span></text:p>
      <text:p text:style-name="P75"><text:span text:style-name="Strong_20_Emphasis"><text:span text:style-name="T47"><text:s text:c="8"/>"canopy_wetness_events": 6</text:span></text:span></text:p>
      <text:p text:style-name="P75"><text:span text:style-name="Strong_20_Emphasis"><text:span text:style-name="T47"><text:s text:c="6"/>},</text:span></text:span></text:p>
      <text:p text:style-name="P75"><text:span text:style-name="Strong_20_Emphasis"><text:span text:style-name="T47"><text:s text:c="6"/>"management": [</text:span></text:span></text:p>
      <text:p text:style-name="P75"><text:span text:style-name="Strong_20_Emphasis"><text:span text:style-name="T47"><text:s text:c="8"/>{</text:span></text:span></text:p>
      <text:p text:style-name="P75"><text:span text:style-name="Strong_20_Emphasis"><text:span text:style-name="T47"><text:s text:c="10"/>"intervention_type": "crop_protection",</text:span></text:span></text:p>
      <text:p text:style-name="P75"><text:span text:style-name="Strong_20_Emphasis"><text:span text:style-name="T47"><text:s text:c="10"/>"product_name": "Moddus",</text:span></text:span></text:p>
      <text:p text:style-name="P75"><text:span text:style-name="Strong_20_Emphasis"><text:span text:style-name="T47"><text:s text:c="10"/>"application_date": "2025-04-20T09:30",</text:span></text:span></text:p>
      <text:p text:style-name="P75"><text:span text:style-name="Strong_20_Emphasis"><text:span text:style-name="T47"><text:s text:c="10"/>"active_substance": "trinexapac-ethyl",</text:span></text:span></text:p>
      <text:p text:style-name="P75"><text:span text:style-name="Strong_20_Emphasis"><text:span text:style-name="T47"><text:s text:c="10"/>"mode_of_action": "growth_regulator",</text:span></text:span></text:p>
      <text:p text:style-name="P75"><text:span text:style-name="Strong_20_Emphasis"><text:span text:style-name="T47"><text:s text:c="10"/>"formulation": "ME",</text:span></text:span></text:p>
      <text:p text:style-name="P75"><text:soft-page-break/><text:span text:style-name="Strong_20_Emphasis"><text:span text:style-name="T47"><text:s text:c="10"/>"concentration_value": 250,</text:span></text:span></text:p>
      <text:p text:style-name="P75"><text:span text:style-name="Strong_20_Emphasis"><text:span text:style-name="T47"><text:s text:c="10"/>"concentration_unit": "g/l",</text:span></text:span></text:p>
      <text:p text:style-name="P75"><text:span text:style-name="Strong_20_Emphasis"><text:span text:style-name="T47"><text:s text:c="10"/>"applied_value": 0.3,</text:span></text:span></text:p>
      <text:p text:style-name="P75"><text:span text:style-name="Strong_20_Emphasis"><text:span text:style-name="T47"><text:s text:c="10"/>"applied_unit": "l/ha",</text:span></text:span></text:p>
      <text:p text:style-name="P75"><text:span text:style-name="Strong_20_Emphasis"><text:span text:style-name="T47"><text:s text:c="10"/>"timing_index": 0.78,</text:span></text:span></text:p>
      <text:p text:style-name="P75"><text:span text:style-name="Strong_20_Emphasis"><text:span text:style-name="T47"><text:s text:c="10"/>"intensity_index": 0.4,</text:span></text:span></text:p>
      <text:p text:style-name="P75"><text:span text:style-name="Strong_20_Emphasis"><text:span text:style-name="T47"><text:s text:c="10"/>"treatment_goal": "lodging_prevention"</text:span></text:span></text:p>
      <text:p text:style-name="P75"><text:span text:style-name="Strong_20_Emphasis"><text:span text:style-name="T47"><text:s text:c="8"/>},</text:span></text:span></text:p>
      <text:p text:style-name="P75"><text:span text:style-name="Strong_20_Emphasis"><text:span text:style-name="T47"><text:s text:c="8"/>{</text:span></text:span></text:p>
      <text:p text:style-name="P75"><text:span text:style-name="Strong_20_Emphasis"><text:span text:style-name="T47"><text:s text:c="10"/>"intervention_type": "irrigation",</text:span></text:span></text:p>
      <text:p text:style-name="P75"><text:span text:style-name="Strong_20_Emphasis"><text:span text:style-name="T47"><text:s text:c="10"/>"product_name": "Water",</text:span></text:span></text:p>
      <text:p text:style-name="P75"><text:span text:style-name="Strong_20_Emphasis"><text:span text:style-name="T47"><text:s text:c="10"/>"application_date": "2025-05-10T05:00",</text:span></text:span></text:p>
      <text:p text:style-name="P75"><text:span text:style-name="Strong_20_Emphasis"><text:span text:style-name="T47"><text:s text:c="10"/>"active_substance": "h2o",</text:span></text:span></text:p>
      <text:p text:style-name="P75"><text:span text:style-name="Strong_20_Emphasis"><text:span text:style-name="T47"><text:s text:c="10"/>"mode_of_action": "hydration",</text:span></text:span></text:p>
      <text:p text:style-name="P75"><text:span text:style-name="Strong_20_Emphasis"><text:span text:style-name="T47"><text:s text:c="10"/>"formulation": "liquid",</text:span></text:span></text:p>
      <text:p text:style-name="P75"><text:span text:style-name="Strong_20_Emphasis"><text:span text:style-name="T47"><text:s text:c="10"/>"concentration_value": 100,</text:span></text:span></text:p>
      <text:p text:style-name="P75"><text:span text:style-name="Strong_20_Emphasis"><text:span text:style-name="T47"><text:s text:c="10"/>"concentration_unit": "%",</text:span></text:span></text:p>
      <text:p text:style-name="P75"><text:span text:style-name="Strong_20_Emphasis"><text:span text:style-name="T47"><text:s text:c="10"/>"applied_value": 30.0,</text:span></text:span></text:p>
      <text:p text:style-name="P75"><text:span text:style-name="Strong_20_Emphasis"><text:span text:style-name="T47"><text:s text:c="10"/>"applied_unit": "mm",</text:span></text:span></text:p>
      <text:p text:style-name="P75"><text:span text:style-name="Strong_20_Emphasis"><text:span text:style-name="T47"><text:s text:c="10"/>"timing_index": 0.85,</text:span></text:span></text:p>
      <text:p text:style-name="P75"><text:span text:style-name="Strong_20_Emphasis"><text:span text:style-name="T47"><text:s text:c="10"/>"intensity_index": 0.6,</text:span></text:span></text:p>
      <text:p text:style-name="P75"><text:span text:style-name="Strong_20_Emphasis"><text:span text:style-name="T47"><text:s text:c="10"/>"treatment_goal": "drought_stress_relief"</text:span></text:span></text:p>
      <text:p text:style-name="P75"><text:span text:style-name="Strong_20_Emphasis"><text:span text:style-name="T47"><text:s text:c="8"/>}</text:span></text:span></text:p>
      <text:p text:style-name="P75"><text:span text:style-name="Strong_20_Emphasis"><text:span text:style-name="T47"><text:s text:c="6"/>],</text:span></text:span></text:p>
      <text:p text:style-name="P75"><text:span text:style-name="Strong_20_Emphasis"><text:span text:style-name="T47"><text:s text:c="6"/>"pathology": {</text:span></text:span></text:p>
      <text:p text:style-name="P75"><text:span text:style-name="Strong_20_Emphasis"><text:span text:style-name="T47"><text:s text:c="8"/>"disease_pressure_index": 0.2,</text:span></text:span></text:p>
      <text:p text:style-name="P75"><text:span text:style-name="Strong_20_Emphasis"><text:span text:style-name="T47"><text:s text:c="8"/>"disease_damage_index": 0.05,</text:span></text:span></text:p>
      <text:p text:style-name="P75"><text:span text:style-name="Strong_20_Emphasis"><text:span text:style-name="T47"><text:s text:c="8"/>"lodging_index": 0.0,</text:span></text:span></text:p>
      <text:p text:style-name="P75"><text:span text:style-name="Strong_20_Emphasis"><text:span text:style-name="T47"><text:s text:c="8"/>"weed_pressure_index": 0.2</text:span></text:span></text:p>
      <text:p text:style-name="P75"><text:span text:style-name="Strong_20_Emphasis"><text:span text:style-name="T47"><text:s text:c="6"/>}</text:span></text:span></text:p>
      <text:p text:style-name="P75"><text:span text:style-name="Strong_20_Emphasis"><text:span text:style-name="T47"><text:s text:c="4"/>},</text:span></text:span></text:p>
      <text:p text:style-name="P75"><text:span text:style-name="Strong_20_Emphasis"><text:span text:style-name="T47"><text:s text:c="4"/>{</text:span></text:span></text:p>
      <text:p text:style-name="P75"><text:span text:style-name="Strong_20_Emphasis"><text:span text:style-name="T47"><text:s text:c="6"/>"name": "flowering",</text:span></text:span></text:p>
      <text:p text:style-name="P75"><text:span text:style-name="Strong_20_Emphasis"><text:span text:style-name="T47"><text:s text:c="6"/>"start_date": "2025-05-15",</text:span></text:span></text:p>
      <text:p text:style-name="P75"><text:span text:style-name="Strong_20_Emphasis"><text:span text:style-name="T47"><text:s text:c="6"/>"end_date": "2025-06-02",</text:span></text:span></text:p>
      <text:p text:style-name="P75"><text:span text:style-name="Strong_20_Emphasis"><text:span text:style-name="T47"><text:s text:c="6"/>"growthmetrics": {</text:span></text:span></text:p>
      <text:p text:style-name="P75"><text:span text:style-name="Strong_20_Emphasis"><text:span text:style-name="T47"><text:s text:c="8"/>"lai": 5.4,</text:span></text:span></text:p>
      <text:p text:style-name="P75"><text:span text:style-name="Strong_20_Emphasis"><text:span text:style-name="T47"><text:s text:c="8"/>"biomass_g_m2": 1150,</text:span></text:span></text:p>
      <text:p text:style-name="P75"><text:span text:style-name="Strong_20_Emphasis"><text:span text:style-name="T47"><text:s text:c="8"/>"ndvi": 0.78,</text:span></text:span></text:p>
      <text:p text:style-name="P75"><text:span text:style-name="Strong_20_Emphasis"><text:span text:style-name="T47"><text:s text:c="8"/>"ndre": 0.65,</text:span></text:span></text:p>
      <text:p text:style-name="P75"><text:span text:style-name="Strong_20_Emphasis"><text:span text:style-name="T47"><text:s text:c="8"/>"rgr_mm_day": 1.9,</text:span></text:span></text:p>
      <text:p text:style-name="P75"><text:span text:style-name="Strong_20_Emphasis"><text:span text:style-name="T47"><text:s text:c="8"/>"spad_n_pct": 2.9,</text:span></text:span></text:p>
      <text:p text:style-name="P75"><text:span text:style-name="Strong_20_Emphasis"><text:span text:style-name="T47"><text:s text:c="8"/>"thresholds": {</text:span></text:span></text:p>
      <text:p text:style-name="P75"><text:span text:style-name="Strong_20_Emphasis"><text:span text:style-name="T47"><text:s text:c="10"/>"ndvi_min": 0.7,</text:span></text:span></text:p>
      <text:p text:style-name="P75"><text:span text:style-name="Strong_20_Emphasis"><text:span text:style-name="T47"><text:s text:c="10"/>"biomass_min": 1100</text:span></text:span></text:p>
      <text:p text:style-name="P75"><text:span text:style-name="Strong_20_Emphasis"><text:span text:style-name="T47"><text:s text:c="8"/>}</text:span></text:span></text:p>
      <text:p text:style-name="P75"><text:span text:style-name="Strong_20_Emphasis"><text:span text:style-name="T47"><text:s text:c="6"/>},</text:span></text:span></text:p>
      <text:p text:style-name="P75"><text:span text:style-name="Strong_20_Emphasis"><text:span text:style-name="T47"><text:s text:c="6"/>"functional_soil": {</text:span></text:span></text:p>
      <text:p text:style-name="P75"><text:span text:style-name="Strong_20_Emphasis"><text:span text:style-name="T47"><text:s text:c="8"/>"moisture_min": 14.2,</text:span></text:span></text:p>
      <text:p text:style-name="P75"><text:span text:style-name="Strong_20_Emphasis"><text:span text:style-name="T47"><text:s text:c="8"/>"moisture_amplitude": 14.3,</text:span></text:span></text:p>
      <text:p text:style-name="P75"><text:soft-page-break/><text:span text:style-name="Strong_20_Emphasis"><text:span text:style-name="T47"><text:s text:c="8"/>"soil_temperature_min": 12.1,</text:span></text:span></text:p>
      <text:p text:style-name="P75"><text:span text:style-name="Strong_20_Emphasis"><text:span text:style-name="T47"><text:s text:c="8"/>"soil_temperature_amplitude": 6.1</text:span></text:span></text:p>
      <text:p text:style-name="P75"><text:span text:style-name="Strong_20_Emphasis"><text:span text:style-name="T47"><text:s text:c="6"/>},</text:span></text:span></text:p>
      <text:p text:style-name="P75"><text:span text:style-name="Strong_20_Emphasis"><text:span text:style-name="T47"><text:s text:c="6"/>"local_climate": {</text:span></text:span></text:p>
      <text:p text:style-name="P75"><text:span text:style-name="Strong_20_Emphasis"><text:span text:style-name="T47"><text:s text:c="8"/>"air_temperature_min": 8.2,</text:span></text:span></text:p>
      <text:p text:style-name="P75"><text:span text:style-name="Strong_20_Emphasis"><text:span text:style-name="T47"><text:s text:c="8"/>"air_temperature_amplitude": 21.2,</text:span></text:span></text:p>
      <text:p text:style-name="P75"><text:span text:style-name="Strong_20_Emphasis"><text:span text:style-name="T47"><text:s text:c="8"/>"air_humidity_min": 42.0,</text:span></text:span></text:p>
      <text:p text:style-name="P75"><text:span text:style-name="Strong_20_Emphasis"><text:span text:style-name="T47"><text:s text:c="8"/>"air_humidity_amplitude": 18.0,</text:span></text:span></text:p>
      <text:p text:style-name="P75"><text:span text:style-name="Strong_20_Emphasis"><text:span text:style-name="T47"><text:s text:c="8"/>"heat_days": 4,</text:span></text:span></text:p>
      <text:p text:style-name="P75"><text:span text:style-name="Strong_20_Emphasis"><text:span text:style-name="T47"><text:s text:c="8"/>"frost_days": 0,</text:span></text:span></text:p>
      <text:p text:style-name="P75"><text:span text:style-name="Strong_20_Emphasis"><text:span text:style-name="T47"><text:s text:c="8"/>"cumulative_precipitation_mm": 45.1,</text:span></text:span></text:p>
      <text:p text:style-name="P75"><text:span text:style-name="Strong_20_Emphasis"><text:span text:style-name="T47"><text:s text:c="8"/>"cumulative_gdd_c": 380.4,</text:span></text:span></text:p>
      <text:p text:style-name="P75"><text:span text:style-name="Strong_20_Emphasis"><text:span text:style-name="T47"><text:s text:c="8"/>"cumulative_et0_mm": 110.3</text:span></text:span></text:p>
      <text:p text:style-name="P75"><text:span text:style-name="Strong_20_Emphasis"><text:span text:style-name="T47"><text:s text:c="6"/>},</text:span></text:span></text:p>
      <text:p text:style-name="P75"><text:span text:style-name="Strong_20_Emphasis"><text:span text:style-name="T47"><text:s text:c="6"/>"soil_variation": {</text:span></text:span></text:p>
      <text:p text:style-name="P75"><text:span text:style-name="Strong_20_Emphasis"><text:span text:style-name="T47"><text:s text:c="8"/>"moisture_cv": 0.23,</text:span></text:span></text:p>
      <text:p text:style-name="P75"><text:span text:style-name="Strong_20_Emphasis"><text:span text:style-name="T47"><text:s text:c="8"/>"temperature_cv": 0.15,</text:span></text:span></text:p>
      <text:p text:style-name="P75"><text:span text:style-name="Strong_20_Emphasis"><text:span text:style-name="T47"><text:s text:c="8"/>"ec_cv": 0.19,</text:span></text:span></text:p>
      <text:p text:style-name="P75"><text:span text:style-name="Strong_20_Emphasis"><text:span text:style-name="T47"><text:s text:c="8"/>"compaction_index": 0.25,</text:span></text:span></text:p>
      <text:p text:style-name="P75"><text:span text:style-name="Strong_20_Emphasis"><text:span text:style-name="T47"><text:s text:c="8"/>"texture_variability_index": 0.17,</text:span></text:span></text:p>
      <text:p text:style-name="P75"><text:span text:style-name="Strong_20_Emphasis"><text:span text:style-name="T47"><text:s text:c="8"/>"microtopography_index": 0.13</text:span></text:span></text:p>
      <text:p text:style-name="P75"><text:span text:style-name="Strong_20_Emphasis"><text:span text:style-name="T47"><text:s text:c="6"/>},</text:span></text:span></text:p>
      <text:p text:style-name="P75"><text:span text:style-name="Strong_20_Emphasis"><text:span text:style-name="T47"><text:s text:c="6"/>"canopy_microclimate": {</text:span></text:span></text:p>
      <text:p text:style-name="P75"><text:span text:style-name="Strong_20_Emphasis"><text:span text:style-name="T47"><text:s text:c="8"/>"vpd_min": 0.6,</text:span></text:span></text:p>
      <text:p text:style-name="P75"><text:span text:style-name="Strong_20_Emphasis"><text:span text:style-name="T47"><text:s text:c="8"/>"vpd_amplitude": 1.6,</text:span></text:span></text:p>
      <text:p text:style-name="P75"><text:span text:style-name="Strong_20_Emphasis"><text:span text:style-name="T47"><text:s text:c="8"/>"canopy_wetness_events": 3</text:span></text:span></text:p>
      <text:p text:style-name="P75"><text:span text:style-name="Strong_20_Emphasis"><text:span text:style-name="T47"><text:s text:c="6"/>},</text:span></text:span></text:p>
      <text:p text:style-name="P75"><text:span text:style-name="Strong_20_Emphasis"><text:span text:style-name="T47"><text:s text:c="6"/>"management": [</text:span></text:span></text:p>
      <text:p text:style-name="P75"><text:span text:style-name="Strong_20_Emphasis"><text:span text:style-name="T47"><text:s text:c="8"/>{</text:span></text:span></text:p>
      <text:p text:style-name="P75"><text:span text:style-name="Strong_20_Emphasis"><text:span text:style-name="T47"><text:s text:c="10"/>"intervention_type": "crop_protection",</text:span></text:span></text:p>
      <text:p text:style-name="P75"><text:span text:style-name="Strong_20_Emphasis"><text:span text:style-name="T47"><text:s text:c="10"/>"product_name": "Amistar",</text:span></text:span></text:p>
      <text:p text:style-name="P75"><text:span text:style-name="Strong_20_Emphasis"><text:span text:style-name="T47"><text:s text:c="10"/>"application_date": "2025-05-18T08:30",</text:span></text:span></text:p>
      <text:p text:style-name="P75"><text:span text:style-name="Strong_20_Emphasis"><text:span text:style-name="T47"><text:s text:c="10"/>"active_substance": "azoxystrobin",</text:span></text:span></text:p>
      <text:p text:style-name="P75"><text:span text:style-name="Strong_20_Emphasis"><text:span text:style-name="T47"><text:s text:c="10"/>"mode_of_action": "QoI",</text:span></text:span></text:p>
      <text:p text:style-name="P75"><text:span text:style-name="Strong_20_Emphasis"><text:span text:style-name="T47"><text:s text:c="10"/>"formulation": "SC",</text:span></text:span></text:p>
      <text:p text:style-name="P75"><text:span text:style-name="Strong_20_Emphasis"><text:span text:style-name="T47"><text:s text:c="10"/>"concentration_value": 250,</text:span></text:span></text:p>
      <text:p text:style-name="P75"><text:span text:style-name="Strong_20_Emphasis"><text:span text:style-name="T47"><text:s text:c="10"/>"concentration_unit": "g/l",</text:span></text:span></text:p>
      <text:p text:style-name="P75"><text:span text:style-name="Strong_20_Emphasis"><text:span text:style-name="T47"><text:s text:c="10"/>"applied_value": 0.8,</text:span></text:span></text:p>
      <text:p text:style-name="P75"><text:span text:style-name="Strong_20_Emphasis"><text:span text:style-name="T47"><text:s text:c="10"/>"applied_unit": "l/ha",</text:span></text:span></text:p>
      <text:p text:style-name="P75"><text:span text:style-name="Strong_20_Emphasis"><text:span text:style-name="T47"><text:s text:c="10"/>"timing_index": 0.82,</text:span></text:span></text:p>
      <text:p text:style-name="P75"><text:span text:style-name="Strong_20_Emphasis"><text:span text:style-name="T47"><text:s text:c="10"/>"intensity_index": 0.6,</text:span></text:span></text:p>
      <text:p text:style-name="P75"><text:span text:style-name="Strong_20_Emphasis"><text:span text:style-name="T47"><text:s text:c="10"/>"treatment_goal": "disease_control"</text:span></text:span></text:p>
      <text:p text:style-name="P75"><text:span text:style-name="Strong_20_Emphasis"><text:span text:style-name="T47"><text:s text:c="8"/>}</text:span></text:span></text:p>
      <text:p text:style-name="P75"><text:span text:style-name="Strong_20_Emphasis"><text:span text:style-name="T47"><text:s text:c="6"/>],</text:span></text:span></text:p>
      <text:p text:style-name="P75"><text:span text:style-name="Strong_20_Emphasis"><text:span text:style-name="T47"><text:s text:c="6"/>"pathology": {</text:span></text:span></text:p>
      <text:p text:style-name="P75"><text:span text:style-name="Strong_20_Emphasis"><text:span text:style-name="T47"><text:s text:c="8"/>"disease_pressure_index": 0.4,</text:span></text:span></text:p>
      <text:p text:style-name="P75"><text:span text:style-name="Strong_20_Emphasis"><text:span text:style-name="T47"><text:s text:c="8"/>"disease_damage_index": 0.1,</text:span></text:span></text:p>
      <text:p text:style-name="P75"><text:span text:style-name="Strong_20_Emphasis"><text:span text:style-name="T47"><text:s text:c="8"/>"lodging_index": 0.0,</text:span></text:span></text:p>
      <text:p text:style-name="P75"><text:span text:style-name="Strong_20_Emphasis"><text:span text:style-name="T47"><text:s text:c="8"/>"weed_pressure_index": 0.1</text:span></text:span></text:p>
      <text:p text:style-name="P75"><text:span text:style-name="Strong_20_Emphasis"><text:span text:style-name="T47"><text:s text:c="6"/>}</text:span></text:span></text:p>
      <text:p text:style-name="P75"><text:soft-page-break/><text:span text:style-name="Strong_20_Emphasis"><text:span text:style-name="T47"><text:s text:c="4"/>},</text:span></text:span></text:p>
      <text:p text:style-name="P75"><text:span text:style-name="Strong_20_Emphasis"><text:span text:style-name="T47"><text:s text:c="4"/>{</text:span></text:span></text:p>
      <text:p text:style-name="P75"><text:span text:style-name="Strong_20_Emphasis"><text:span text:style-name="T47"><text:s text:c="6"/>"name": "grain_filling",</text:span></text:span></text:p>
      <text:p text:style-name="P75"><text:span text:style-name="Strong_20_Emphasis"><text:span text:style-name="T47"><text:s text:c="6"/>"start_date": "2025-06-03",</text:span></text:span></text:p>
      <text:p text:style-name="P75"><text:span text:style-name="Strong_20_Emphasis"><text:span text:style-name="T47"><text:s text:c="6"/>"end_date": "2025-07-10",</text:span></text:span></text:p>
      <text:p text:style-name="P75"><text:span text:style-name="Strong_20_Emphasis"><text:span text:style-name="T47"><text:s text:c="6"/>"growthmetrics": {</text:span></text:span></text:p>
      <text:p text:style-name="P75"><text:span text:style-name="Strong_20_Emphasis"><text:span text:style-name="T47"><text:s text:c="8"/>"lai": 4.7,</text:span></text:span></text:p>
      <text:p text:style-name="P75"><text:span text:style-name="Strong_20_Emphasis"><text:span text:style-name="T47"><text:s text:c="8"/>"biomass_g_m2": 1420,</text:span></text:span></text:p>
      <text:p text:style-name="P75"><text:span text:style-name="Strong_20_Emphasis"><text:span text:style-name="T47"><text:s text:c="8"/>"ndvi": 0.68,</text:span></text:span></text:p>
      <text:p text:style-name="P75"><text:span text:style-name="Strong_20_Emphasis"><text:span text:style-name="T47"><text:s text:c="8"/>"ndre": 0.65,</text:span></text:span></text:p>
      <text:p text:style-name="P75"><text:span text:style-name="Strong_20_Emphasis"><text:span text:style-name="T47"><text:s text:c="8"/>"rgr_mm_day": 0.9,</text:span></text:span></text:p>
      <text:p text:style-name="P75"><text:span text:style-name="Strong_20_Emphasis"><text:span text:style-name="T47"><text:s text:c="8"/>"spad_n_pct": 2.4,</text:span></text:span></text:p>
      <text:p text:style-name="P75"><text:span text:style-name="Strong_20_Emphasis"><text:span text:style-name="T47"><text:s text:c="8"/>"thresholds": {</text:span></text:span></text:p>
      <text:p text:style-name="P75"><text:span text:style-name="Strong_20_Emphasis"><text:span text:style-name="T47"><text:s text:c="10"/>"biomass_min": 1400,</text:span></text:span></text:p>
      <text:p text:style-name="P75"><text:span text:style-name="Strong_20_Emphasis"><text:span text:style-name="T47"><text:s text:c="10"/>"lai_min": 4.0</text:span></text:span></text:p>
      <text:p text:style-name="P75"><text:span text:style-name="Strong_20_Emphasis"><text:span text:style-name="T47"><text:s text:c="8"/>}</text:span></text:span></text:p>
      <text:p text:style-name="P75"><text:span text:style-name="Strong_20_Emphasis"><text:span text:style-name="T47"><text:s text:c="6"/>},</text:span></text:span></text:p>
      <text:p text:style-name="P75"><text:span text:style-name="Strong_20_Emphasis"><text:span text:style-name="T47"><text:s text:c="6"/>"functional_soil": {</text:span></text:span></text:p>
      <text:p text:style-name="P75"><text:span text:style-name="Strong_20_Emphasis"><text:span text:style-name="T47"><text:s text:c="8"/>"moisture_min": 12.5,</text:span></text:span></text:p>
      <text:p text:style-name="P75"><text:span text:style-name="Strong_20_Emphasis"><text:span text:style-name="T47"><text:s text:c="8"/>"moisture_amplitude": 10.8,</text:span></text:span></text:p>
      <text:p text:style-name="P75"><text:span text:style-name="Strong_20_Emphasis"><text:span text:style-name="T47"><text:s text:c="8"/>"soil_temperature_min": 14.0,</text:span></text:span></text:p>
      <text:p text:style-name="P75"><text:span text:style-name="Strong_20_Emphasis"><text:span text:style-name="T47"><text:s text:c="8"/>"soil_temperature_amplitude": 7.2</text:span></text:span></text:p>
      <text:p text:style-name="P75"><text:span text:style-name="Strong_20_Emphasis"><text:span text:style-name="T47"><text:s text:c="6"/>},</text:span></text:span></text:p>
      <text:p text:style-name="P75"><text:span text:style-name="Strong_20_Emphasis"><text:span text:style-name="T47"><text:s text:c="6"/>"local_climate": {</text:span></text:span></text:p>
      <text:p text:style-name="P75"><text:span text:style-name="Strong_20_Emphasis"><text:span text:style-name="T47"><text:s text:c="8"/>"air_temperature_min": 10.1,</text:span></text:span></text:p>
      <text:p text:style-name="P75"><text:span text:style-name="Strong_20_Emphasis"><text:span text:style-name="T47"><text:s text:c="8"/>"air_temperature_amplitude": 24.3,</text:span></text:span></text:p>
      <text:p text:style-name="P75"><text:span text:style-name="Strong_20_Emphasis"><text:span text:style-name="T47"><text:s text:c="8"/>"air_humidity_min": 38.0,</text:span></text:span></text:p>
      <text:p text:style-name="P75"><text:span text:style-name="Strong_20_Emphasis"><text:span text:style-name="T47"><text:s text:c="8"/>"air_humidity_amplitude": 20.0,</text:span></text:span></text:p>
      <text:p text:style-name="P75"><text:span text:style-name="Strong_20_Emphasis"><text:span text:style-name="T47"><text:s text:c="8"/>"heat_days": 6,</text:span></text:span></text:p>
      <text:p text:style-name="P75"><text:span text:style-name="Strong_20_Emphasis"><text:span text:style-name="T47"><text:s text:c="8"/>"frost_days": 0,</text:span></text:span></text:p>
      <text:p text:style-name="P75"><text:span text:style-name="Strong_20_Emphasis"><text:span text:style-name="T47"><text:s text:c="8"/>"cumulative_precipitation_mm": 85.0,</text:span></text:span></text:p>
      <text:p text:style-name="P75"><text:span text:style-name="Strong_20_Emphasis"><text:span text:style-name="T47"><text:s text:c="8"/>"cumulative_gdd_c": 620.1,</text:span></text:span></text:p>
      <text:p text:style-name="P75"><text:span text:style-name="Strong_20_Emphasis"><text:span text:style-name="T47"><text:s text:c="8"/>"cumulative_et0_mm": 150.8</text:span></text:span></text:p>
      <text:p text:style-name="P75"><text:span text:style-name="Strong_20_Emphasis"><text:span text:style-name="T47"><text:s text:c="6"/>},</text:span></text:span></text:p>
      <text:p text:style-name="P75"><text:span text:style-name="Strong_20_Emphasis"><text:span text:style-name="T47"><text:s text:c="6"/>"soil_variation": {</text:span></text:span></text:p>
      <text:p text:style-name="P75"><text:span text:style-name="Strong_20_Emphasis"><text:span text:style-name="T47"><text:s text:c="8"/>"moisture_cv": 0.19,</text:span></text:span></text:p>
      <text:p text:style-name="P75"><text:span text:style-name="Strong_20_Emphasis"><text:span text:style-name="T47"><text:s text:c="8"/>"temperature_cv": 0.13,</text:span></text:span></text:p>
      <text:p text:style-name="P75"><text:span text:style-name="Strong_20_Emphasis"><text:span text:style-name="T47"><text:s text:c="8"/>"ec_cv": 0.16,</text:span></text:span></text:p>
      <text:p text:style-name="P75"><text:span text:style-name="Strong_20_Emphasis"><text:span text:style-name="T47"><text:s text:c="8"/>"compaction_index": 0.21,</text:span></text:span></text:p>
      <text:p text:style-name="P75"><text:span text:style-name="Strong_20_Emphasis"><text:span text:style-name="T47"><text:s text:c="8"/>"texture_variability_index": 0.14,</text:span></text:span></text:p>
      <text:p text:style-name="P75"><text:span text:style-name="Strong_20_Emphasis"><text:span text:style-name="T47"><text:s text:c="8"/>"microtopography_index": 0.10</text:span></text:span></text:p>
      <text:p text:style-name="P75"><text:span text:style-name="Strong_20_Emphasis"><text:span text:style-name="T47"><text:s text:c="6"/>},</text:span></text:span></text:p>
      <text:p text:style-name="P75"><text:span text:style-name="Strong_20_Emphasis"><text:span text:style-name="T47"><text:s text:c="6"/>"canopy_microclimate": {</text:span></text:span></text:p>
      <text:p text:style-name="P75"><text:span text:style-name="Strong_20_Emphasis"><text:span text:style-name="T47"><text:s text:c="8"/>"vpd_min": 0.7,</text:span></text:span></text:p>
      <text:p text:style-name="P75"><text:span text:style-name="Strong_20_Emphasis"><text:span text:style-name="T47"><text:s text:c="8"/>"vpd_amplitude": 1.8,</text:span></text:span></text:p>
      <text:p text:style-name="P75"><text:span text:style-name="Strong_20_Emphasis"><text:span text:style-name="T47"><text:s text:c="8"/>"canopy_wetness_events": 2</text:span></text:span></text:p>
      <text:p text:style-name="P75"><text:span text:style-name="Strong_20_Emphasis"><text:span text:style-name="T47"><text:s text:c="6"/>},</text:span></text:span></text:p>
      <text:p text:style-name="P75"><text:span text:style-name="Strong_20_Emphasis"><text:span text:style-name="T47"><text:s text:c="6"/>"management": [],</text:span></text:span></text:p>
      <text:p text:style-name="P75"><text:span text:style-name="Strong_20_Emphasis"><text:span text:style-name="T47"><text:s text:c="6"/>"pathology": {</text:span></text:span></text:p>
      <text:p text:style-name="P75"><text:span text:style-name="Strong_20_Emphasis"><text:span text:style-name="T47"><text:s text:c="8"/>"disease_pressure_index": 0.3,</text:span></text:span></text:p>
      <text:p text:style-name="P75"><text:soft-page-break/><text:span text:style-name="Strong_20_Emphasis"><text:span text:style-name="T47"><text:s text:c="8"/>"disease_damage_index": 0.15,</text:span></text:span></text:p>
      <text:p text:style-name="P75"><text:span text:style-name="Strong_20_Emphasis"><text:span text:style-name="T47"><text:s text:c="8"/>"lodging_index": 0.1,</text:span></text:span></text:p>
      <text:p text:style-name="P75"><text:span text:style-name="Strong_20_Emphasis"><text:span text:style-name="T47"><text:s text:c="8"/>"weed_pressure_index": 0.1</text:span></text:span></text:p>
      <text:p text:style-name="P75"><text:span text:style-name="Strong_20_Emphasis"><text:span text:style-name="T47"><text:s text:c="6"/>}</text:span></text:span></text:p>
      <text:p text:style-name="P75"><text:span text:style-name="Strong_20_Emphasis"><text:span text:style-name="T47"><text:s text:c="4"/>},</text:span></text:span></text:p>
      <text:p text:style-name="P75"><text:span text:style-name="Strong_20_Emphasis"><text:span text:style-name="T47"><text:s text:c="4"/>{</text:span></text:span></text:p>
      <text:p text:style-name="P75"><text:span text:style-name="Strong_20_Emphasis"><text:span text:style-name="T47"><text:s text:c="6"/>"name": "maturation",</text:span></text:span></text:p>
      <text:p text:style-name="P75"><text:span text:style-name="Strong_20_Emphasis"><text:span text:style-name="T47"><text:s text:c="6"/>"start_date": "2025-07-11",</text:span></text:span></text:p>
      <text:p text:style-name="P75"><text:span text:style-name="Strong_20_Emphasis"><text:span text:style-name="T47"><text:s text:c="6"/>"end_date": "2025-08-12",</text:span></text:span></text:p>
      <text:p text:style-name="P75"><text:span text:style-name="Strong_20_Emphasis"><text:span text:style-name="T47"><text:s text:c="6"/>"growthmetrics": {</text:span></text:span></text:p>
      <text:p text:style-name="P75"><text:span text:style-name="Strong_20_Emphasis"><text:span text:style-name="T47"><text:s text:c="8"/>"lai": 2.5,</text:span></text:span></text:p>
      <text:p text:style-name="P75"><text:span text:style-name="Strong_20_Emphasis"><text:span text:style-name="T47"><text:s text:c="8"/>"biomass_g_m2": 500,</text:span></text:span></text:p>
      <text:p text:style-name="P75"><text:span text:style-name="Strong_20_Emphasis"><text:span text:style-name="T47"><text:s text:c="8"/>"ndvi": 0.45,</text:span></text:span></text:p>
      <text:p text:style-name="P75"><text:span text:style-name="Strong_20_Emphasis"><text:span text:style-name="T47"><text:s text:c="8"/>"ndre": 0.65,</text:span></text:span></text:p>
      <text:p text:style-name="P75"><text:span text:style-name="Strong_20_Emphasis"><text:span text:style-name="T47"><text:s text:c="8"/>"rgr_mm_day": 0.2,</text:span></text:span></text:p>
      <text:p text:style-name="P75"><text:span text:style-name="Strong_20_Emphasis"><text:span text:style-name="T47"><text:s text:c="8"/>"spad_n_pct": 1.8,</text:span></text:span></text:p>
      <text:p text:style-name="P75"><text:span text:style-name="Strong_20_Emphasis"><text:span text:style-name="T47"><text:s text:c="8"/>"thresholds": {</text:span></text:span></text:p>
      <text:p text:style-name="P75"><text:span text:style-name="Strong_20_Emphasis"><text:span text:style-name="T47"><text:s text:c="10"/>"lai_min": 2.0,</text:span></text:span></text:p>
      <text:p text:style-name="P75"><text:span text:style-name="Strong_20_Emphasis"><text:span text:style-name="T47"><text:s text:c="10"/>"ndvi_min": 0.4</text:span></text:span></text:p>
      <text:p text:style-name="P75"><text:span text:style-name="Strong_20_Emphasis"><text:span text:style-name="T47"><text:s text:c="8"/>}</text:span></text:span></text:p>
      <text:p text:style-name="P75"><text:span text:style-name="Strong_20_Emphasis"><text:span text:style-name="T47"><text:s text:c="6"/>},</text:span></text:span></text:p>
      <text:p text:style-name="P75"><text:span text:style-name="Strong_20_Emphasis"><text:span text:style-name="T47"><text:s text:c="6"/>"functional_soil": {</text:span></text:span></text:p>
      <text:p text:style-name="P75"><text:span text:style-name="Strong_20_Emphasis"><text:span text:style-name="T47"><text:s text:c="8"/>"moisture_min": 10.4,</text:span></text:span></text:p>
      <text:p text:style-name="P75"><text:span text:style-name="Strong_20_Emphasis"><text:span text:style-name="T47"><text:s text:c="8"/>"moisture_amplitude": 9.1,</text:span></text:span></text:p>
      <text:p text:style-name="P75"><text:span text:style-name="Strong_20_Emphasis"><text:span text:style-name="T47"><text:s text:c="8"/>"soil_temperature_min": 16.2,</text:span></text:span></text:p>
      <text:p text:style-name="P75"><text:span text:style-name="Strong_20_Emphasis"><text:span text:style-name="T47"><text:s text:c="8"/>"soil_temperature_amplitude": 8.0</text:span></text:span></text:p>
      <text:p text:style-name="P75"><text:span text:style-name="Strong_20_Emphasis"><text:span text:style-name="T47"><text:s text:c="6"/>},</text:span></text:span></text:p>
      <text:p text:style-name="P75"><text:span text:style-name="Strong_20_Emphasis"><text:span text:style-name="T47"><text:s text:c="6"/>"local_climate": {</text:span></text:span></text:p>
      <text:p text:style-name="P75"><text:span text:style-name="Strong_20_Emphasis"><text:span text:style-name="T47"><text:s text:c="8"/>"air_temperature_min": 12.4,</text:span></text:span></text:p>
      <text:p text:style-name="P75"><text:span text:style-name="Strong_20_Emphasis"><text:span text:style-name="T47"><text:s text:c="8"/>"air_temperature_amplitude": 26.1,</text:span></text:span></text:p>
      <text:p text:style-name="P75"><text:span text:style-name="Strong_20_Emphasis"><text:span text:style-name="T47"><text:s text:c="8"/>"air_humidity_min": 35.0,</text:span></text:span></text:p>
      <text:p text:style-name="P75"><text:span text:style-name="Strong_20_Emphasis"><text:span text:style-name="T47"><text:s text:c="8"/>"air_humidity_amplitude": 17.0,</text:span></text:span></text:p>
      <text:p text:style-name="P75"><text:span text:style-name="Strong_20_Emphasis"><text:span text:style-name="T47"><text:s text:c="8"/>"heat_days": 8,</text:span></text:span></text:p>
      <text:p text:style-name="P75"><text:span text:style-name="Strong_20_Emphasis"><text:span text:style-name="T47"><text:s text:c="8"/>"frost_days": 0,</text:span></text:span></text:p>
      <text:p text:style-name="P75"><text:span text:style-name="Strong_20_Emphasis"><text:span text:style-name="T47"><text:s text:c="8"/>"cumulative_precipitation_mm": 79.8,</text:span></text:span></text:p>
      <text:p text:style-name="P75"><text:span text:style-name="Strong_20_Emphasis"><text:span text:style-name="T47"><text:s text:c="8"/>"cumulative_gdd_c": 278.9,</text:span></text:span></text:p>
      <text:p text:style-name="P75"><text:span text:style-name="Strong_20_Emphasis"><text:span text:style-name="T47"><text:s text:c="8"/>"cumulative_et0_mm": 110.5</text:span></text:span></text:p>
      <text:p text:style-name="P75"><text:span text:style-name="Strong_20_Emphasis"><text:span text:style-name="T47"><text:s text:c="6"/>},</text:span></text:span></text:p>
      <text:p text:style-name="P75"><text:span text:style-name="Strong_20_Emphasis"><text:span text:style-name="T47"><text:s text:c="6"/>"soil_variation": {</text:span></text:span></text:p>
      <text:p text:style-name="P75"><text:span text:style-name="Strong_20_Emphasis"><text:span text:style-name="T47"><text:s text:c="8"/>"moisture_cv": 0.17,</text:span></text:span></text:p>
      <text:p text:style-name="P75"><text:span text:style-name="Strong_20_Emphasis"><text:span text:style-name="T47"><text:s text:c="8"/>"temperature_cv": 0.11,</text:span></text:span></text:p>
      <text:p text:style-name="P75"><text:span text:style-name="Strong_20_Emphasis"><text:span text:style-name="T47"><text:s text:c="8"/>"ec_cv": 0.15,</text:span></text:span></text:p>
      <text:p text:style-name="P75"><text:span text:style-name="Strong_20_Emphasis"><text:span text:style-name="T47"><text:s text:c="8"/>"compaction_index": 0.20,</text:span></text:span></text:p>
      <text:p text:style-name="P75"><text:span text:style-name="Strong_20_Emphasis"><text:span text:style-name="T47"><text:s text:c="8"/>"texture_variability_index": 0.13,</text:span></text:span></text:p>
      <text:p text:style-name="P75"><text:span text:style-name="Strong_20_Emphasis"><text:span text:style-name="T47"><text:s text:c="8"/>"microtopography_index": 0.09</text:span></text:span></text:p>
      <text:p text:style-name="P75"><text:span text:style-name="Strong_20_Emphasis"><text:span text:style-name="T47"><text:s text:c="6"/>},</text:span></text:span></text:p>
      <text:p text:style-name="P75"><text:span text:style-name="Strong_20_Emphasis"><text:span text:style-name="T47"><text:s text:c="6"/>"canopy_microclimate": {</text:span></text:span></text:p>
      <text:p text:style-name="P75"><text:span text:style-name="Strong_20_Emphasis"><text:span text:style-name="T47"><text:s text:c="8"/>"vpd_min": 0.8,</text:span></text:span></text:p>
      <text:p text:style-name="P75"><text:span text:style-name="Strong_20_Emphasis"><text:span text:style-name="T47"><text:s text:c="8"/>"vpd_amplitude": 2.0,</text:span></text:span></text:p>
      <text:p text:style-name="P75"><text:span text:style-name="Strong_20_Emphasis"><text:span text:style-name="T47"><text:s text:c="8"/>"canopy_wetness_events": 1</text:span></text:span></text:p>
      <text:p text:style-name="P75"><text:soft-page-break/><text:span text:style-name="Strong_20_Emphasis"><text:span text:style-name="T47"><text:s text:c="6"/>},</text:span></text:span></text:p>
      <text:p text:style-name="P75"><text:span text:style-name="Strong_20_Emphasis"><text:span text:style-name="T47"><text:s text:c="6"/>"management": [],</text:span></text:span></text:p>
      <text:p text:style-name="P75"><text:span text:style-name="Strong_20_Emphasis"><text:span text:style-name="T47"><text:s text:c="6"/>"pathology": {</text:span></text:span></text:p>
      <text:p text:style-name="P75"><text:span text:style-name="Strong_20_Emphasis"><text:span text:style-name="T47"><text:s text:c="8"/>"disease_pressure_index": 0.2,</text:span></text:span></text:p>
      <text:p text:style-name="P75"><text:span text:style-name="Strong_20_Emphasis"><text:span text:style-name="T47"><text:s text:c="8"/>"disease_damage_index": 0.1,</text:span></text:span></text:p>
      <text:p text:style-name="P75"><text:span text:style-name="Strong_20_Emphasis"><text:span text:style-name="T47"><text:s text:c="8"/>"lodging_index": 0.2,</text:span></text:span></text:p>
      <text:p text:style-name="P75"><text:span text:style-name="Strong_20_Emphasis"><text:span text:style-name="T47"><text:s text:c="8"/>"weed_pressure_index": 0.1</text:span></text:span></text:p>
      <text:p text:style-name="P75"><text:span text:style-name="Strong_20_Emphasis"><text:span text:style-name="T47"><text:s text:c="6"/>}</text:span></text:span></text:p>
      <text:p text:style-name="P75"><text:span text:style-name="Strong_20_Emphasis"><text:span text:style-name="T47"><text:s text:c="4"/>}</text:span></text:span></text:p>
      <text:p text:style-name="P75"><text:span text:style-name="Strong_20_Emphasis"><text:span text:style-name="T47"><text:s text:c="2"/>],</text:span></text:span></text:p>
      <text:p text:style-name="P75"><text:span text:style-name="Strong_20_Emphasis"><text:span text:style-name="T47"/></text:span></text:p>
      <text:p text:style-name="P75"><text:span text:style-name="Strong_20_Emphasis"><text:span text:style-name="T47"><text:s text:c="2"/>"yield_breakdown": {</text:span></text:span></text:p>
      <text:p text:style-name="P75"><text:span text:style-name="Strong_20_Emphasis"><text:span text:style-name="T47"><text:s text:c="4"/>"potential_yield_t_ha": 10.5,</text:span></text:span></text:p>
      <text:p text:style-name="P75"><text:span text:style-name="Strong_20_Emphasis"><text:span text:style-name="T47"><text:s text:c="4"/>"water_stress_loss_t_ha": 1.2,</text:span></text:span></text:p>
      <text:p text:style-name="P75"><text:span text:style-name="Strong_20_Emphasis"><text:span text:style-name="T47"><text:s text:c="4"/>"nitrogen_loss_t_ha": 0.8,</text:span></text:span></text:p>
      <text:p text:style-name="P75"><text:span text:style-name="Strong_20_Emphasis"><text:span text:style-name="T47"><text:s text:c="4"/>"disease_loss_t_ha": 0.5,</text:span></text:span></text:p>
      <text:p text:style-name="P75"><text:span text:style-name="Strong_20_Emphasis"><text:span text:style-name="T47"><text:s text:c="4"/>"frost_loss_t_ha": 0.3,</text:span></text:span></text:p>
      <text:p text:style-name="P75"><text:span text:style-name="Strong_20_Emphasis"><text:span text:style-name="T47"><text:s text:c="4"/>"weed_loss_t_ha": 0.2,</text:span></text:span></text:p>
      <text:p text:style-name="P75"><text:span text:style-name="Strong_20_Emphasis"><text:span text:style-name="T47"><text:s text:c="4"/>"compactness_or_topography_loss": 0.2,</text:span></text:span></text:p>
      <text:p text:style-name="P75"><text:span text:style-name="Strong_20_Emphasis"><text:span text:style-name="T47"><text:s text:c="4"/>"other_losses": 0.5,</text:span></text:span></text:p>
      <text:p text:style-name="P75"><text:span text:style-name="Strong_20_Emphasis"><text:span text:style-name="T47"><text:s text:c="4"/>"actual_yield_t_ha": 6.8</text:span></text:span></text:p>
      <text:p text:style-name="P75"><text:span text:style-name="Strong_20_Emphasis"><text:span text:style-name="T47"><text:s text:c="2"/>},</text:span></text:span></text:p>
      <text:p text:style-name="P75"><text:span text:style-name="Strong_20_Emphasis"><text:span text:style-name="T47"/></text:span></text:p>
      <text:p text:style-name="P75"><text:span text:style-name="Strong_20_Emphasis"><text:span text:style-name="T47"><text:s text:c="2"/>"yield_summary": {</text:span></text:span></text:p>
      <text:p text:style-name="P75"><text:span text:style-name="Strong_20_Emphasis"><text:span text:style-name="T47"><text:s text:c="4"/>"yield_target_t_ha": 10.5,</text:span></text:span></text:p>
      <text:p text:style-name="P75"><text:span text:style-name="Strong_20_Emphasis"><text:span text:style-name="T47"><text:s text:c="4"/>"actual_yield_t_ha": 6.8,</text:span></text:span></text:p>
      <text:p text:style-name="P75"><text:span text:style-name="Strong_20_Emphasis"><text:span text:style-name="T47"><text:s text:c="4"/>"harvest_moisture_percent": 13.5,</text:span></text:span></text:p>
      <text:p text:style-name="P75"><text:span text:style-name="Strong_20_Emphasis"><text:span text:style-name="T47"><text:s text:c="4"/>"protein_content_percent": 11.2,</text:span></text:span></text:p>
      <text:p text:style-name="P75"><text:span text:style-name="Strong_20_Emphasis"><text:span text:style-name="T47"><text:s text:c="4"/>"specific_weight_kg_hl": 78.5,</text:span></text:span></text:p>
      <text:p text:style-name="P75"><text:span text:style-name="Strong_20_Emphasis"><text:span text:style-name="T47"><text:s text:c="4"/>"yield_gap_t_ha": 3.7,</text:span></text:span></text:p>
      <text:p text:style-name="P75"><text:span text:style-name="Strong_20_Emphasis"><text:span text:style-name="T47"><text:s text:c="4"/>"main_yield_limiting_factor": "water_stress_flowering",</text:span></text:span></text:p>
      <text:p text:style-name="P75"><text:span text:style-name="Strong_20_Emphasis"><text:span text:style-name="T47"><text:s text:c="4"/>"harvest_index": 0.45</text:span></text:span></text:p>
      <text:p text:style-name="P75"><text:span text:style-name="Strong_20_Emphasis"><text:span text:style-name="T47"><text:s text:c="2"/>},</text:span></text:span></text:p>
      <text:p text:style-name="P75"><text:span text:style-name="Strong_20_Emphasis"><text:span text:style-name="T47"/></text:span></text:p>
      <text:p text:style-name="P75"><text:span text:style-name="Strong_20_Emphasis"><text:span text:style-name="T47"><text:s text:c="2"/>"yield": 6.8,</text:span></text:span></text:p>
      <text:p text:style-name="P75"><text:span text:style-name="Strong_20_Emphasis"><text:span text:style-name="T47"><text:s text:c="2"/>"constraints": [</text:span></text:span></text:p>
      <text:p text:style-name="P75"><text:span text:style-name="Strong_20_Emphasis"><text:span text:style-name="T47"><text:s text:c="4"/>"frost_at_establishment",</text:span></text:span></text:p>
      <text:p text:style-name="P75"><text:span text:style-name="Strong_20_Emphasis"><text:span text:style-name="T47"><text:s text:c="4"/>"water_stress_flowering"</text:span></text:span></text:p>
      <text:p text:style-name="P75"><text:span text:style-name="Strong_20_Emphasis"><text:span text:style-name="T47"><text:s text:c="2"/>],</text:span></text:span></text:p>
      <text:p text:style-name="P75"><text:span text:style-name="Strong_20_Emphasis"><text:span text:style-name="T47"><text:s text:c="2"/>"soil_fao": "CMx"</text:span></text:span></text:p>
      <text:p text:style-name="P75"><text:span text:style-name="Strong_20_Emphasis"><text:span text:style-name="T47">}</text:span></text:span></text:p>
      <text:p text:style-name="P76"><text:span text:style-name="Strong_20_Emphasis"/></text:p>
      <text:p text:style-name="P76"><text:span text:style-name="Strong_20_Emphasis"/></text:p>
      <text:p text:style-name="P76"><text:span text:style-name="Strong_20_Emphasis"/></text:p>
      <text:list text:continue-numbering="true" text:style-name="Numbering_20_123">
        <text:list-item>
          <text:h text:style-name="P77" text:outline-level="1"><text:bookmark-start text:name="__RefHeading___Toc23190_668124403"/><text:span text:style-name="Strong_20_Emphasis"><text:span text:style-name="T25">List of Acronyms Used</text:span></text:span><text:bookmark-end text:name="__RefHeading___Toc23190_668124403"/></text:h>
        </text:list-item>
      </text:list>
      <text:p text:style-name="P78"/>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9"><text:span text:style-name="Strong_20_Emphasis"><text:span text:style-name="T26">Acronym</text:span></text:span></text:p>
            </table:table-cell>
            <table:table-cell table:style-name="Table2.A1" office:value-type="string">
              <text:p text:style-name="P79"><text:span text:style-name="Strong_20_Emphasis"><text:span text:style-name="T26">Meaning</text:span></text:span></text:p>
            </table:table-cell>
            <table:table-cell table:style-name="Table2.C1" office:value-type="string">
              <text:p text:style-name="P79"><text:span text:style-name="Strong_20_Emphasis"><text:span text:style-name="T26">Description</text:span></text:span></text:p>
            </table:table-cell>
          </table:table-row>
        </table:table-header-rows>
        <table:table-row>
          <table:table-cell table:style-name="Table2.A2" office:value-type="string">
            <text:p text:style-name="P80"><text:span text:style-name="Strong_20_Emphasis"><text:span text:style-name="T26">CIF</text:span></text:span></text:p>
          </table:table-cell>
          <table:table-cell table:style-name="Table2.A2" office:value-type="string">
            <text:p text:style-name="P80"><text:span text:style-name="Strong_20_Emphasis"><text:span text:style-name="T11">Cycle Invariant File</text:span></text:span></text:p>
          </table:table-cell>
          <table:table-cell table:style-name="Table2.C2" office:value-type="string">
            <text:p text:style-name="P81">CompaniX JSON file representing a crop cycle through agronomic invariants.</text:p>
          </table:table-cell>
        </table:table-row>
        <table:table-row>
          <table:table-cell table:style-name="Table2.A2" office:value-type="string">
            <text:p text:style-name="P80"><text:span text:style-name="Strong_20_Emphasis"><text:span text:style-name="T26">CV</text:span></text:span></text:p>
          </table:table-cell>
          <table:table-cell table:style-name="Table2.A2" office:value-type="string">
            <text:p text:style-name="P80"><text:span text:style-name="Strong_20_Emphasis"><text:span text:style-name="T11">Coefficient of Variation</text:span></text:span></text:p>
          </table:table-cell>
          <table:table-cell table:style-name="Table2.C2" office:value-type="string">
            <text:p text:style-name="P81">Measure of spatial variability (relative differences in moisture, temperature, EC, etc.).</text:p>
          </table:table-cell>
        </table:table-row>
        <table:table-row>
          <table:table-cell table:style-name="Table2.A2" office:value-type="string">
            <text:p text:style-name="P80"><text:span text:style-name="Strong_20_Emphasis"><text:span text:style-name="T26">EC</text:span></text:span></text:p>
          </table:table-cell>
          <table:table-cell table:style-name="Table2.A2" office:value-type="string">
            <text:p text:style-name="P80"><text:span text:style-name="Strong_20_Emphasis"><text:span text:style-name="T11">Electrical Conductivity</text:span></text:span></text:p>
          </table:table-cell>
          <table:table-cell table:style-name="Table2.C2" office:value-type="string">
            <text:p text:style-name="P81">Indicator of soil salinity, structure, texture, and spatial variability.</text:p>
          </table:table-cell>
        </table:table-row>
        <table:table-row>
          <table:table-cell table:style-name="Table2.A2" office:value-type="string">
            <text:p text:style-name="P80"><text:span text:style-name="Strong_20_Emphasis"><text:span text:style-name="T26">VPD</text:span></text:span></text:p>
          </table:table-cell>
          <table:table-cell table:style-name="Table2.A2" office:value-type="string">
            <text:p text:style-name="P80"><text:span text:style-name="Strong_20_Emphasis"><text:span text:style-name="T11">Vapor Pressure Deficit</text:span></text:span></text:p>
          </table:table-cell>
          <table:table-cell table:style-name="Table2.C2" office:value-type="string">
            <text:p text:style-name="P81">Key indicator of water stress and transpiration.</text:p>
          </table:table-cell>
        </table:table-row>
        <table:table-row>
          <table:table-cell table:style-name="Table2.A2" office:value-type="string">
            <text:p text:style-name="P80"><text:span text:style-name="Strong_20_Emphasis"><text:span text:style-name="T26">N‑1</text:span></text:span></text:p>
          </table:table-cell>
          <table:table-cell table:style-name="Table2.A2" office:value-type="string">
            <text:p text:style-name="P80"><text:span text:style-name="Strong_20_Emphasis"><text:span text:style-name="T11">Previous Crop Cycle</text:span></text:span></text:p>
          </table:table-cell>
          <table:table-cell table:style-name="Table2.C2" office:value-type="string">
            <text:p text:style-name="P81">Represented by the CIF from the previous season, capturing agronomic legacy.</text:p>
          </table:table-cell>
        </table:table-row>
      </table:table>
      <text:p text:style-name="P76"/>
      <text:p text:style-name="P76"><text:span text:style-name="Strong_20_Emphasis"><text:span text:style-name="T29"/></text:span></text:p>
      <text:list text:continue-numbering="true" text:style-name="Numbering_20_123">
        <text:list-item>
          <text:h text:style-name="P16" text:outline-level="1"><text:bookmark-start text:name="__RefHeading___Toc21363_337925500"/><text:span text:style-name="Strong_20_Emphasis">Project Ownership</text:span><text:bookmark-end text:name="__RefHeading___Toc21363_337925500"/></text:h>
        </text:list-item>
      </text:list>
      <text:p text:style-name="P82"><text:span text:style-name="Strong_20_Emphasis">Supported by:</text:span> Innosuisse</text:p>
      <text:p text:style-name="P82"><text:span text:style-name="Strong_20_Emphasis">Owner &amp; Founder:</text:span> Jan Affolter — <text:a xlink:type="simple" xlink:href="mailto:jan.affolter@gmail.com" text:style-name="Internet_20_link" text:visited-style-name="Visited_20_Internet_20_Link"><text:span text:style-name="T48">jan.affolter@gmail.com</text:span></text:a></text:p>
      <text:p text:style-name="P82"><text:span text:style-name="Strong_20_Emphasis">Intellectual Property Holder:</text:span> Jan Affolter ITS (CHE‑104.801.264)</text:p>
      <text:p text:style-name="P82"><text:span text:style-name="Strong_20_Emphasis">Location: </text:span><text:span text:style-name="Strong_20_Emphasis"><text:span text:style-name="T31">Lausanne, Switzerland</text:span></text:span></text:p>
      <text:p text:style-name="P82"><text:span text:style-name="Strong_20_Emphasis"><text:span text:style-name="T3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rlito" svg:font-family="Carlito" style:font-family-generic="swiss" style:font-pitch="variable"/>
    <style:font-face style:name="Carlito1" svg:font-family="Carlito" style:font-adornments="Bold" style:font-family-generic="swiss" style:font-pitch="variable"/>
    <style:font-face style:name="Carlito2" svg:font-family="Carlito" style:font-adornments="Regular" style:font-family-generic="swiss" style:font-pitch="variable"/>
    <style:font-face style:name="Cousine" svg:font-family="Cousine"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in" style:contextual-spacing="false" fo:line-height="120%" style:page-number="auto"/>
      <style:text-properties style:font-name="Carlito2" fo:font-family="Carlito" style:font-style-name="Regular" style:font-family-generic="swiss" style:font-pitch="variable" fo:font-size="11pt"/>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master-page-name="">
      <style:paragraph-properties fo:margin-top="0in" fo:margin-bottom="0.1598in" style:contextual-spacing="false" style:page-number="auto" fo:break-before="auto" fo:break-after="auto">
        <style:tab-stops/>
      </style:paragraph-properties>
      <style:text-properties style:font-name="Carlito1" fo:font-family="Carlito" style:font-style-name="Bold" style:font-family-generic="swis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39in" fo:margin-bottom="0.0835in" style:contextual-spacing="false" style:page-number="auto"/>
      <style:text-properties style:font-name="Carlito1" fo:font-family="Carlito" style:font-style-name="Bold" style:font-family-generic="swiss"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master-page-name="">
      <style:paragraph-properties fo:margin-top="0.0972in" fo:margin-bottom="0.0835in" style:contextual-spacing="false" style:page-number="auto">
        <style:tab-stops/>
      </style:paragraph-properties>
      <style:text-properties style:font-name="Carlito1" fo:font-family="Carlito" style:font-style-name="Bold" style:font-family-generic="swiss" style:font-pitch="variable"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7e_LT_7e_Titel" style:display-name="Default~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 style:font-family-asian="'Noto Sans'" style:font-family-generic-asian="system" style:font-pitch-asian="variable" style:font-size-asian="44pt" style:font-style-asian="normal" style:font-weight-asian="normal" style:font-name-complex="Noto Sans" style:font-family-complex="'Noto Sans'" style:font-family-generic-complex="system" style:font-pitch-complex="variable" style:font-size-complex="12pt"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3.4035in" style:type="center"/>
          <style:tab-stop style:position="6.807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035in" style:type="center"/>
          <style:tab-stop style:position="6.807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master-page-name="">
      <style:paragraph-properties fo:margin-left="0in" fo:text-indent="0in" style:auto-text-indent="false" style:page-number="auto">
        <style:tab-stops>
          <style:tab-stop style:position="6.6929in" style:type="right" style:leader-style="dotted" style:leader-text="."/>
        </style:tab-stops>
      </style:paragraph-properties>
      <style:text-properties style:font-name="Carlito2" fo:font-family="Carlito" style:font-style-name="Regular" style:font-family-generic="swiss" style:font-pitch="variable" fo:font-size="11pt"/>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text-properties style:font-name="Carlito2" fo:font-family="Carlito" style:font-style-name="Regular" style:font-family-generic="swiss" style:font-pitch="variable" fo:font-size="11pt"/>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text-properties style:font-name="Carlito2" fo:font-family="Carlito" style:font-style-name="Regular" style:font-family-generic="swiss" style:font-pitch="variable" fo:font-size="11pt"/>
    </style:style>
    <style:style style:name="Preformatted_20_Text" style:display-name="Preformatted Text" style:family="paragraph" style:parent-style-name="Standard" style:class="html">
      <style:paragraph-properties fo:margin-top="0in" fo:margin-bottom="0in" style:contextual-spacing="false"/>
      <style:text-properties style:font-name="Cousine" fo:font-family="Cousine" style:font-style-name="Regular"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Carlito" fo:font-family="Carlito"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6in" fo:text-indent="-0.8in" fo:margin-left="0.8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6in" fo:text-indent="-0.7992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6in" fo:text-indent="-0.8in" fo:margin-left="0.8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098in" fo:text-indent="-0.1201in" fo:margin-left="0.120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Carlito" fo:font-size="10pt" officeooo:rsid="00de0e34" officeooo:paragraph-rsid="0016a4ce" style:font-size-asian="10pt" style:font-size-complex="10pt"/>
    </style:style>
    <style:style style:name="MP2" style:family="paragraph" style:parent-style-name="Footer">
      <style:text-properties style:font-name="Carlito" fo:font-size="10pt" officeooo:paragraph-rsid="00289130" style:font-size-asian="10pt" style:font-size-complex="10pt"/>
    </style:style>
    <style:style style:name="MT1" style:family="text">
      <style:text-properties fo:font-weight="normal" officeooo:rsid="0016a4ce" style:font-name-asian="Source Han Sans CN Regular" style:font-weight-asian="normal" style:font-name-complex="Lohit Devanagari"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________________________________________________________________________________________________</text:p>
        <text:p text:style-name="MP2"><text:span text:style-name="Strong_20_Emphasis"><text:span text:style-name="MT1">Agronomic Validation Dossier</text:span></text:span><text:tab/> <text:tab/>- <text:page-number text:select-page="current">2</text:page-number><text:s/>-</text:p>
      </style:footer>
      <style:footer-first>
        <text:p text:style-name="MP1">________________________________________________________________________________________________</text:p>
        <text:p text:style-name="MP2"><text:span text:style-name="Strong_20_Emphasis"><text:span text:style-name="MT1">Agronomic Validation Dossier</text:span></text:span><text:tab/> <text:tab/></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4T07:53:05.422507316</meta:creation-date>
    <dc:title>Default</dc:title>
    <meta:editing-cycles>4</meta:editing-cycles>
    <meta:generator>LibreOffice/25.8.5.2$Linux_X86_64 LibreOffice_project/580$Build-2</meta:generator>
    <meta:editing-duration>PT11M44S</meta:editing-duration>
    <dc:date>2026-03-24T09:05:48.235939932</dc:date>
    <meta:document-statistic meta:table-count="1" meta:image-count="0" meta:object-count="0" meta:page-count="31" meta:paragraph-count="749" meta:word-count="4647" meta:character-count="40078" meta:non-whitespace-character-count="31603"/>
    <meta:template xlink:type="simple" xlink:actuate="onRequest" xlink:title="Default" xlink:href="../../../../../../usr/lib/libreoffice/share/template/common/styles/Default.ott" meta:date="2026-02-22T23:25:39.515499982"/>
  </office:meta>
</office:document-meta>
</file>